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3.23mm"/>
    </style:style>
    <style:style style:name="co3" style:family="table-column">
      <style:table-column-properties fo:break-before="auto" style:column-width="61.28mm"/>
    </style:style>
    <style:style style:name="co4" style:family="table-column">
      <style:table-column-properties fo:break-before="auto" style:column-width="25.15mm"/>
    </style:style>
    <style:style style:name="co5" style:family="table-column">
      <style:table-column-properties fo:break-before="auto" style:column-width="22.15mm"/>
    </style:style>
    <style:style style:name="co6" style:family="table-column">
      <style:table-column-properties fo:break-before="auto" style:column-width="1.73mm"/>
    </style:style>
    <style:style style:name="co7" style:family="table-column">
      <style:table-column-properties fo:break-before="auto" style:column-width="3.97mm"/>
    </style:style>
    <style:style style:name="co8" style:family="table-column">
      <style:table-column-properties fo:break-before="auto" style:column-width="19.17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21.66mm"/>
    </style:style>
    <style:style style:name="co11" style:family="table-column">
      <style:table-column-properties fo:break-before="auto" style:column-width="3.47mm"/>
    </style:style>
    <style:style style:name="co12" style:family="table-column">
      <style:table-column-properties fo:break-before="auto" style:column-width="23.16mm"/>
    </style:style>
    <style:style style:name="co13" style:family="table-column">
      <style:table-column-properties fo:break-before="auto" style:column-width="0.72mm"/>
    </style:style>
    <style:style style:name="co14" style:family="table-column">
      <style:table-column-properties fo:break-before="auto" style:column-width="8.2mm"/>
    </style:style>
    <style:style style:name="co15" style:family="table-column">
      <style:table-column-properties fo:break-before="auto" style:column-width="5.47mm"/>
    </style:style>
    <style:style style:name="co16" style:family="table-column">
      <style:table-column-properties fo:break-before="auto" style:column-width="24.15mm"/>
    </style:style>
    <style:style style:name="co17" style:family="table-column">
      <style:table-column-properties fo:break-before="auto" style:column-width="4.71mm"/>
    </style:style>
    <style:style style:name="co18" style:family="table-column">
      <style:table-column-properties fo:break-before="auto" style:column-width="20.66mm"/>
    </style:style>
    <style:style style:name="co19" style:family="table-column">
      <style:table-column-properties fo:break-before="auto" style:column-width="34.11mm"/>
    </style:style>
    <style:style style:name="co20" style:family="table-column">
      <style:table-column-properties fo:break-before="auto" style:column-width="4.46mm"/>
    </style:style>
    <style:style style:name="co21" style:family="table-column">
      <style:table-column-properties fo:break-before="auto" style:column-width="33.13mm"/>
    </style:style>
    <style:style style:name="co22" style:family="table-column">
      <style:table-column-properties fo:break-before="auto" style:column-width="74.98mm"/>
    </style:style>
    <style:style style:name="co23" style:family="table-column">
      <style:table-column-properties fo:break-before="auto" style:column-width="4.97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24mm" fo:break-before="auto" style:use-optimal-row-height="false"/>
    </style:style>
    <style:style style:name="ro3" style:family="table-row">
      <style:table-row-properties style:row-height="5.03mm" fo:break-before="auto" style:use-optimal-row-height="false"/>
    </style:style>
    <style:style style:name="ro4" style:family="table-row">
      <style:table-row-properties style:row-height="4.57mm" fo:break-before="auto" style:use-optimal-row-height="false"/>
    </style:style>
    <style:style style:name="ro5" style:family="table-row">
      <style:table-row-properties style:row-height="4.04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一般_5f_WESRB0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一般_5f_WESRB00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一般_5f_WESRB00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一般_5f_WESRB0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6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69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70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69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一般_5f_WESRB00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7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7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58" style:family="table-cell" style:parent-style-name="一般_5f_WESRB0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一般_5f_WESRB00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16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169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70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 style:data-style-name="N169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  <style:style style:name="T3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4" table:default-cell-style-name="ce15"/>
        <table:table-column table:style-name="co5" table:number-columns-repeated="8" table:default-cell-style-name="ce15"/>
        <table:table-column table:style-name="co6" table:default-cell-style-name="ce14"/>
        <table:table-column table:style-name="co7" table:default-cell-style-name="ce15"/>
        <table:table-column table:style-name="co8" table:default-cell-style-name="ce15"/>
        <table:table-column table:style-name="co9" table:number-columns-repeated="242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1 能源平衡表－OECD能源統計格式（原始單位）</text:p>
            </table:table-cell>
            <table:covered-table-cell table:number-columns-repeated="11" table:style-name="ce16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10年11月</text:p>
            </table:table-cell>
            <table:covered-table-cell table:number-columns-repeated="2" table:style-name="ce2"/>
            <table:table-cell table:style-name="ce37" table:number-columns-repeated="9"/>
            <table:table-cell table:style-name="ce13"/>
            <table:table-cell table:style-name="ce37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4"/>
            <table:table-cell table:style-name="ce51" table:number-columns-repeated="1011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煤及煤產品</text:p>
            </table:table-cell>
            <table:table-cell table:style-name="ce39" office:value-type="string" calcext:value-type="string">
              <text:p>煙煤-煉焦煤</text:p>
            </table:table-cell>
            <table:table-cell table:style-name="ce39" office:value-type="string" calcext:value-type="string">
              <text:p>煙煤-燃料煤</text:p>
            </table:table-cell>
            <table:table-cell table:style-name="ce39" office:value-type="string" calcext:value-type="string">
              <text:p>無煙煤</text:p>
            </table:table-cell>
            <table:table-cell table:style-name="ce39" office:value-type="string" calcext:value-type="string">
              <text:p>亞煙煤</text:p>
            </table:table-cell>
            <table:table-cell table:style-name="ce39" office:value-type="string" calcext:value-type="string">
              <text:p>褐煤</text:p>
            </table:table-cell>
            <table:table-cell table:style-name="ce39" office:value-type="string" calcext:value-type="string">
              <text:p>泥煤</text:p>
            </table:table-cell>
            <table:table-cell table:style-name="ce39" office:value-type="string" calcext:value-type="string">
              <text:p>焦炭</text:p>
            </table:table-cell>
            <table:table-cell table:style-name="ce39" office:value-type="string" calcext:value-type="string">
              <text:p>煤球</text:p>
            </table:table-cell>
            <table:table-cell table:style-name="ce4"/>
            <table:table-cell table:style-name="ce51" table:number-columns-repeated="1011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table:number-columns-repeated="9"/>
            <table:table-cell table:style-name="ce4"/>
            <table:table-cell table:style-name="ce51" table:number-columns-repeated="1011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(公秉油當量)</text:p>
            </table:table-cell>
            <table:table-cell table:number-columns-repeated="8" table:style-name="ce39" office:value-type="string" calcext:value-type="string">
              <text:p>(公噸)</text:p>
            </table:table-cell>
            <table:table-cell table:style-name="ce4"/>
            <table:table-cell table:style-name="ce51" table:number-columns-repeated="1011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40" office:value-type="string" calcext:value-type="string">
              <text:p>(KLOE)</text:p>
            </table:table-cell>
            <table:table-cell table:number-columns-repeated="3" table:style-name="ce40" office:value-type="string" calcext:value-type="string">
              <text:p>(MT)</text:p>
            </table:table-cell>
            <table:table-cell table:style-name="ce40" office:value-type="string" calcext:value-type="string">
              <text:p>(MT) </text:p>
            </table:table-cell>
            <table:table-cell table:number-columns-repeated="4" table:style-name="ce40" office:value-type="string" calcext:value-type="string">
              <text:p>(MT)</text:p>
            </table:table-cell>
            <table:table-cell table:style-name="ce4"/>
            <table:table-cell table:style-name="ce51" table:number-columns-repeated="1011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office:value-type="string" calcext:value-type="string">
              <text:p>C2 ~ C12</text:p>
            </table:table-cell>
            <table:table-cell table:style-name="ce41" table:number-columns-repeated="8"/>
            <table:table-cell table:style-name="ce4"/>
            <table:table-cell table:style-name="ce51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table:number-columns-repeated="9"/>
          <table:table-cell table:style-name="ce13"/>
          <table:table-cell table:style-name="ce37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4305009.02814222" calcext:value-type="float">
            <text:p><text:s/>4,305,009 <text:s/></text:p>
          </table:table-cell>
          <table:table-cell table:style-name="ce43" office:value-type="float" office:value="871074" calcext:value-type="float">
            <text:p><text:s/>871,074 <text:s/></text:p>
          </table:table-cell>
          <table:table-cell table:style-name="ce43" office:value-type="float" office:value="4682213.591" calcext:value-type="float">
            <text:p><text:s/>4,682,214 <text:s/></text:p>
          </table:table-cell>
          <table:table-cell table:style-name="ce43" office:value-type="float" office:value="19413" calcext:value-type="float">
            <text:p><text:s/>19,413 <text:s/></text:p>
          </table:table-cell>
          <table:table-cell table:style-name="ce43" office:value-type="float" office:value="931475" calcext:value-type="float">
            <text:p><text:s/>931,475 <text:s/></text:p>
          </table:table-cell>
          <table:table-cell table:style-name="ce43" table:number-columns-repeated="2"/>
          <table:table-cell table:style-name="ce43" office:value-type="float" office:value="13182" calcext:value-type="float">
            <text:p><text:s/>13,182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office:value-type="float" office:value="4945.7" calcext:value-type="float">
            <text:p><text:s/>4,946 <text:s/></text:p>
          </table:table-cell>
          <table:table-cell table:style-name="ce43" table:number-columns-repeated="2"/>
          <table:table-cell table:style-name="ce43" office:value-type="float" office:value="123" calcext:value-type="float">
            <text:p><text:s/>123 <text:s/></text:p>
          </table:table-cell>
          <table:table-cell table:style-name="ce43" table:number-columns-repeated="3"/>
          <table:table-cell table:style-name="ce43" office:value-type="float" office:value="6234" calcext:value-type="float">
            <text:p><text:s/>6,234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office:value-type="float" office:value="644303.497053334" calcext:value-type="float">
            <text:p><text:s/>644,303 <text:s/></text:p>
          </table:table-cell>
          <table:table-cell table:style-name="ce43" office:value-type="float" office:value="92838.073" calcext:value-type="float">
            <text:p><text:s/>92,838 <text:s/></text:p>
          </table:table-cell>
          <table:table-cell table:style-name="ce43" office:value-type="float" office:value="757205.091" calcext:value-type="float">
            <text:p><text:s/>757,205 <text:s/></text:p>
          </table:table-cell>
          <table:table-cell table:style-name="ce43" office:value-type="float" office:value="-1546.281" calcext:value-type="float">
            <text:p><text:s/>-1,546 <text:s/></text:p>
          </table:table-cell>
          <table:table-cell table:style-name="ce43" office:value-type="float" office:value="170426.088" calcext:value-type="float">
            <text:p><text:s/>170,426 <text:s/></text:p>
          </table:table-cell>
          <table:table-cell table:style-name="ce43" table:number-columns-repeated="2"/>
          <table:table-cell table:style-name="ce43" office:value-type="float" office:value="3828.724" calcext:value-type="float">
            <text:p><text:s/>3,829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3655759.83108889" calcext:value-type="float">
            <text:p><text:s/>3,655,760 <text:s/></text:p>
          </table:table-cell>
          <table:table-cell table:style-name="ce44" office:value-type="float" office:value="778235.927" calcext:value-type="float">
            <text:p><text:s/>778,236 <text:s/></text:p>
          </table:table-cell>
          <table:table-cell table:style-name="ce44" office:value-type="float" office:value="3925008.5" calcext:value-type="float">
            <text:p><text:s/>3,925,009 <text:s/></text:p>
          </table:table-cell>
          <table:table-cell table:style-name="ce44" office:value-type="float" office:value="20836.281" calcext:value-type="float">
            <text:p><text:s/>20,836 <text:s/></text:p>
          </table:table-cell>
          <table:table-cell table:style-name="ce44" office:value-type="float" office:value="761048.912" calcext:value-type="float">
            <text:p><text:s/>761,049 <text:s/></text:p>
          </table:table-cell>
          <table:table-cell table:style-name="ce44" table:number-columns-repeated="2"/>
          <table:table-cell table:style-name="ce44" office:value-type="float" office:value="3119.276" calcext:value-type="float">
            <text:p><text:s/>3,119 <text:s/></text:p>
          </table:table-cell>
          <table:table-cell table:style-name="ce44"/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office:value-type="float" office:value="450389.39735364" calcext:value-type="float">
            <text:p><text:s/>450,389 <text:s/></text:p>
          </table:table-cell>
          <table:table-cell table:style-name="ce44" office:value-type="float" office:value="272384.845" calcext:value-type="float">
            <text:p><text:s/>272,385 <text:s/></text:p>
          </table:table-cell>
          <table:table-cell table:style-name="ce44" office:value-type="float" office:value="290919.376772" calcext:value-type="float">
            <text:p><text:s/>290,919 <text:s/></text:p>
          </table:table-cell>
          <table:table-cell table:style-name="ce44" office:value-type="float" office:value="1515.1" calcext:value-type="float">
            <text:p><text:s/>1,515 <text:s/></text:p>
          </table:table-cell>
          <table:table-cell table:style-name="ce44" office:value-type="float" office:value="78625.772" calcext:value-type="float">
            <text:p><text:s/>78,626 <text:s/></text:p>
          </table:table-cell>
          <table:table-cell table:style-name="ce44" table:number-columns-repeated="2"/>
          <table:table-cell table:style-name="ce44" office:value-type="float" office:value="-20844.298" calcext:value-type="float">
            <text:p><text:s/>-20,844 <text:s/></text:p>
          </table:table-cell>
          <table:table-cell table:style-name="ce44"/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3314870.6880645" calcext:value-type="float">
            <text:p><text:s/>3,314,871 <text:s/></text:p>
          </table:table-cell>
          <table:table-cell table:style-name="ce43" office:value-type="float" office:value="505851.082" calcext:value-type="float">
            <text:p><text:s/>505,851 <text:s/></text:p>
          </table:table-cell>
          <table:table-cell table:style-name="ce43" office:value-type="float" office:value="3202275.74864981" calcext:value-type="float">
            <text:p><text:s/>3,202,276 <text:s/></text:p>
          </table:table-cell>
          <table:table-cell table:style-name="ce43"/>
          <table:table-cell table:style-name="ce43" office:value-type="float" office:value="682423.14" calcext:value-type="float">
            <text:p><text:s/>682,423 <text:s/></text:p>
          </table:table-cell>
          <table:table-cell table:style-name="ce43" table:number-columns-repeated="2"/>
          <table:table-cell table:style-name="ce43" office:value-type="float" office:value="430521.401" calcext:value-type="float">
            <text:p><text:s/>430,521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office:value-type="float" office:value="511006.691919693" calcext:value-type="float">
            <text:p><text:s/>511,007 <text:s/></text:p>
          </table:table-cell>
          <table:table-cell table:style-name="ce43" office:value-type="float" office:value="505851.082" calcext:value-type="float">
            <text:p><text:s/>505,851 <text:s/></text:p>
          </table:table-cell>
          <table:table-cell table:style-name="ce43" office:value-type="float" office:value="154179.230228" calcext:value-type="float">
            <text:p><text:s/>154,17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office:value-type="float" office:value="464822.101022222" calcext:value-type="float">
            <text:p><text:s/>464,822 <text:s/></text:p>
          </table:table-cell>
          <table:table-cell table:style-name="ce43"/>
          <table:table-cell table:style-name="ce43" office:value-type="float" office:value="171266.34" calcext:value-type="float">
            <text:p><text:s/>171,266 <text:s/></text:p>
          </table:table-cell>
          <table:table-cell table:style-name="ce43" table:number-columns-repeated="4"/>
          <table:table-cell table:style-name="ce43" office:value-type="float" office:value="430521.401" calcext:value-type="float">
            <text:p><text:s/>430,521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1514586.516" calcext:value-type="float">
            <text:p><text:s/>1,514,587 <text:s/></text:p>
          </table:table-cell>
          <table:table-cell table:style-name="ce43"/>
          <table:table-cell table:style-name="ce43" office:value-type="float" office:value="1804807.94" calcext:value-type="float">
            <text:p><text:s/>1,804,808 <text:s/></text:p>
          </table:table-cell>
          <table:table-cell table:style-name="ce43"/>
          <table:table-cell table:style-name="ce43" office:value-type="float" office:value="682423.14" calcext:value-type="float">
            <text:p><text:s/>682,423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office:value-type="float" office:value="32872.7582933333" calcext:value-type="float">
            <text:p><text:s/>32,873 <text:s/></text:p>
          </table:table-cell>
          <table:table-cell table:style-name="ce43"/>
          <table:table-cell table:style-name="ce43" office:value-type="float" office:value="48660.333" calcext:value-type="float">
            <text:p><text:s/>48,66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office:value-type="float" office:value="41050.7332266667" calcext:value-type="float">
            <text:p><text:s/>41,051 <text:s/></text:p>
          </table:table-cell>
          <table:table-cell table:style-name="ce43"/>
          <table:table-cell table:style-name="ce43" office:value-type="float" office:value="60765.888" calcext:value-type="float">
            <text:p><text:s/>60,76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750531.887602585" calcext:value-type="float">
            <text:p><text:s/>750,532 <text:s/></text:p>
          </table:table-cell>
          <table:table-cell table:style-name="ce44"/>
          <table:table-cell table:style-name="ce44" office:value-type="float" office:value="962596.01742181" calcext:value-type="float">
            <text:p><text:s/>962,596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694825.714470222" calcext:value-type="float">
            <text:p><text:s/>694,826 <text:s/></text:p>
          </table:table-cell>
          <table:table-cell table:style-name="ce43" table:number-columns-repeated="6"/>
          <table:table-cell table:style-name="ce43" office:value-type="float" office:value="497780" calcext:value-type="float">
            <text:p><text:s/>497,780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office:value-type="float" office:value="694825.714470222" calcext:value-type="float">
            <text:p><text:s/>694,826 <text:s/></text:p>
          </table:table-cell>
          <table:table-cell table:style-name="ce43" table:number-columns-repeated="6"/>
          <table:table-cell table:style-name="ce43" office:value-type="float" office:value="497780" calcext:value-type="float">
            <text:p><text:s/>497,780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107781.469721333" calcext:value-type="float">
            <text:p><text:s/>107,781 <text:s/></text:p>
          </table:table-cell>
          <table:table-cell table:style-name="ce43" table:number-columns-repeated="8"/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office:value-type="float" office:value="51685.6046606667" calcext:value-type="float">
            <text:p><text:s/>51,686 <text:s/></text:p>
          </table:table-cell>
          <table:table-cell table:style-name="ce43" table:number-columns-repeated="8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office:value-type="float" office:value="56095.8650606667" calcext:value-type="float">
            <text:p><text:s/>56,096 <text:s/></text:p>
          </table:table-cell>
          <table:table-cell table:style-name="ce43" table:number-columns-repeated="8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office:value-type="float" office:value="11451.8119893333" calcext:value-type="float">
            <text:p><text:s/>11,452 <text:s/></text:p>
          </table:table-cell>
          <table:table-cell table:style-name="ce45" table:number-columns-repeated="6"/>
          <table:table-cell table:style-name="ce45" office:value-type="float" office:value="11051.58" calcext:value-type="float">
            <text:p><text:s/>11,052 <text:s/></text:p>
          </table:table-cell>
          <table:table-cell table:style-name="ce45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466092.178430304" calcext:value-type="float">
            <text:p><text:s/>466,092 <text:s/></text:p>
          </table:table-cell>
          <table:table-cell table:style-name="ce45"/>
          <table:table-cell table:style-name="ce45" office:value-type="float" office:value="431813.37457819" calcext:value-type="float">
            <text:p><text:s/>431,813 <text:s/></text:p>
          </table:table-cell>
          <table:table-cell table:style-name="ce45" office:value-type="float" office:value="19321.181" calcext:value-type="float">
            <text:p><text:s/>19,321 <text:s/></text:p>
          </table:table-cell>
          <table:table-cell table:style-name="ce45" table:number-columns-repeated="3"/>
          <table:table-cell table:style-name="ce45" office:value-type="float" office:value="80170.593" calcext:value-type="float">
            <text:p><text:s/>80,171 <text:s/></text:p>
          </table:table-cell>
          <table:table-cell table:style-name="ce45"/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444707.396208082" calcext:value-type="float">
            <text:p><text:s/>444,707 <text:s/></text:p>
          </table:table-cell>
          <table:table-cell table:style-name="ce45"/>
          <table:table-cell table:style-name="ce45" office:value-type="float" office:value="431813.37457819" calcext:value-type="float">
            <text:p><text:s/>431,813 <text:s/></text:p>
          </table:table-cell>
          <table:table-cell table:style-name="ce45" office:value-type="float" office:value="13231.181" calcext:value-type="float">
            <text:p><text:s/>13,231 <text:s/></text:p>
          </table:table-cell>
          <table:table-cell table:style-name="ce45" table:number-columns-repeated="3"/>
          <table:table-cell table:style-name="ce45" office:value-type="float" office:value="58852.873" calcext:value-type="float">
            <text:p><text:s/>58,853 <text:s/></text:p>
          </table:table-cell>
          <table:table-cell table:style-name="ce45"/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444707.396208082" calcext:value-type="float">
            <text:p><text:s/>444,707 <text:s/></text:p>
          </table:table-cell>
          <table:table-cell table:style-name="ce43"/>
          <table:table-cell table:style-name="ce43" office:value-type="float" office:value="431813.37457819" calcext:value-type="float">
            <text:p><text:s/>431,813 <text:s/></text:p>
          </table:table-cell>
          <table:table-cell table:style-name="ce43" office:value-type="float" office:value="13231.181" calcext:value-type="float">
            <text:p><text:s/>13,231 <text:s/></text:p>
          </table:table-cell>
          <table:table-cell table:style-name="ce43" table:number-columns-repeated="3"/>
          <table:table-cell table:style-name="ce43" office:value-type="float" office:value="58852.873" calcext:value-type="float">
            <text:p><text:s/>58,853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office:value-type="float" office:value="640.480711111111" calcext:value-type="float">
            <text:p><text:s/>640 <text:s/></text:p>
          </table:table-cell>
          <table:table-cell table:style-name="ce43"/>
          <table:table-cell table:style-name="ce43" office:value-type="float" office:value="948.08" calcext:value-type="float">
            <text:p><text:s/>94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office:value-type="float" office:value="20341.7342648889" calcext:value-type="float">
            <text:p><text:s/>20,342 <text:s/></text:p>
          </table:table-cell>
          <table:table-cell table:style-name="ce43"/>
          <table:table-cell table:style-name="ce43" office:value-type="float" office:value="30111.1198" calcext:value-type="float">
            <text:p><text:s/>30,11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office:value-type="float" office:value="45828.6949843712" calcext:value-type="float">
            <text:p><text:s/>45,829 <text:s/></text:p>
          </table:table-cell>
          <table:table-cell table:style-name="ce43"/>
          <table:table-cell table:style-name="ce43" office:value-type="float" office:value="67838.52875976" calcext:value-type="float">
            <text:p><text:s/>67,83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office:value-type="float" office:value="131515.456545784" calcext:value-type="float">
            <text:p><text:s/>131,515 <text:s/></text:p>
          </table:table-cell>
          <table:table-cell table:style-name="ce43"/>
          <table:table-cell table:style-name="ce43" office:value-type="float" office:value="194677.48501843" calcext:value-type="float">
            <text:p><text:s/>194,67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office:value-type="float" office:value="105995.711571258" calcext:value-type="float">
            <text:p><text:s/>105,996 <text:s/></text:p>
          </table:table-cell>
          <table:table-cell table:style-name="ce43"/>
          <table:table-cell table:style-name="ce43" office:value-type="float" office:value="156901.54673377" calcext:value-type="float">
            <text:p><text:s/>156,90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office:value-type="float" office:value="3439.45224574862" calcext:value-type="float">
            <text:p>( 3,439 <text:s/>)</text:p>
          </table:table-cell>
          <table:table-cell table:style-name="ce46"/>
          <table:table-cell table:style-name="ce46" office:value-type="float" office:value="5091.29444272" calcext:value-type="float">
            <text:p>( 5,091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office:value-type="float" office:value="102556.259325509" calcext:value-type="float">
            <text:p>( 102,556 <text:s/>)</text:p>
          </table:table-cell>
          <table:table-cell table:style-name="ce46"/>
          <table:table-cell table:style-name="ce46" office:value-type="float" office:value="151810.25229105" calcext:value-type="float">
            <text:p>( 151,810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office:value-type="float" office:value="19276.5623396196" calcext:value-type="float">
            <text:p><text:s/>19,277 <text:s/></text:p>
          </table:table-cell>
          <table:table-cell table:style-name="ce43"/>
          <table:table-cell table:style-name="ce43" office:value-type="float" office:value="28534.3850422" calcext:value-type="float">
            <text:p><text:s/>28,53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office:value-type="float" office:value="6243.18263490631" calcext:value-type="float">
            <text:p><text:s/>6,243 <text:s/></text:p>
          </table:table-cell>
          <table:table-cell table:style-name="ce43"/>
          <table:table-cell table:style-name="ce43" office:value-type="float" office:value="9241.55324246" calcext:value-type="float">
            <text:p><text:s/>9,24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office:value-type="float" office:value="1034.27555555556" calcext:value-type="float">
            <text:p><text:s/>1,034 <text:s/></text:p>
          </table:table-cell>
          <table:table-cell table:style-name="ce43"/>
          <table:table-cell table:style-name="ce43" office:value-type="float" office:value="1531" calcext:value-type="float">
            <text:p><text:s/>1,53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office:value-type="float" office:value="439.452266666667" calcext:value-type="float">
            <text:p><text:s/>439 <text:s/></text:p>
          </table:table-cell>
          <table:table-cell table:style-name="ce47"/>
          <table:table-cell table:style-name="ce47" office:value-type="float" office:value="650.505" calcext:value-type="float">
            <text:p><text:s/>651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office:value-type="float" office:value="90806.2598755556" calcext:value-type="float">
            <text:p><text:s/>90,806 <text:s/></text:p>
          </table:table-cell>
          <table:table-cell table:style-name="ce43"/>
          <table:table-cell table:style-name="ce43" office:value-type="float" office:value="134417.161" calcext:value-type="float">
            <text:p><text:s/>134,41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office:value-type="float" office:value="88898.0518755556" calcext:value-type="float">
            <text:p><text:s/>88,898 <text:s/></text:p>
          </table:table-cell>
          <table:table-cell table:style-name="ce43"/>
          <table:table-cell table:style-name="ce43" office:value-type="float" office:value="131592.511" calcext:value-type="float">
            <text:p><text:s/>131,593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office:value-type="float" office:value="1908.208" calcext:value-type="float">
            <text:p><text:s/>1,908 <text:s/></text:p>
          </table:table-cell>
          <table:table-cell table:style-name="ce43"/>
          <table:table-cell table:style-name="ce43" office:value-type="float" office:value="2824.65" calcext:value-type="float">
            <text:p><text:s/>2,82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152993.472048594" calcext:value-type="float">
            <text:p><text:s/>152,993 <text:s/></text:p>
          </table:table-cell>
          <table:table-cell table:style-name="ce43" table:number-columns-repeated="2"/>
          <table:table-cell table:style-name="ce43" office:value-type="float" office:value="13231.181" calcext:value-type="float">
            <text:p><text:s/>13,231 <text:s/></text:p>
          </table:table-cell>
          <table:table-cell table:style-name="ce43" table:number-columns-repeated="3"/>
          <table:table-cell table:style-name="ce43" office:value-type="float" office:value="58852.873" calcext:value-type="float">
            <text:p><text:s/>58,853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152993.472048594" calcext:value-type="float">
            <text:p><text:s/>152,993 <text:s/></text:p>
          </table:table-cell>
          <table:table-cell table:style-name="ce43" table:number-columns-repeated="2"/>
          <table:table-cell table:style-name="ce43" office:value-type="float" office:value="13231.181" calcext:value-type="float">
            <text:p><text:s/>13,231 <text:s/></text:p>
          </table:table-cell>
          <table:table-cell table:style-name="ce43" table:number-columns-repeated="3"/>
          <table:table-cell table:style-name="ce43" office:value-type="float" office:value="58852.873" calcext:value-type="float">
            <text:p><text:s/>58,853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office:value-type="float" office:value="1107.56995555555" calcext:value-type="float">
            <text:p><text:s/>1,108 <text:s/></text:p>
          </table:table-cell>
          <table:table-cell table:style-name="ce43"/>
          <table:table-cell table:style-name="ce43" office:value-type="float" office:value="1639.495" calcext:value-type="float">
            <text:p><text:s/>1,63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office:value-type="float" office:value="21384.7822222222" calcext:value-type="float">
            <text:p><text:s/>21,385 <text:s/></text:p>
          </table:table-cell>
          <table:table-cell table:style-name="ce43" table:number-columns-repeated="2"/>
          <table:table-cell table:style-name="ce43" office:value-type="float" office:value="6090" calcext:value-type="float">
            <text:p><text:s/>6,090 <text:s/></text:p>
          </table:table-cell>
          <table:table-cell table:style-name="ce43" table:number-columns-repeated="3"/>
          <table:table-cell table:style-name="ce43" office:value-type="float" office:value="21317.72" calcext:value-type="float">
            <text:p><text:s/>21,318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office:value-type="float" office:value="21384.7822222222" calcext:value-type="float">
            <text:p><text:s/>21,385 <text:s/></text:p>
          </table:table-cell>
          <table:table-cell table:style-name="ce43" table:number-columns-repeated="2"/>
          <table:table-cell table:style-name="ce43" office:value-type="float" office:value="6090" calcext:value-type="float">
            <text:p><text:s/>6,090 <text:s/></text:p>
          </table:table-cell>
          <table:table-cell table:style-name="ce43" table:number-columns-repeated="3"/>
          <table:table-cell table:style-name="ce43" office:value-type="float" office:value="21317.72" calcext:value-type="float">
            <text:p><text:s/>21,318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9381991.223384" calcext:value-type="float">
            <text:p><text:s/>9,381,991 <text:s/></text:p>
          </table:table-cell>
          <table:table-cell table:style-name="ce43"/>
          <table:table-cell table:style-name="ce43" office:value-type="float" office:value="7377733.47700022" calcext:value-type="float">
            <text:p><text:s/>7,377,733 <text:s/></text:p>
          </table:table-cell>
          <table:table-cell table:style-name="ce43"/>
          <table:table-cell table:style-name="ce43" office:value-type="float" office:value="1625446.14254178" calcext:value-type="float">
            <text:p><text:s/>1,625,446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6626120.888" calcext:value-type="float">
            <text:p><text:s/>6,626,121 <text:s/></text:p>
          </table:table-cell>
          <table:table-cell table:style-name="ce43"/>
          <table:table-cell table:style-name="ce43" office:value-type="float" office:value="5000674.74545822" calcext:value-type="float">
            <text:p><text:s/>5,000,675 <text:s/></text:p>
          </table:table-cell>
          <table:table-cell table:style-name="ce43"/>
          <table:table-cell table:style-name="ce43" office:value-type="float" office:value="1625446.14254178" calcext:value-type="float">
            <text:p><text:s/>1,625,446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office:value-type="float" office:value="176224.171286" calcext:value-type="float">
            <text:p><text:s/>176,224 <text:s/></text:p>
          </table:table-cell>
          <table:table-cell table:style-name="ce43"/>
          <table:table-cell table:style-name="ce43" office:value-type="float" office:value="176224.171286" calcext:value-type="float">
            <text:p><text:s/>176,22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office:value-type="float" office:value="122634.541253" calcext:value-type="float">
            <text:p><text:s/>122,635 <text:s/></text:p>
          </table:table-cell>
          <table:table-cell table:style-name="ce43"/>
          <table:table-cell table:style-name="ce43" office:value-type="float" office:value="122634.541253" calcext:value-type="float">
            <text:p><text:s/>122,63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457011.622845" calcext:value-type="float">
            <text:p><text:s/>2,457,012 <text:s/></text:p>
          </table:table-cell>
          <table:table-cell table:style-name="ce43"/>
          <table:table-cell table:style-name="ce43" office:value-type="float" office:value="2078200.019003" calcext:value-type="float">
            <text:p><text:s/>2,078,20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office:value-type="float" office:value="2326182.149276" calcext:value-type="float">
            <text:p><text:s/>2,326,182 <text:s/></text:p>
          </table:table-cell>
          <table:table-cell table:style-name="ce43"/>
          <table:table-cell table:style-name="ce43" office:value-type="float" office:value="2220502.161645" calcext:value-type="float">
            <text:p><text:s/>2,220,50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office:value-type="float" office:value="2326182.149276" calcext:value-type="float">
            <text:p><text:s/>2,326,182 <text:s/></text:p>
          </table:table-cell>
          <table:table-cell table:style-name="ce44"/>
          <table:table-cell table:style-name="ce44" office:value-type="float" office:value="2220502.161645" calcext:value-type="float">
            <text:p><text:s/>2,220,502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0"/>
          <table:table-cell table:style-name="ce52" table:number-columns-repeated="1011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0"/>
          <table:table-cell table:style-name="ce52" table:number-columns-repeated="1011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0"/>
          <table:table-cell table:style-name="ce52" table:number-columns-repeated="1011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1"/>
          <table:table-cell table:style-name="ce37" table:number-columns-repeated="1011"/>
        </table:table-row>
        <table:table-row table:style-name="ro6">
          <table:table-cell table:style-name="ce13"/>
          <table:table-cell table:style-name="ce4"/>
          <table:table-cell table:style-name="ce13" table:number-columns-repeated="11"/>
          <table:table-cell table:style-name="ce37" table:number-columns-repeated="1011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"/>
          <table:table-cell/>
          <table:table-cell table:style-name="ce14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5" table:number-columns-repeated="3" table:default-cell-style-name="ce15"/>
        <table:table-column table:style-name="co4" table:default-cell-style-name="ce15"/>
        <table:table-column table:style-name="co10" table:default-cell-style-name="ce15"/>
        <table:table-column table:style-name="co5" table:number-columns-repeated="4" table:default-cell-style-name="ce15"/>
        <table:table-column table:style-name="co6" table:default-cell-style-name="ce15"/>
        <table:table-column table:style-name="co11" table:default-cell-style-name="ce15"/>
        <table:table-column table:style-name="co9" table:number-columns-repeated="243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1 能源平衡表－OECD能源統計格式（原始單位）</text:p>
            </table:table-cell>
            <table:covered-table-cell table:number-columns-repeated="11" table:style-name="ce16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10年11月</text:p>
            </table:table-cell>
            <table:covered-table-cell table:number-columns-repeated="2" table:style-name="ce2"/>
            <table:table-cell table:style-name="ce37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焦爐氣</text:p>
            </table:table-cell>
            <table:table-cell table:style-name="ce39" office:value-type="string" calcext:value-type="string">
              <text:p>高爐氣</text:p>
            </table:table-cell>
            <table:table-cell table:style-name="ce39" office:value-type="string" calcext:value-type="string">
              <text:p>轉爐氣</text:p>
            </table:table-cell>
            <table:table-cell table:style-name="ce39" office:value-type="string" calcext:value-type="string">
              <text:p>原油及石油</text:p>
            </table:table-cell>
            <table:table-cell table:style-name="ce39" office:value-type="string" calcext:value-type="string">
              <text:p>原油</text:p>
            </table:table-cell>
            <table:table-cell table:style-name="ce39" office:value-type="string" calcext:value-type="string">
              <text:p>煉油廠進料</text:p>
            </table:table-cell>
            <table:table-cell table:style-name="ce39" office:value-type="string" calcext:value-type="string">
              <text:p>添加劑/</text:p>
            </table:table-cell>
            <table:table-cell table:style-name="ce39" office:value-type="string" calcext:value-type="string">
              <text:p>煉油氣</text:p>
            </table:table-cell>
            <table:table-cell table:style-name="ce39" office:value-type="string" calcext:value-type="string">
              <text:p>液化石油氣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/>
            <table:table-cell table:style-name="ce53" table:number-columns-repeated="2"/>
            <table:table-cell table:style-name="ce39" office:value-type="string" calcext:value-type="string">
              <text:p>產品合計</text:p>
            </table:table-cell>
            <table:table-cell table:style-name="ce53" table:number-columns-repeated="2"/>
            <table:table-cell table:style-name="ce53" office:value-type="string" calcext:value-type="string">
              <text:p>含氧化合物</text:p>
            </table:table-cell>
            <table:table-cell table:style-name="ce53"/>
            <table:table-cell table:style-name="ce39"/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number-columns-repeated="3" table:style-name="ce39" office:value-type="string" calcext:value-type="string">
              <text:p>(千立方公尺)</text:p>
            </table:table-cell>
            <table:table-cell table:style-name="ce39" office:value-type="string" calcext:value-type="string">
              <text:p>(公秉油當量)</text:p>
            </table:table-cell>
            <table:table-cell table:style-name="ce39" office:value-type="string" calcext:value-type="string">
              <text:p>(公秉)</text:p>
            </table:table-cell>
            <table:table-cell table:style-name="ce39" office:value-type="string" calcext:value-type="string">
              <text:p>(公秉油當量)</text:p>
            </table:table-cell>
            <table:table-cell table:style-name="ce39" office:value-type="string" calcext:value-type="string">
              <text:p>(公秉)</text:p>
            </table:table-cell>
            <table:table-cell table:style-name="ce39" office:value-type="string" calcext:value-type="string">
              <text:p>(千立方公尺)</text:p>
            </table:table-cell>
            <table:table-cell table:style-name="ce39" office:value-type="string" calcext:value-type="string">
              <text:p>(公秉)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40" office:value-type="string" calcext:value-type="string">
              <text:p>(10<text:span text:style-name="T1">3</text:span><text:span text:style-name="T2">m</text:span><text:span text:style-name="T3">3</text:span><text:span text:style-name="T2">)</text:span></text:p>
            </table:table-cell>
            <table:table-cell table:style-name="ce40" office:value-type="string" calcext:value-type="string">
              <text:p>(10<text:span text:style-name="T1">3</text:span><text:span text:style-name="T2">m</text:span><text:span text:style-name="T3">3</text:span><text:span text:style-name="T2">)</text:span></text:p>
            </table:table-cell>
            <table:table-cell table:style-name="ce40" office:value-type="string" calcext:value-type="string">
              <text:p>(10<text:span text:style-name="T1">3</text:span><text:span text:style-name="T2">m</text:span><text:span text:style-name="T3">3</text:span><text:span text:style-name="T2">)</text:span></text:p>
            </table:table-cell>
            <table:table-cell table:style-name="ce40" office:value-type="string" calcext:value-type="string">
              <text:p>(KLOE)</text:p>
            </table:table-cell>
            <table:table-cell table:style-name="ce40" office:value-type="string" calcext:value-type="string">
              <text:p>(KL)</text:p>
            </table:table-cell>
            <table:table-cell table:style-name="ce40" office:value-type="string" calcext:value-type="string">
              <text:p>(KLOE)</text:p>
            </table:table-cell>
            <table:table-cell table:style-name="ce40" office:value-type="string" calcext:value-type="string">
              <text:p>(KL)</text:p>
            </table:table-cell>
            <table:table-cell table:style-name="ce40" office:value-type="string" calcext:value-type="string">
              <text:p>(10<text:span text:style-name="T1">3</text:span><text:span text:style-name="T2">m</text:span><text:span text:style-name="T3">3</text:span><text:span text:style-name="T2">)</text:span></text:p>
            </table:table-cell>
            <table:table-cell table:style-name="ce40" office:value-type="string" calcext:value-type="string">
              <text:p>(KL)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3"/>
            <table:table-cell table:style-name="ce41" office:value-type="string" calcext:value-type="string">
              <text:p>C14 ~ C36</text:p>
            </table:table-cell>
            <table:table-cell table:style-name="ce41" table:number-columns-repeated="5"/>
            <table:table-cell table:style-name="ce51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table:number-columns-repeated="3"/>
          <table:table-cell table:style-name="ce43" office:value-type="float" office:value="8219.2245221513" calcext:value-type="float">
            <text:p><text:s/>8,219 <text:s/></text:p>
          </table:table-cell>
          <table:table-cell table:style-name="ce42" office:value-type="float" office:value="146.43" calcext:value-type="float">
            <text:p><text:s/>146 <text:s/></text:p>
          </table:table-cell>
          <table:table-cell table:style-name="ce42" office:value-type="float" office:value="8072.7945221513" calcext:value-type="float">
            <text:p><text:s/>8,073 <text:s/></text:p>
          </table:table-cell>
          <table:table-cell table:style-name="ce42" table:number-columns-repeated="3"/>
          <table:table-cell table:style-name="ce37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table:number-columns-repeated="3"/>
          <table:table-cell table:style-name="ce43" office:value-type="float" office:value="4413059.06714036" calcext:value-type="float">
            <text:p><text:s/>4,413,059 <text:s/></text:p>
          </table:table-cell>
          <table:table-cell table:style-name="ce43" office:value-type="float" office:value="3133807.068" calcext:value-type="float">
            <text:p><text:s/>3,133,807 <text:s/></text:p>
          </table:table-cell>
          <table:table-cell table:style-name="ce43"/>
          <table:table-cell table:style-name="ce43" office:value-type="float" office:value="20824.203" calcext:value-type="float">
            <text:p><text:s/>20,824 <text:s/></text:p>
          </table:table-cell>
          <table:table-cell table:style-name="ce43"/>
          <table:table-cell table:style-name="ce43" office:value-type="float" office:value="40260.035412" calcext:value-type="float">
            <text:p><text:s/>40,26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3"/>
          <table:table-cell table:style-name="ce43" office:value-type="float" office:value="1250727.37208559" calcext:value-type="float">
            <text:p><text:s/>1,250,727 <text:s/></text:p>
          </table:table-cell>
          <table:table-cell table:style-name="ce43" table:number-columns-repeated="2"/>
          <table:table-cell table:style-name="ce43" office:value-type="float" office:value="73787.205" calcext:value-type="float">
            <text:p><text:s/>73,787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3"/>
          <table:table-cell table:style-name="ce43" office:value-type="float" office:value="154845.039866667" calcext:value-type="float">
            <text:p><text:s/>154,845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3"/>
          <table:table-cell table:style-name="ce43" office:value-type="float" office:value="175524.359111111" calcext:value-type="float">
            <text:p><text:s/>175,524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table:number-columns-repeated="3"/>
          <table:table-cell table:style-name="ce43" office:value-type="float" office:value="-401741.853376706" calcext:value-type="float">
            <text:p><text:s/>-401,742 <text:s/></text:p>
          </table:table-cell>
          <table:table-cell table:style-name="ce43" office:value-type="float" office:value="-338212.245" calcext:value-type="float">
            <text:p><text:s/>-338,212 <text:s/></text:p>
          </table:table-cell>
          <table:table-cell table:style-name="ce43" office:value-type="float" office:value="463.3698950384" calcext:value-type="float">
            <text:p><text:s/>463 <text:s/></text:p>
          </table:table-cell>
          <table:table-cell table:style-name="ce43" office:value-type="float" office:value="-16109.731" calcext:value-type="float">
            <text:p><text:s/>-16,110 <text:s/></text:p>
          </table:table-cell>
          <table:table-cell table:style-name="ce43"/>
          <table:table-cell table:style-name="ce43" office:value-type="float" office:value="-27349.97382" calcext:value-type="float">
            <text:p><text:s/>-27,350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table:number-columns-repeated="3"/>
          <table:table-cell table:style-name="ce44" office:value-type="float" office:value="3241923.37397584" calcext:value-type="float">
            <text:p><text:s/>3,241,923 <text:s/></text:p>
          </table:table-cell>
          <table:table-cell table:style-name="ce44" office:value-type="float" office:value="3472165.743" calcext:value-type="float">
            <text:p><text:s/>3,472,166 <text:s/></text:p>
          </table:table-cell>
          <table:table-cell table:style-name="ce44" office:value-type="float" office:value="7609.4246271129" calcext:value-type="float">
            <text:p><text:s/>7,609 <text:s/></text:p>
          </table:table-cell>
          <table:table-cell table:style-name="ce44" office:value-type="float" office:value="-36853.271" calcext:value-type="float">
            <text:p><text:s/>-36,853 <text:s/></text:p>
          </table:table-cell>
          <table:table-cell table:style-name="ce44"/>
          <table:table-cell table:style-name="ce44" office:value-type="float" office:value="67610.009232" calcext:value-type="float">
            <text:p><text:s/>67,61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3"/>
          <table:table-cell table:style-name="ce43" office:value-type="float" office:value="76856.6023999999" calcext:value-type="float">
            <text:p><text:s/>76,857 <text:s/></text:p>
          </table:table-cell>
          <table:table-cell table:style-name="ce43" table:number-columns-repeated="4"/>
          <table:table-cell table:style-name="ce43" office:value-type="float" office:value="4454.1" calcext:value-type="float">
            <text:p><text:s/>4,454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table:number-columns-repeated="3"/>
          <table:table-cell table:style-name="ce44" office:value-type="float" office:value="-117117.898065886" calcext:value-type="float">
            <text:p><text:s/>-117,118 <text:s/></text:p>
          </table:table-cell>
          <table:table-cell table:style-name="ce44" office:value-type="float" office:value="-143.485" calcext:value-type="float">
            <text:p><text:s/>-143 <text:s/></text:p>
          </table:table-cell>
          <table:table-cell table:style-name="ce44" office:value-type="float" office:value="-0.0030111111" calcext:value-type="float">
            <text:p><text:s/>-0 <text:s/></text:p>
          </table:table-cell>
          <table:table-cell table:style-name="ce44" table:number-columns-repeated="2"/>
          <table:table-cell table:style-name="ce44" office:value-type="float" office:value="3193.81957905476" calcext:value-type="float">
            <text:p><text:s/>3,194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64698.83440449" calcext:value-type="float">
            <text:p><text:s/>64,699 <text:s/></text:p>
          </table:table-cell>
          <table:table-cell table:style-name="ce43" office:value-type="float" office:value="650394.74070019" calcext:value-type="float">
            <text:p><text:s/>650,395 <text:s/></text:p>
          </table:table-cell>
          <table:table-cell table:style-name="ce43" office:value-type="float" office:value="66940.28061838" calcext:value-type="float">
            <text:p><text:s/>66,940 <text:s/></text:p>
          </table:table-cell>
          <table:table-cell table:style-name="ce43" office:value-type="float" office:value="3642032.006463" calcext:value-type="float">
            <text:p><text:s/>3,642,032 <text:s/></text:p>
          </table:table-cell>
          <table:table-cell table:style-name="ce43" office:value-type="float" office:value="3472309.228" calcext:value-type="float">
            <text:p><text:s/>3,472,309 <text:s/></text:p>
          </table:table-cell>
          <table:table-cell table:style-name="ce43" office:value-type="float" office:value="7609.427638224" calcext:value-type="float">
            <text:p><text:s/>7,609 <text:s/></text:p>
          </table:table-cell>
          <table:table-cell table:style-name="ce43" office:value-type="float" office:value="20824.203" calcext:value-type="float">
            <text:p><text:s/>20,824 <text:s/></text:p>
          </table:table-cell>
          <table:table-cell table:style-name="ce43" office:value-type="float" office:value="17214.02008107" calcext:value-type="float">
            <text:p><text:s/>17,214 <text:s/></text:p>
          </table:table-cell>
          <table:table-cell table:style-name="ce43" office:value-type="float" office:value="560.38185582" calcext:value-type="float">
            <text:p><text:s/>56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3"/>
          <table:table-cell table:style-name="ce43" office:value-type="float" office:value="3500742.85863822" calcext:value-type="float">
            <text:p><text:s/>3,500,743 <text:s/></text:p>
          </table:table-cell>
          <table:table-cell table:style-name="ce43" office:value-type="float" office:value="3472309.228" calcext:value-type="float">
            <text:p><text:s/>3,472,309 <text:s/></text:p>
          </table:table-cell>
          <table:table-cell table:style-name="ce43" office:value-type="float" office:value="7609.427638224" calcext:value-type="float">
            <text:p><text:s/>7,609 <text:s/></text:p>
          </table:table-cell>
          <table:table-cell table:style-name="ce43" office:value-type="float" office:value="20824.203" calcext:value-type="float">
            <text:p><text:s/>20,824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3"/>
          <table:table-cell table:style-name="ce43" office:value-type="float" office:value="113983.035333333" calcext:value-type="float">
            <text:p><text:s/>113,983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table:number-columns-repeated="3"/>
          <table:table-cell table:style-name="ce43" office:value-type="float" office:value="13.2013333333333" calcext:value-type="float">
            <text:p><text:s/>13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49.2789333333333" calcext:value-type="float">
            <text:p><text:s/>49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64698.83440449" calcext:value-type="float">
            <text:p><text:s/>64,699 <text:s/></text:p>
          </table:table-cell>
          <table:table-cell table:style-name="ce44" office:value-type="float" office:value="650394.74070019" calcext:value-type="float">
            <text:p><text:s/>650,395 <text:s/></text:p>
          </table:table-cell>
          <table:table-cell table:style-name="ce44" office:value-type="float" office:value="66940.28061838" calcext:value-type="float">
            <text:p><text:s/>66,940 <text:s/></text:p>
          </table:table-cell>
          <table:table-cell table:style-name="ce44" office:value-type="float" office:value="27243.6322247806" calcext:value-type="float">
            <text:p><text:s/>27,244 <text:s/></text:p>
          </table:table-cell>
          <table:table-cell table:style-name="ce44" table:number-columns-repeated="3"/>
          <table:table-cell table:style-name="ce44" office:value-type="float" office:value="17214.02008107" calcext:value-type="float">
            <text:p><text:s/>17,214 <text:s/></text:p>
          </table:table-cell>
          <table:table-cell table:style-name="ce44" office:value-type="float" office:value="560.38185582" calcext:value-type="float">
            <text:p><text:s/>56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253717.434" calcext:value-type="float">
            <text:p><text:s/>253,717 <text:s/></text:p>
          </table:table-cell>
          <table:table-cell table:style-name="ce43" office:value-type="float" office:value="1876238.966" calcext:value-type="float">
            <text:p><text:s/>1,876,239 <text:s/></text:p>
          </table:table-cell>
          <table:table-cell table:style-name="ce43" office:value-type="float" office:value="131364.65" calcext:value-type="float">
            <text:p><text:s/>131,365 <text:s/></text:p>
          </table:table-cell>
          <table:table-cell table:style-name="ce43" office:value-type="float" office:value="4054091.94638833" calcext:value-type="float">
            <text:p><text:s/>4,054,092 <text:s/></text:p>
          </table:table-cell>
          <table:table-cell table:style-name="ce43" table:number-columns-repeated="2"/>
          <table:table-cell table:style-name="ce43" office:value-type="float" office:value="63185.474" calcext:value-type="float">
            <text:p><text:s/>63,185 <text:s/></text:p>
          </table:table-cell>
          <table:table-cell table:style-name="ce43" office:value-type="float" office:value="262002.334" calcext:value-type="float">
            <text:p><text:s/>262,002 <text:s/></text:p>
          </table:table-cell>
          <table:table-cell table:style-name="ce43" office:value-type="float" office:value="157440.423474" calcext:value-type="float">
            <text:p><text:s/>157,44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office:value-type="float" office:value="253717.434" calcext:value-type="float">
            <text:p><text:s/>253,717 <text:s/></text:p>
          </table:table-cell>
          <table:table-cell table:style-name="ce43" office:value-type="float" office:value="1876238.966" calcext:value-type="float">
            <text:p><text:s/>1,876,239 <text:s/></text:p>
          </table:table-cell>
          <table:table-cell table:style-name="ce43" office:value-type="float" office:value="131364.65" calcext:value-type="float">
            <text:p><text:s/>131,365 <text:s/></text:p>
          </table:table-cell>
          <table:table-cell table:style-name="ce43" office:value-type="float" office:value="4013030.87994057" calcext:value-type="float">
            <text:p><text:s/>4,013,031 <text:s/></text:p>
          </table:table-cell>
          <table:table-cell table:style-name="ce43" table:number-columns-repeated="2"/>
          <table:table-cell table:style-name="ce43" office:value-type="float" office:value="63185.474" calcext:value-type="float">
            <text:p><text:s/>63,185 <text:s/></text:p>
          </table:table-cell>
          <table:table-cell table:style-name="ce43" office:value-type="float" office:value="262002.334" calcext:value-type="float">
            <text:p><text:s/>262,002 <text:s/></text:p>
          </table:table-cell>
          <table:table-cell table:style-name="ce43" office:value-type="float" office:value="156713.248787355" calcext:value-type="float">
            <text:p><text:s/>156,713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3"/>
          <table:table-cell table:style-name="ce44" office:value-type="float" office:value="41061.0664477653" calcext:value-type="float">
            <text:p><text:s/>41,061 <text:s/></text:p>
          </table:table-cell>
          <table:table-cell table:style-name="ce44" table:number-columns-repeated="4"/>
          <table:table-cell table:style-name="ce44" office:value-type="float" office:value="727.174686644763" calcext:value-type="float">
            <text:p><text:s/>727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45667.606" calcext:value-type="float">
            <text:p><text:s/>45,668 <text:s/></text:p>
          </table:table-cell>
          <table:table-cell table:style-name="ce43" office:value-type="float" office:value="924076.219" calcext:value-type="float">
            <text:p><text:s/>924,076 <text:s/></text:p>
          </table:table-cell>
          <table:table-cell table:style-name="ce43" office:value-type="float" office:value="32221.541" calcext:value-type="float">
            <text:p><text:s/>32,222 <text:s/></text:p>
          </table:table-cell>
          <table:table-cell table:style-name="ce43" office:value-type="float" office:value="216863.607551542" calcext:value-type="float">
            <text:p><text:s/>216,864 <text:s/></text:p>
          </table:table-cell>
          <table:table-cell table:style-name="ce43" table:number-columns-repeated="3"/>
          <table:table-cell table:style-name="ce43" office:value-type="float" office:value="161416.61140307" calcext:value-type="float">
            <text:p><text:s/>161,417 <text:s/></text:p>
          </table:table-cell>
          <table:table-cell table:style-name="ce43" office:value-type="float" office:value="6909.89076" calcext:value-type="float">
            <text:p><text:s/>6,91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office:value-type="float" office:value="39604.831" calcext:value-type="float">
            <text:p><text:s/>39,605 <text:s/></text:p>
          </table:table-cell>
          <table:table-cell table:style-name="ce43" office:value-type="float" office:value="307088.921" calcext:value-type="float">
            <text:p><text:s/>307,089 <text:s/></text:p>
          </table:table-cell>
          <table:table-cell table:style-name="ce43" office:value-type="float" office:value="32221.541" calcext:value-type="float">
            <text:p><text:s/>32,22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office:value-type="float" office:value="6062.775" calcext:value-type="float">
            <text:p><text:s/>6,063 <text:s/></text:p>
          </table:table-cell>
          <table:table-cell table:style-name="ce43" office:value-type="float" office:value="616987.298" calcext:value-type="float">
            <text:p><text:s/>616,987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table:number-columns-repeated="3"/>
          <table:table-cell table:style-name="ce43" office:value-type="float" office:value="216735.427751542" calcext:value-type="float">
            <text:p><text:s/>216,735 <text:s/></text:p>
          </table:table-cell>
          <table:table-cell table:style-name="ce43" table:number-columns-repeated="3"/>
          <table:table-cell table:style-name="ce43" office:value-type="float" office:value="161416.61140307" calcext:value-type="float">
            <text:p><text:s/>161,417 <text:s/></text:p>
          </table:table-cell>
          <table:table-cell table:style-name="ce43" office:value-type="float" office:value="6909.89076" calcext:value-type="float">
            <text:p><text:s/>6,91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3"/>
          <table:table-cell table:style-name="ce43" office:value-type="float" office:value="126.127733333333" calcext:value-type="float">
            <text:p><text:s/>126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3"/>
          <table:table-cell table:style-name="ce44" office:value-type="float" office:value="2.05206666666667" calcext:value-type="float">
            <text:p><text:s/>2 <text:s/></text:p>
          </table:table-cell>
          <table:table-cell table:style-name="ce44" table:number-columns-repeated="5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office:value-type="float" office:value="2.29" calcext:value-type="float">
            <text:p><text:s/>2 <text:s/></text:p>
          </table:table-cell>
          <table:table-cell table:style-name="ce45" office:value-type="float" office:value="26807.398" calcext:value-type="float">
            <text:p><text:s/>26,807 <text:s/></text:p>
          </table:table-cell>
          <table:table-cell table:style-name="ce45" office:value-type="float" office:value="2603.682" calcext:value-type="float">
            <text:p><text:s/>2,604 <text:s/></text:p>
          </table:table-cell>
          <table:table-cell table:style-name="ce45" table:number-columns-repeated="6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143348.70359551" calcext:value-type="float">
            <text:p><text:s/>143,349 <text:s/></text:p>
          </table:table-cell>
          <table:table-cell table:style-name="ce45" office:value-type="float" office:value="274960.60829981" calcext:value-type="float">
            <text:p><text:s/>274,961 <text:s/></text:p>
          </table:table-cell>
          <table:table-cell table:style-name="ce45" office:value-type="float" office:value="29599.14638162" calcext:value-type="float">
            <text:p><text:s/>29,599 <text:s/></text:p>
          </table:table-cell>
          <table:table-cell table:style-name="ce45" office:value-type="float" office:value="3477381.00201552" calcext:value-type="float">
            <text:p><text:s/>3,477,381 <text:s/></text:p>
          </table:table-cell>
          <table:table-cell table:style-name="ce45" table:number-columns-repeated="2"/>
          <table:table-cell table:style-name="ce45" office:value-type="float" office:value="5508" calcext:value-type="float">
            <text:p><text:s/>5,508 <text:s/></text:p>
          </table:table-cell>
          <table:table-cell table:style-name="ce45" office:value-type="float" office:value="83371.70251586" calcext:value-type="float">
            <text:p><text:s/>83,372 <text:s/></text:p>
          </table:table-cell>
          <table:table-cell table:style-name="ce45" office:value-type="float" office:value="209932.240511125" calcext:value-type="float">
            <text:p><text:s/>209,932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143348.70359551" calcext:value-type="float">
            <text:p><text:s/>143,349 <text:s/></text:p>
          </table:table-cell>
          <table:table-cell table:style-name="ce45" office:value-type="float" office:value="274960.60829981" calcext:value-type="float">
            <text:p><text:s/>274,961 <text:s/></text:p>
          </table:table-cell>
          <table:table-cell table:style-name="ce45" office:value-type="float" office:value="29599.14638162" calcext:value-type="float">
            <text:p><text:s/>29,599 <text:s/></text:p>
          </table:table-cell>
          <table:table-cell table:style-name="ce45" office:value-type="float" office:value="1276951.35311404" calcext:value-type="float">
            <text:p><text:s/>1,276,951 <text:s/></text:p>
          </table:table-cell>
          <table:table-cell table:style-name="ce45" table:number-columns-repeated="3"/>
          <table:table-cell table:style-name="ce45" office:value-type="float" office:value="83371.70251586" calcext:value-type="float">
            <text:p><text:s/>83,372 <text:s/></text:p>
          </table:table-cell>
          <table:table-cell table:style-name="ce45" office:value-type="float" office:value="185687.392511125" calcext:value-type="float">
            <text:p><text:s/>185,68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143348.70359551" calcext:value-type="float">
            <text:p><text:s/>143,349 <text:s/></text:p>
          </table:table-cell>
          <table:table-cell table:style-name="ce43" office:value-type="float" office:value="274960.60829981" calcext:value-type="float">
            <text:p><text:s/>274,961 <text:s/></text:p>
          </table:table-cell>
          <table:table-cell table:style-name="ce43" office:value-type="float" office:value="29599.14638162" calcext:value-type="float">
            <text:p><text:s/>29,599 <text:s/></text:p>
          </table:table-cell>
          <table:table-cell table:style-name="ce43" office:value-type="float" office:value="108967.020943074" calcext:value-type="float">
            <text:p><text:s/>108,967 <text:s/></text:p>
          </table:table-cell>
          <table:table-cell table:style-name="ce43" table:number-columns-repeated="3"/>
          <table:table-cell table:style-name="ce43" office:value-type="float" office:value="83371.70251586" calcext:value-type="float">
            <text:p><text:s/>83,372 <text:s/></text:p>
          </table:table-cell>
          <table:table-cell table:style-name="ce43" office:value-type="float" office:value="37281.7977652759" calcext:value-type="float">
            <text:p><text:s/>37,28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3"/>
          <table:table-cell table:style-name="ce43" office:value-type="float" office:value="652.124907336667" calcext:value-type="float">
            <text:p><text:s/>652 <text:s/></text:p>
          </table:table-cell>
          <table:table-cell table:style-name="ce43" table:number-columns-repeated="4"/>
          <table:table-cell table:style-name="ce43" office:value-type="float" office:value="270.011178" calcext:value-type="float">
            <text:p><text:s/>27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table:number-columns-repeated="3"/>
          <table:table-cell table:style-name="ce43" office:value-type="float" office:value="6909.67551665347" calcext:value-type="float">
            <text:p><text:s/>6,910 <text:s/></text:p>
          </table:table-cell>
          <table:table-cell table:style-name="ce43" table:number-columns-repeated="4"/>
          <table:table-cell table:style-name="ce43" office:value-type="float" office:value="2596.50635909589" calcext:value-type="float">
            <text:p><text:s/>2,59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table:number-columns-repeated="3"/>
          <table:table-cell table:style-name="ce43" office:value-type="float" office:value="7206.30396410667" calcext:value-type="float">
            <text:p><text:s/>7,206 <text:s/></text:p>
          </table:table-cell>
          <table:table-cell table:style-name="ce43" table:number-columns-repeated="4"/>
          <table:table-cell table:style-name="ce43" office:value-type="float" office:value="1395.264096" calcext:value-type="float">
            <text:p><text:s/>1,39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table:number-columns-repeated="3"/>
          <table:table-cell table:style-name="ce43" office:value-type="float" office:value="405.10539565" calcext:value-type="float">
            <text:p><text:s/>405 <text:s/></text:p>
          </table:table-cell>
          <table:table-cell table:style-name="ce43" table:number-columns-repeated="4"/>
          <table:table-cell table:style-name="ce43" office:value-type="float" office:value="256.51071" calcext:value-type="float">
            <text:p><text:s/>25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3"/>
          <table:table-cell table:style-name="ce43" office:value-type="float" office:value="276.571744" calcext:value-type="float">
            <text:p><text:s/>277 <text:s/></text:p>
          </table:table-cell>
          <table:table-cell table:style-name="ce43" table:number-columns-repeated="4"/>
          <table:table-cell table:style-name="ce43" office:value-type="float" office:value="13.0896" calcext:value-type="float">
            <text:p><text:s/>1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table:number-columns-repeated="3"/>
          <table:table-cell table:style-name="ce43" office:value-type="float" office:value="3238.68110793333" calcext:value-type="float">
            <text:p><text:s/>3,239 <text:s/></text:p>
          </table:table-cell>
          <table:table-cell table:style-name="ce43" table:number-columns-repeated="4"/>
          <table:table-cell table:style-name="ce43" office:value-type="float" office:value="322.947702" calcext:value-type="float">
            <text:p><text:s/>32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3"/>
          <table:table-cell table:style-name="ce43" office:value-type="float" office:value="290.390521713333" calcext:value-type="float">
            <text:p><text:s/>290 <text:s/></text:p>
          </table:table-cell>
          <table:table-cell table:style-name="ce43" table:number-columns-repeated="4"/>
          <table:table-cell table:style-name="ce43" office:value-type="float" office:value="343.591092" calcext:value-type="float">
            <text:p><text:s/>34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table:number-columns-repeated="3"/>
          <table:table-cell table:style-name="ce43" office:value-type="float" office:value="43489.2050826176" calcext:value-type="float">
            <text:p><text:s/>43,489 <text:s/></text:p>
          </table:table-cell>
          <table:table-cell table:style-name="ce43" table:number-columns-repeated="3"/>
          <table:table-cell table:style-name="ce43" office:value-type="float" office:value="83371.70251586" calcext:value-type="float">
            <text:p><text:s/>83,372 <text:s/></text:p>
          </table:table-cell>
          <table:table-cell table:style-name="ce43" office:value-type="float" office:value="20439.58884618" calcext:value-type="float">
            <text:p><text:s/>20,44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table:number-columns-repeated="3"/>
          <table:table-cell table:style-name="ce43" office:value-type="float" office:value="28822.6037794563" calcext:value-type="float">
            <text:p><text:s/>28,823 <text:s/></text:p>
          </table:table-cell>
          <table:table-cell table:style-name="ce43" table:number-columns-repeated="3"/>
          <table:table-cell table:style-name="ce43" office:value-type="float" office:value="83352.12491892" calcext:value-type="float">
            <text:p><text:s/>83,352 <text:s/></text:p>
          </table:table-cell>
          <table:table-cell table:style-name="ce43" office:value-type="float" office:value="8814.98596818" calcext:value-type="float">
            <text:p><text:s/>8,81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table:number-columns-repeated="3"/>
          <table:table-cell table:style-name="ce46" office:value-type="float" office:value="5517.12344342667" calcext:value-type="float">
            <text:p>( 5,517 <text:s/>)</text:p>
          </table:table-cell>
          <table:table-cell table:style-name="ce46" table:number-columns-repeated="4"/>
          <table:table-cell table:style-name="ce46" office:value-type="float" office:value="6577.502184" calcext:value-type="float">
            <text:p>( 6,578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table:number-columns-repeated="3"/>
          <table:table-cell table:style-name="ce46" office:value-type="float" office:value="23305.4803360296" calcext:value-type="float">
            <text:p>( 23,305 <text:s/>)</text:p>
          </table:table-cell>
          <table:table-cell table:style-name="ce46" table:number-columns-repeated="3"/>
          <table:table-cell table:style-name="ce46" office:value-type="float" office:value="83352.12491892" calcext:value-type="float">
            <text:p>( 83,352 <text:s/>)</text:p>
          </table:table-cell>
          <table:table-cell table:style-name="ce46" office:value-type="float" office:value="2237.48378418" calcext:value-type="float">
            <text:p>( 2,237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table:number-columns-repeated="3"/>
          <table:table-cell table:style-name="ce43" office:value-type="float" office:value="3857.55381727576" calcext:value-type="float">
            <text:p><text:s/>3,858 <text:s/></text:p>
          </table:table-cell>
          <table:table-cell table:style-name="ce43" table:number-columns-repeated="3"/>
          <table:table-cell table:style-name="ce43" office:value-type="float" office:value="19.57759694" calcext:value-type="float">
            <text:p><text:s/>20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table:number-columns-repeated="3"/>
          <table:table-cell table:style-name="ce43" office:value-type="float" office:value="2349.11447591556" calcext:value-type="float">
            <text:p><text:s/>2,349 <text:s/></text:p>
          </table:table-cell>
          <table:table-cell table:style-name="ce43" table:number-columns-repeated="4"/>
          <table:table-cell table:style-name="ce43" office:value-type="float" office:value="149.18508" calcext:value-type="float">
            <text:p><text:s/>149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table:number-columns-repeated="3"/>
          <table:table-cell table:style-name="ce47" office:value-type="float" office:value="8459.93300997" calcext:value-type="float">
            <text:p><text:s/>8,460 <text:s/></text:p>
          </table:table-cell>
          <table:table-cell table:style-name="ce47" table:number-columns-repeated="4"/>
          <table:table-cell table:style-name="ce47" office:value-type="float" office:value="11475.417798" calcext:value-type="float">
            <text:p><text:s/>11,47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table:number-columns-repeated="3"/>
          <table:table-cell table:style-name="ce43" office:value-type="float" office:value="1904.74870369333" calcext:value-type="float">
            <text:p><text:s/>1,905 <text:s/></text:p>
          </table:table-cell>
          <table:table-cell table:style-name="ce43" table:number-columns-repeated="4"/>
          <table:table-cell table:style-name="ce43" office:value-type="float" office:value="948.392424" calcext:value-type="float">
            <text:p><text:s/>948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table:number-columns-repeated="3"/>
          <table:table-cell table:style-name="ce43" office:value-type="float" office:value="304.369562316667" calcext:value-type="float">
            <text:p><text:s/>304 <text:s/></text:p>
          </table:table-cell>
          <table:table-cell table:style-name="ce43" table:number-columns-repeated="4"/>
          <table:table-cell table:style-name="ce43" office:value-type="float" office:value="274.69071" calcext:value-type="float">
            <text:p><text:s/>275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table:number-columns-repeated="3"/>
          <table:table-cell table:style-name="ce47" office:value-type="float" office:value="2445.31217763333" calcext:value-type="float">
            <text:p><text:s/>2,445 <text:s/></text:p>
          </table:table-cell>
          <table:table-cell table:style-name="ce47" table:number-columns-repeated="4"/>
          <table:table-cell table:style-name="ce47" office:value-type="float" office:value="1247.31162" calcext:value-type="float">
            <text:p><text:s/>1,24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table:number-columns-repeated="3"/>
          <table:table-cell table:style-name="ce43" office:value-type="float" office:value="19585.96860673" calcext:value-type="float">
            <text:p><text:s/>19,586 <text:s/></text:p>
          </table:table-cell>
          <table:table-cell table:style-name="ce43" table:number-columns-repeated="4"/>
          <table:table-cell table:style-name="ce43" office:value-type="float" office:value="1083.707982" calcext:value-type="float">
            <text:p><text:s/>1,08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table:number-columns-repeated="3"/>
          <table:table-cell table:style-name="ce43" office:value-type="float" office:value="3455.20631683333" calcext:value-type="float">
            <text:p><text:s/>3,455 <text:s/></text:p>
          </table:table-cell>
          <table:table-cell table:style-name="ce43" table:number-columns-repeated="4"/>
          <table:table-cell table:style-name="ce43" office:value-type="float" office:value="20.0889" calcext:value-type="float">
            <text:p><text:s/>2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table:number-columns-repeated="3"/>
          <table:table-cell table:style-name="ce43" office:value-type="float" office:value="16130.7622898967" calcext:value-type="float">
            <text:p><text:s/>16,131 <text:s/></text:p>
          </table:table-cell>
          <table:table-cell table:style-name="ce43" table:number-columns-repeated="4"/>
          <table:table-cell table:style-name="ce43" office:value-type="float" office:value="1063.619082" calcext:value-type="float">
            <text:p><text:s/>1,06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3"/>
          <table:table-cell table:style-name="ce46" office:value-type="float" office:value="1651.37229495" calcext:value-type="float">
            <text:p>( 1,651 <text:s/>)</text:p>
          </table:table-cell>
          <table:table-cell table:style-name="ce46" table:number-columns-repeated="4"/>
          <table:table-cell table:style-name="ce46" office:value-type="float" office:value="770.25933" calcext:value-type="float">
            <text:p>( 770 <text:s/>)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3"/>
          <table:table-cell table:style-name="ce48" office:value-type="float" office:value="12197.8966616133" calcext:value-type="float">
            <text:p>( 12,198 <text:s/>)</text:p>
          </table:table-cell>
          <table:table-cell table:style-name="ce48" table:number-columns-repeated="4"/>
          <table:table-cell table:style-name="ce48" office:value-type="float" office:value="293.359752" calcext:value-type="float">
            <text:p>( 293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143348.70359551" calcext:value-type="float">
            <text:p><text:s/>143,349 <text:s/></text:p>
          </table:table-cell>
          <table:table-cell table:style-name="ce43" office:value-type="float" office:value="274960.60829981" calcext:value-type="float">
            <text:p><text:s/>274,961 <text:s/></text:p>
          </table:table-cell>
          <table:table-cell table:style-name="ce43" office:value-type="float" office:value="29599.14638162" calcext:value-type="float">
            <text:p><text:s/>29,599 <text:s/></text:p>
          </table:table-cell>
          <table:table-cell table:style-name="ce43" office:value-type="float" office:value="12980.9621451533" calcext:value-type="float">
            <text:p><text:s/>12,981 <text:s/></text:p>
          </table:table-cell>
          <table:table-cell table:style-name="ce43" table:number-columns-repeated="4"/>
          <table:table-cell table:style-name="ce43" office:value-type="float" office:value="2745.663588" calcext:value-type="float">
            <text:p><text:s/>2,74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143348.70359551" calcext:value-type="float">
            <text:p><text:s/>143,349 <text:s/></text:p>
          </table:table-cell>
          <table:table-cell table:style-name="ce43" office:value-type="float" office:value="274960.60829981" calcext:value-type="float">
            <text:p><text:s/>274,961 <text:s/></text:p>
          </table:table-cell>
          <table:table-cell table:style-name="ce43" office:value-type="float" office:value="29599.14638162" calcext:value-type="float">
            <text:p><text:s/>29,599 <text:s/></text:p>
          </table:table-cell>
          <table:table-cell table:style-name="ce43" office:value-type="float" office:value="8834.86027789667" calcext:value-type="float">
            <text:p><text:s/>8,835 <text:s/></text:p>
          </table:table-cell>
          <table:table-cell table:style-name="ce43" table:number-columns-repeated="4"/>
          <table:table-cell table:style-name="ce43" office:value-type="float" office:value="1617.018282" calcext:value-type="float">
            <text:p><text:s/>1,61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table:number-columns-repeated="3"/>
          <table:table-cell table:style-name="ce43" office:value-type="float" office:value="4146.10186725667" calcext:value-type="float">
            <text:p><text:s/>4,146 <text:s/></text:p>
          </table:table-cell>
          <table:table-cell table:style-name="ce43" table:number-columns-repeated="4"/>
          <table:table-cell table:style-name="ce43" office:value-type="float" office:value="1128.645306" calcext:value-type="float">
            <text:p><text:s/>1,12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3"/>
          <table:table-cell table:style-name="ce46" office:value-type="float" office:value="3688.68023979" calcext:value-type="float">
            <text:p>( 3,689 <text:s/>)</text:p>
          </table:table-cell>
          <table:table-cell table:style-name="ce46" table:number-columns-repeated="4"/>
          <table:table-cell table:style-name="ce46" office:value-type="float" office:value="1119.482586" calcext:value-type="float">
            <text:p>( 1,119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table:number-columns-repeated="3"/>
          <table:table-cell table:style-name="ce43" office:value-type="float" office:value="2840.97163218333" calcext:value-type="float">
            <text:p><text:s/>2,841 <text:s/></text:p>
          </table:table-cell>
          <table:table-cell table:style-name="ce43" table:number-columns-repeated="4"/>
          <table:table-cell table:style-name="ce43" office:value-type="float" office:value="2871.08559" calcext:value-type="float">
            <text:p><text:s/>2,871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3"/>
          <table:table-cell table:style-name="ce47" office:value-type="float" office:value="656.176151696667" calcext:value-type="float">
            <text:p><text:s/>656 <text:s/></text:p>
          </table:table-cell>
          <table:table-cell table:style-name="ce47" table:number-columns-repeated="4"/>
          <table:table-cell table:style-name="ce47" office:value-type="float" office:value="502.475202" calcext:value-type="float">
            <text:p><text:s/>50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table:number-columns-repeated="3"/>
          <table:table-cell table:style-name="ce43" office:value-type="float" office:value="1211.74854601667" calcext:value-type="float">
            <text:p><text:s/>1,212 <text:s/></text:p>
          </table:table-cell>
          <table:table-cell table:style-name="ce43" table:number-columns-repeated="4"/>
          <table:table-cell table:style-name="ce43" office:value-type="float" office:value="547.95429" calcext:value-type="float">
            <text:p><text:s/>548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3"/>
          <table:table-cell table:style-name="ce46" office:value-type="float" office:value="759.12766625" calcext:value-type="float">
            <text:p>( 759 <text:s/>)</text:p>
          </table:table-cell>
          <table:table-cell table:style-name="ce46" table:number-columns-repeated="4"/>
          <table:table-cell table:style-name="ce46" office:value-type="float" office:value="217.93275" calcext:value-type="float">
            <text:p>( 218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3"/>
          <table:table-cell table:style-name="ce43" office:value-type="float" office:value="2015.72863080667" calcext:value-type="float">
            <text:p><text:s/>2,016 <text:s/></text:p>
          </table:table-cell>
          <table:table-cell table:style-name="ce43" table:number-columns-repeated="4"/>
          <table:table-cell table:style-name="ce43" office:value-type="float" office:value="1401.099876" calcext:value-type="float">
            <text:p><text:s/>1,40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3"/>
          <table:table-cell table:style-name="ce43" office:value-type="float" office:value="3.350675" calcext:value-type="float">
            <text:p><text:s/>3 <text:s/></text:p>
          </table:table-cell>
          <table:table-cell table:style-name="ce43" table:number-columns-repeated="4"/>
          <table:table-cell table:style-name="ce43" office:value-type="float" office:value="4.545" calcext:value-type="float">
            <text:p><text:s/>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table:number-columns-repeated="3"/>
          <table:table-cell table:style-name="ce43" office:value-type="float" office:value="95.5873366666667" calcext:value-type="float">
            <text:p><text:s/>96 <text:s/></text:p>
          </table:table-cell>
          <table:table-cell table:style-name="ce43" table:number-columns-repeated="4"/>
          <table:table-cell table:style-name="ce43" office:value-type="float" office:value="1.818" calcext:value-type="float">
            <text:p><text:s/>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3"/>
          <table:table-cell table:style-name="ce43" office:value-type="float" office:value="835.57396" calcext:value-type="float">
            <text:p><text:s/>836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3"/>
          <table:table-cell table:style-name="ce43" office:value-type="float" office:value="1618.46457516667" calcext:value-type="float">
            <text:p><text:s/>1,618 <text:s/></text:p>
          </table:table-cell>
          <table:table-cell table:style-name="ce43" table:number-columns-repeated="4"/>
          <table:table-cell table:style-name="ce43" office:value-type="float" office:value="15.5439" calcext:value-type="float">
            <text:p><text:s/>16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3"/>
          <table:table-cell table:style-name="ce43" office:value-type="float" office:value="982144.719954585" calcext:value-type="float">
            <text:p><text:s/>982,145 <text:s/></text:p>
          </table:table-cell>
          <table:table-cell table:style-name="ce43" table:number-columns-repeated="4"/>
          <table:table-cell table:style-name="ce43" office:value-type="float" office:value="1257.269539" calcext:value-type="float">
            <text:p><text:s/>1,25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3"/>
          <table:table-cell table:style-name="ce43" office:value-type="float" office:value="4766.52977777778" calcext:value-type="float">
            <text:p><text:s/>4,767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3"/>
          <table:table-cell table:style-name="ce43" office:value-type="float" office:value="970405.88551014" calcext:value-type="float">
            <text:p><text:s/>970,406 <text:s/></text:p>
          </table:table-cell>
          <table:table-cell table:style-name="ce43" table:number-columns-repeated="4"/>
          <table:table-cell table:style-name="ce43" office:value-type="float" office:value="1257.269539" calcext:value-type="float">
            <text:p><text:s/>1,25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3"/>
          <table:table-cell table:style-name="ce43" office:value-type="float" office:value="6972.30466666667" calcext:value-type="float">
            <text:p><text:s/>6,972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3"/>
          <table:table-cell table:style-name="ce43" office:value-type="float" office:value="21507.5298" calcext:value-type="float">
            <text:p><text:s/>21,508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3"/>
          <table:table-cell table:style-name="ce43" office:value-type="float" office:value="5849.31886666667" calcext:value-type="float">
            <text:p><text:s/>5,849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3"/>
          <table:table-cell table:style-name="ce44" office:value-type="float" office:value="15658.2109333333" calcext:value-type="float">
            <text:p><text:s/>15,658 <text:s/></text:p>
          </table:table-cell>
          <table:table-cell table:style-name="ce44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table:number-columns-repeated="3"/>
          <table:table-cell table:style-name="ce43" office:value-type="float" office:value="65639.0055842403" calcext:value-type="float">
            <text:p><text:s/>65,639 <text:s/></text:p>
          </table:table-cell>
          <table:table-cell table:style-name="ce43" table:number-columns-repeated="4"/>
          <table:table-cell table:style-name="ce43" office:value-type="float" office:value="13276.7816515693" calcext:value-type="float">
            <text:p><text:s/>13,27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3"/>
          <table:table-cell table:style-name="ce43" office:value-type="float" office:value="17967.7617253445" calcext:value-type="float">
            <text:p><text:s/>17,968 <text:s/></text:p>
          </table:table-cell>
          <table:table-cell table:style-name="ce43" table:number-columns-repeated="4"/>
          <table:table-cell table:style-name="ce43" office:value-type="float" office:value="160.866726164384" calcext:value-type="float">
            <text:p><text:s/>16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3"/>
          <table:table-cell table:style-name="ce43" office:value-type="float" office:value="9704.21302865204" calcext:value-type="float">
            <text:p><text:s/>9,704 <text:s/></text:p>
          </table:table-cell>
          <table:table-cell table:style-name="ce43" table:number-columns-repeated="4"/>
          <table:table-cell table:style-name="ce43" office:value-type="float" office:value="12611.400400583" calcext:value-type="float">
            <text:p><text:s/>12,61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3"/>
          <table:table-cell table:style-name="ce43" office:value-type="float" office:value="2147.41372" calcext:value-type="float">
            <text:p><text:s/>2,147 <text:s/></text:p>
          </table:table-cell>
          <table:table-cell table:style-name="ce43" table:number-columns-repeated="4"/>
          <table:table-cell table:style-name="ce43" office:value-type="float" office:value="138.168" calcext:value-type="float">
            <text:p><text:s/>138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3"/>
          <table:table-cell table:style-name="ce43" office:value-type="float" office:value="14.0588" calcext:value-type="float">
            <text:p><text:s/>14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3"/>
          <table:table-cell table:style-name="ce43" office:value-type="float" office:value="676.707466666667" calcext:value-type="float">
            <text:p><text:s/>677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3"/>
          <table:table-cell table:style-name="ce43" office:value-type="float" office:value="52.4051333333333" calcext:value-type="float">
            <text:p><text:s/>52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3"/>
          <table:table-cell table:style-name="ce43" office:value-type="float" office:value="1041.46002573333" calcext:value-type="float">
            <text:p><text:s/>1,041 <text:s/></text:p>
          </table:table-cell>
          <table:table-cell table:style-name="ce43" table:number-columns-repeated="4"/>
          <table:table-cell table:style-name="ce43" office:value-type="float" office:value="32.94216" calcext:value-type="float">
            <text:p><text:s/>3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table:number-columns-repeated="3"/>
          <table:table-cell table:style-name="ce43" office:value-type="float" office:value="1035.25335306329" calcext:value-type="float">
            <text:p><text:s/>1,035 <text:s/></text:p>
          </table:table-cell>
          <table:table-cell table:style-name="ce43" table:number-columns-repeated="4"/>
          <table:table-cell table:style-name="ce43" office:value-type="float" office:value="48.4369823013699" calcext:value-type="float">
            <text:p><text:s/>48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table:number-columns-repeated="3"/>
          <table:table-cell table:style-name="ce43" office:value-type="float" office:value="23386.2362571978" calcext:value-type="float">
            <text:p><text:s/>23,386 <text:s/></text:p>
          </table:table-cell>
          <table:table-cell table:style-name="ce43" table:number-columns-repeated="4"/>
          <table:table-cell table:style-name="ce43" office:value-type="float" office:value="0.265428" calcext:value-type="float">
            <text:p><text:s/>0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table:number-columns-repeated="3"/>
          <table:table-cell table:style-name="ce44" office:value-type="float" office:value="9613.49607424932" calcext:value-type="float">
            <text:p><text:s/>9,613 <text:s/></text:p>
          </table:table-cell>
          <table:table-cell table:style-name="ce44" table:number-columns-repeated="4"/>
          <table:table-cell table:style-name="ce44" office:value-type="float" office:value="284.701954520548" calcext:value-type="float">
            <text:p><text:s/>285 <text:s/></text:p>
          </table:table-cell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3"/>
          <table:table-cell table:style-name="ce45" office:value-type="float" office:value="98693.0768321425" calcext:value-type="float">
            <text:p><text:s/>98,693 <text:s/></text:p>
          </table:table-cell>
          <table:table-cell table:style-name="ce45" table:number-columns-repeated="4"/>
          <table:table-cell table:style-name="ce45" office:value-type="float" office:value="133871.54355528" calcext:value-type="float">
            <text:p><text:s/>133,87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3"/>
          <table:table-cell table:style-name="ce43" office:value-type="float" office:value="2200429.64890147" calcext:value-type="float">
            <text:p><text:s/>2,200,430 <text:s/></text:p>
          </table:table-cell>
          <table:table-cell table:style-name="ce43" table:number-columns-repeated="2"/>
          <table:table-cell table:style-name="ce43" office:value-type="float" office:value="5508" calcext:value-type="float">
            <text:p><text:s/>5,508 <text:s/></text:p>
          </table:table-cell>
          <table:table-cell table:style-name="ce43"/>
          <table:table-cell table:style-name="ce43" office:value-type="float" office:value="24244.848" calcext:value-type="float">
            <text:p><text:s/>24,24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3"/>
          <table:table-cell table:style-name="ce43" office:value-type="float" office:value="2200429.64890147" calcext:value-type="float">
            <text:p><text:s/>2,200,430 <text:s/></text:p>
          </table:table-cell>
          <table:table-cell table:style-name="ce43" table:number-columns-repeated="2"/>
          <table:table-cell table:style-name="ce43" office:value-type="float" office:value="5508" calcext:value-type="float">
            <text:p><text:s/>5,508 <text:s/></text:p>
          </table:table-cell>
          <table:table-cell table:style-name="ce43"/>
          <table:table-cell table:style-name="ce43" office:value-type="float" office:value="24244.848" calcext:value-type="float">
            <text:p><text:s/>24,24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3"/>
          <table:table-cell table:style-name="ce46" office:value-type="float" office:value="1783043.12192" calcext:value-type="float">
            <text:p>( 1,783,043 <text:s/>)</text:p>
          </table:table-cell>
          <table:table-cell table:style-name="ce46" table:number-columns-repeated="4"/>
          <table:table-cell table:style-name="ce46" office:value-type="float" office:value="24244.848" calcext:value-type="float">
            <text:p>( 24,245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112070.421728" calcext:value-type="float">
            <text:p><text:s/>112,070 <text:s/></text:p>
          </table:table-cell>
          <table:table-cell table:style-name="ce43" office:value-type="float" office:value="213888.827661" calcext:value-type="float">
            <text:p><text:s/>213,889 <text:s/></text:p>
          </table:table-cell>
          <table:table-cell table:style-name="ce43" office:value-type="float" office:value="52852.354453" calcext:value-type="float">
            <text:p><text:s/>52,852 <text:s/></text:p>
          </table:table-cell>
          <table:table-cell table:style-name="ce43" office:value-type="float" office:value="501216.005845" calcext:value-type="float">
            <text:p><text:s/>501,216 <text:s/></text:p>
          </table:table-cell>
          <table:table-cell table:style-name="ce43" table:number-columns-repeated="3"/>
          <table:table-cell table:style-name="ce43" office:value-type="float" office:value="50234.191362" calcext:value-type="float">
            <text:p><text:s/>50,234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3"/>
          <table:table-cell table:style-name="ce43" office:value-type="float" office:value="427797.577" calcext:value-type="float">
            <text:p><text:s/>427,798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table:number-columns-repeated="3"/>
          <table:table-cell table:style-name="ce43" office:value-type="float" office:value="2239.828714" calcext:value-type="float">
            <text:p><text:s/>2,240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105.445575" calcext:value-type="float">
            <text:p><text:s/>105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12070.421728" calcext:value-type="float">
            <text:p><text:s/>112,070 <text:s/></text:p>
          </table:table-cell>
          <table:table-cell table:style-name="ce43" office:value-type="float" office:value="213888.827661" calcext:value-type="float">
            <text:p><text:s/>213,889 <text:s/></text:p>
          </table:table-cell>
          <table:table-cell table:style-name="ce43" office:value-type="float" office:value="52852.354453" calcext:value-type="float">
            <text:p><text:s/>52,852 <text:s/></text:p>
          </table:table-cell>
          <table:table-cell table:style-name="ce43" office:value-type="float" office:value="71073.154556" calcext:value-type="float">
            <text:p><text:s/>71,073 <text:s/></text:p>
          </table:table-cell>
          <table:table-cell table:style-name="ce43" table:number-columns-repeated="3"/>
          <table:table-cell table:style-name="ce43" office:value-type="float" office:value="50234.191362" calcext:value-type="float">
            <text:p><text:s/>50,234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office:value-type="float" office:value="32151.405629" calcext:value-type="float">
            <text:p><text:s/>32,151 <text:s/></text:p>
          </table:table-cell>
          <table:table-cell table:style-name="ce43" office:value-type="float" office:value="58102.824046" calcext:value-type="float">
            <text:p><text:s/>58,103 <text:s/></text:p>
          </table:table-cell>
          <table:table-cell table:style-name="ce43" office:value-type="float" office:value="15425.757956" calcext:value-type="float">
            <text:p><text:s/>15,426 <text:s/></text:p>
          </table:table-cell>
          <table:table-cell table:style-name="ce43" office:value-type="float" office:value="215309.226006" calcext:value-type="float">
            <text:p><text:s/>215,309 <text:s/></text:p>
          </table:table-cell>
          <table:table-cell table:style-name="ce43" table:number-columns-repeated="3"/>
          <table:table-cell table:style-name="ce43" office:value-type="float" office:value="127557.299888" calcext:value-type="float">
            <text:p><text:s/>127,557 <text:s/></text:p>
          </table:table-cell>
          <table:table-cell table:style-name="ce43" office:value-type="float" office:value="16118.206924" calcext:value-type="float">
            <text:p><text:s/>16,118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office:value-type="float" office:value="32151.405629" calcext:value-type="float">
            <text:p><text:s/>32,151 <text:s/></text:p>
          </table:table-cell>
          <table:table-cell table:style-name="ce44" office:value-type="float" office:value="58102.824046" calcext:value-type="float">
            <text:p><text:s/>58,103 <text:s/></text:p>
          </table:table-cell>
          <table:table-cell table:style-name="ce44" office:value-type="float" office:value="15425.757956" calcext:value-type="float">
            <text:p><text:s/>15,426 <text:s/></text:p>
          </table:table-cell>
          <table:table-cell table:style-name="ce44" office:value-type="float" office:value="215309.226006" calcext:value-type="float">
            <text:p><text:s/>215,309 <text:s/></text:p>
          </table:table-cell>
          <table:table-cell table:style-name="ce44" table:number-columns-repeated="3"/>
          <table:table-cell table:style-name="ce44" office:value-type="float" office:value="127557.299888" calcext:value-type="float">
            <text:p><text:s/>127,557 <text:s/></text:p>
          </table:table-cell>
          <table:table-cell table:style-name="ce44" office:value-type="float" office:value="16118.206924" calcext:value-type="float">
            <text:p><text:s/>16,118 <text:s/></text:p>
          </table:table-cell>
          <table:table-cell table:style-name="ce13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0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0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0" table:number-columns-repeated="1012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022"/>
        </table:table-row>
        <table:table-row table:style-name="ro6">
          <table:table-cell table:style-name="ce13"/>
          <table:table-cell table:style-name="ce4"/>
          <table:table-cell table:style-name="ce13" table:number-columns-repeated="1022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10" table:default-cell-style-name="ce15"/>
        <table:table-column table:style-name="co12" table:number-columns-repeated="8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number-columns-repeated="243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1 能源平衡表－OECD能源統計格式（原始單位）</text:p>
            </table:table-cell>
            <table:covered-table-cell table:number-columns-repeated="11" table:style-name="ce16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10年11月</text:p>
            </table:table-cell>
            <table:covered-table-cell table:number-columns-repeated="2" table:style-name="ce2"/>
            <table:table-cell table:style-name="ce37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19" calcext:value-type="float">
              <text:p>19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(丙烷混合氣)</text:p>
            </table:table-cell>
            <table:table-cell table:style-name="ce39" office:value-type="string" calcext:value-type="string">
              <text:p>天然汽油</text:p>
            </table:table-cell>
            <table:table-cell table:style-name="ce39" office:value-type="string" calcext:value-type="string">
              <text:p>石油腦</text:p>
            </table:table-cell>
            <table:table-cell table:style-name="ce39" office:value-type="string" calcext:value-type="string">
              <text:p>車用汽油</text:p>
            </table:table-cell>
            <table:table-cell table:style-name="ce39" office:value-type="string" calcext:value-type="string">
              <text:p>(無鉛汽油)</text:p>
            </table:table-cell>
            <table:table-cell table:style-name="ce39" office:value-type="string" calcext:value-type="string">
              <text:p>航空汽油</text:p>
            </table:table-cell>
            <table:table-cell table:number-columns-repeated="2" table:style-name="ce39" office:value-type="string" calcext:value-type="string">
              <text:p>航空燃油-</text:p>
            </table:table-cell>
            <table:table-cell table:style-name="ce39" office:value-type="string" calcext:value-type="string">
              <text:p>煤油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3"/>
            <table:table-cell table:style-name="ce39" table:number-columns-repeated="4"/>
            <table:table-cell table:style-name="ce53"/>
            <table:table-cell table:style-name="ce53" office:value-type="string" calcext:value-type="string">
              <text:p>汽油型</text:p>
            </table:table-cell>
            <table:table-cell table:style-name="ce53" office:value-type="string" calcext:value-type="string">
              <text:p>煤油型</text:p>
            </table:table-cell>
            <table:table-cell table:style-name="ce39"/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number-columns-repeated="9" table:style-name="ce39" office:value-type="string" calcext:value-type="string">
              <text:p>(公秉)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number-columns-repeated="9" table:style-name="ce40" office:value-type="string" calcext:value-type="string">
              <text:p>(KL)</text:p>
            </table:table-cell>
            <table:table-cell table:style-name="ce51" table:number-columns-repeated="1012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9"/>
            <table:table-cell table:style-name="ce51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54"/>
          <table:table-cell table:style-name="ce42" table:number-columns-repeated="3"/>
          <table:table-cell table:style-name="ce54"/>
          <table:table-cell table:style-name="ce42" table:number-columns-repeated="4"/>
          <table:table-cell table:style-name="ce37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6"/>
          <table:table-cell table:style-name="ce43"/>
          <table:table-cell table:style-name="ce43" office:value-type="float" office:value="1012902.475" calcext:value-type="float">
            <text:p><text:s/>1,012,902 <text:s/></text:p>
          </table:table-cell>
          <table:table-cell table:style-name="ce43" office:value-type="float" office:value="15679.308" calcext:value-type="float">
            <text:p><text:s/>15,679 <text:s/></text:p>
          </table:table-cell>
          <table:table-cell table:style-name="ce46" office:value-type="float" office:value="15679.308" calcext:value-type="float">
            <text:p>( 15,679 <text:s/>)</text:p>
          </table:table-cell>
          <table:table-cell table:style-name="ce43" table:number-columns-repeated="2"/>
          <table:table-cell table:style-name="ce43" office:value-type="float" office:value="43764.032" calcext:value-type="float">
            <text:p><text:s/>43,764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6"/>
          <table:table-cell table:style-name="ce43" table:number-columns-repeated="2"/>
          <table:table-cell table:style-name="ce43" office:value-type="float" office:value="203042.408" calcext:value-type="float">
            <text:p><text:s/>203,042 <text:s/></text:p>
          </table:table-cell>
          <table:table-cell table:style-name="ce46" office:value-type="float" office:value="203042.408" calcext:value-type="float">
            <text:p>( 203,042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3" office:value-type="float" office:value="197464.904" calcext:value-type="float">
            <text:p><text:s/>197,465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6"/>
          <table:table-cell table:style-name="ce43"/>
          <table:table-cell table:style-name="ce43" office:value-type="float" office:value="-197922.968" calcext:value-type="float">
            <text:p><text:s/>-197,923 <text:s/></text:p>
          </table:table-cell>
          <table:table-cell table:style-name="ce43" office:value-type="float" office:value="167207.187" calcext:value-type="float">
            <text:p><text:s/>167,207 <text:s/></text:p>
          </table:table-cell>
          <table:table-cell table:style-name="ce46" office:value-type="float" office:value="167207.187" calcext:value-type="float">
            <text:p>( 167,207 <text:s/>)</text:p>
          </table:table-cell>
          <table:table-cell table:style-name="ce43" table:number-columns-repeated="2"/>
          <table:table-cell table:style-name="ce43" office:value-type="float" office:value="113457.631" calcext:value-type="float">
            <text:p><text:s/>113,458 <text:s/></text:p>
          </table:table-cell>
          <table:table-cell table:style-name="ce43" office:value-type="float" office:value="293.114" calcext:value-type="float">
            <text:p><text:s/>293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55"/>
          <table:table-cell table:style-name="ce44"/>
          <table:table-cell table:style-name="ce44" office:value-type="float" office:value="1210825.443" calcext:value-type="float">
            <text:p><text:s/>1,210,825 <text:s/></text:p>
          </table:table-cell>
          <table:table-cell table:style-name="ce44" office:value-type="float" office:value="-354570.287" calcext:value-type="float">
            <text:p><text:s/>-354,570 <text:s/></text:p>
          </table:table-cell>
          <table:table-cell table:style-name="ce55" office:value-type="float" office:value="-354570.287" calcext:value-type="float">
            <text:p>( -354,570 <text:s/>)</text:p>
          </table:table-cell>
          <table:table-cell table:style-name="ce44" table:number-columns-repeated="2"/>
          <table:table-cell table:style-name="ce44" office:value-type="float" office:value="-267158.503" calcext:value-type="float">
            <text:p><text:s/>-267,159 <text:s/></text:p>
          </table:table-cell>
          <table:table-cell table:style-name="ce44" office:value-type="float" office:value="-293.114" calcext:value-type="float">
            <text:p><text:s/>-293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6"/>
          <table:table-cell table:style-name="ce43"/>
          <table:table-cell table:style-name="ce43" office:value-type="float" office:value="44325.58" calcext:value-type="float">
            <text:p><text:s/>44,326 <text:s/></text:p>
          </table:table-cell>
          <table:table-cell table:style-name="ce43" office:value-type="float" office:value="3980" calcext:value-type="float">
            <text:p><text:s/>3,980 <text:s/></text:p>
          </table:table-cell>
          <table:table-cell table:style-name="ce46" office:value-type="float" office:value="3980" calcext:value-type="float">
            <text:p>( 3,980 <text:s/>)</text:p>
          </table:table-cell>
          <table:table-cell table:style-name="ce43" table:number-columns-repeated="2"/>
          <table:table-cell table:style-name="ce43" office:value-type="float" office:value="5912.082" calcext:value-type="float">
            <text:p><text:s/>5,912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55"/>
          <table:table-cell table:style-name="ce44"/>
          <table:table-cell table:style-name="ce44" office:value-type="float" office:value="4137.53" calcext:value-type="float">
            <text:p><text:s/>4,138 <text:s/></text:p>
          </table:table-cell>
          <table:table-cell table:style-name="ce44" office:value-type="float" office:value="-23543.245" calcext:value-type="float">
            <text:p><text:s/>-23,543 <text:s/></text:p>
          </table:table-cell>
          <table:table-cell table:style-name="ce55" office:value-type="float" office:value="-23543.245" calcext:value-type="float">
            <text:p>( -23,543 <text:s/>)</text:p>
          </table:table-cell>
          <table:table-cell table:style-name="ce44" table:number-columns-repeated="2"/>
          <table:table-cell table:style-name="ce44" office:value-type="float" office:value="24906.641" calcext:value-type="float">
            <text:p><text:s/>24,907 <text:s/></text:p>
          </table:table-cell>
          <table:table-cell table:style-name="ce44" office:value-type="float" office:value="-63.198" calcext:value-type="float">
            <text:p><text:s/>-63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55"/>
          <table:table-cell table:style-name="ce44" table:number-columns-repeated="3"/>
          <table:table-cell table:style-name="ce55"/>
          <table:table-cell table:style-name="ce44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6"/>
          <table:table-cell table:style-name="ce43"/>
          <table:table-cell table:style-name="ce43" office:value-type="float" office:value="874371.453" calcext:value-type="float">
            <text:p><text:s/>874,371 <text:s/></text:p>
          </table:table-cell>
          <table:table-cell table:style-name="ce43" office:value-type="float" office:value="1060742.727" calcext:value-type="float">
            <text:p><text:s/>1,060,743 <text:s/></text:p>
          </table:table-cell>
          <table:table-cell table:style-name="ce46" office:value-type="float" office:value="1060742.727" calcext:value-type="float">
            <text:p>( 1,060,743 <text:s/>)</text:p>
          </table:table-cell>
          <table:table-cell table:style-name="ce43" table:number-columns-repeated="2"/>
          <table:table-cell table:style-name="ce43" office:value-type="float" office:value="311045.123" calcext:value-type="float">
            <text:p><text:s/>311,045 <text:s/></text:p>
          </table:table-cell>
          <table:table-cell table:style-name="ce43" office:value-type="float" office:value="723.29" calcext:value-type="float">
            <text:p><text:s/>723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6"/>
          <table:table-cell table:style-name="ce43"/>
          <table:table-cell table:style-name="ce43" office:value-type="float" office:value="874371.453" calcext:value-type="float">
            <text:p><text:s/>874,371 <text:s/></text:p>
          </table:table-cell>
          <table:table-cell table:style-name="ce43" office:value-type="float" office:value="1014827.79466769" calcext:value-type="float">
            <text:p><text:s/>1,014,828 <text:s/></text:p>
          </table:table-cell>
          <table:table-cell table:style-name="ce46" office:value-type="float" office:value="1014827.79466769" calcext:value-type="float">
            <text:p>( 1,014,828 <text:s/>)</text:p>
          </table:table-cell>
          <table:table-cell table:style-name="ce43" table:number-columns-repeated="2"/>
          <table:table-cell table:style-name="ce43" office:value-type="float" office:value="311045.123" calcext:value-type="float">
            <text:p><text:s/>311,045 <text:s/></text:p>
          </table:table-cell>
          <table:table-cell table:style-name="ce43" office:value-type="float" office:value="723.29" calcext:value-type="float">
            <text:p><text:s/>723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55"/>
          <table:table-cell table:style-name="ce44" table:number-columns-repeated="2"/>
          <table:table-cell table:style-name="ce44" office:value-type="float" office:value="45914.9323323077" calcext:value-type="float">
            <text:p><text:s/>45,915 <text:s/></text:p>
          </table:table-cell>
          <table:table-cell table:style-name="ce55" office:value-type="float" office:value="45914.9323323077" calcext:value-type="float">
            <text:p>( 45,915 <text:s/>)</text:p>
          </table:table-cell>
          <table:table-cell table:style-name="ce44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6"/>
          <table:table-cell table:style-name="ce43" table:number-columns-repeated="2"/>
          <table:table-cell table:style-name="ce43" office:value-type="float" office:value="333.671" calcext:value-type="float">
            <text:p><text:s/>334 <text:s/></text:p>
          </table:table-cell>
          <table:table-cell table:style-name="ce46" office:value-type="float" office:value="333.671" calcext:value-type="float">
            <text:p>( 33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6"/>
          <table:table-cell table:style-name="ce43" table:number-columns-repeated="2"/>
          <table:table-cell table:style-name="ce43" office:value-type="float" office:value="186.748" calcext:value-type="float">
            <text:p><text:s/>187 <text:s/></text:p>
          </table:table-cell>
          <table:table-cell table:style-name="ce46" office:value-type="float" office:value="186.748" calcext:value-type="float">
            <text:p>( 187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6"/>
          <table:table-cell table:style-name="ce43" table:number-columns-repeated="2"/>
          <table:table-cell table:style-name="ce43" office:value-type="float" office:value="145.532" calcext:value-type="float">
            <text:p><text:s/>146 <text:s/></text:p>
          </table:table-cell>
          <table:table-cell table:style-name="ce46" office:value-type="float" office:value="145.532" calcext:value-type="float">
            <text:p>( 146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55"/>
          <table:table-cell table:style-name="ce44" table:number-columns-repeated="2"/>
          <table:table-cell table:style-name="ce44" office:value-type="float" office:value="1.391" calcext:value-type="float">
            <text:p><text:s/>1 <text:s/></text:p>
          </table:table-cell>
          <table:table-cell table:style-name="ce55" office:value-type="float" office:value="1.391" calcext:value-type="float">
            <text:p>( 1 <text:s/>)</text:p>
          </table:table-cell>
          <table:table-cell table:style-name="ce44" table:number-columns-repeated="4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56"/>
          <table:table-cell table:style-name="ce45" table:number-columns-repeated="3"/>
          <table:table-cell table:style-name="ce56"/>
          <table:table-cell table:style-name="ce45" table:number-columns-repeated="4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56"/>
          <table:table-cell table:style-name="ce45"/>
          <table:table-cell table:style-name="ce45" office:value-type="float" office:value="2036733.786" calcext:value-type="float">
            <text:p><text:s/>2,036,734 <text:s/></text:p>
          </table:table-cell>
          <table:table-cell table:style-name="ce45" office:value-type="float" office:value="725402.014" calcext:value-type="float">
            <text:p><text:s/>725,402 <text:s/></text:p>
          </table:table-cell>
          <table:table-cell table:style-name="ce56" office:value-type="float" office:value="725402.014" calcext:value-type="float">
            <text:p>( 725,402 <text:s/>)</text:p>
          </table:table-cell>
          <table:table-cell table:style-name="ce45" table:number-columns-repeated="2"/>
          <table:table-cell table:style-name="ce45" office:value-type="float" office:value="13067.897" calcext:value-type="float">
            <text:p><text:s/>13,068 <text:s/></text:p>
          </table:table-cell>
          <table:table-cell table:style-name="ce45" office:value-type="float" office:value="493.374" calcext:value-type="float">
            <text:p><text:s/>493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56"/>
          <table:table-cell table:style-name="ce45" table:number-columns-repeated="2"/>
          <table:table-cell table:style-name="ce45" office:value-type="float" office:value="725402.014" calcext:value-type="float">
            <text:p><text:s/>725,402 <text:s/></text:p>
          </table:table-cell>
          <table:table-cell table:style-name="ce56" office:value-type="float" office:value="725402.014" calcext:value-type="float">
            <text:p>( 725,402 <text:s/>)</text:p>
          </table:table-cell>
          <table:table-cell table:style-name="ce45" table:number-columns-repeated="2"/>
          <table:table-cell table:style-name="ce45" office:value-type="float" office:value="13067.897" calcext:value-type="float">
            <text:p><text:s/>13,068 <text:s/></text:p>
          </table:table-cell>
          <table:table-cell table:style-name="ce45" office:value-type="float" office:value="493.374" calcext:value-type="float">
            <text:p><text:s/>49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470.481" calcext:value-type="float">
            <text:p><text:s/>470 <text:s/></text:p>
          </table:table-cell>
          <table:table-cell table:style-name="ce46" office:value-type="float" office:value="470.481" calcext:value-type="float">
            <text:p>( 470 <text:s/>)</text:p>
          </table:table-cell>
          <table:table-cell table:style-name="ce43" table:number-columns-repeated="2"/>
          <table:table-cell table:style-name="ce43" office:value-type="float" office:value="10" calcext:value-type="float">
            <text:p><text:s/>10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6"/>
          <table:table-cell table:style-name="ce43" table:number-columns-repeated="2"/>
          <table:table-cell table:style-name="ce43" office:value-type="float" office:value="7.007" calcext:value-type="float">
            <text:p><text:s/>7 <text:s/></text:p>
          </table:table-cell>
          <table:table-cell table:style-name="ce46" office:value-type="float" office:value="7.007" calcext:value-type="float">
            <text:p>( 7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6"/>
          <table:table-cell table:style-name="ce43" table:number-columns-repeated="2"/>
          <table:table-cell table:style-name="ce43" office:value-type="float" office:value="0.448" calcext:value-type="float">
            <text:p><text:s/>0 <text:s/></text:p>
          </table:table-cell>
          <table:table-cell table:style-name="ce46" office:value-type="float" office:value="0.448" calcext:value-type="float">
            <text:p>( 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6"/>
          <table:table-cell table:style-name="ce43" table:number-columns-repeated="2"/>
          <table:table-cell table:style-name="ce43" office:value-type="float" office:value="0.917" calcext:value-type="float">
            <text:p><text:s/>1 <text:s/></text:p>
          </table:table-cell>
          <table:table-cell table:style-name="ce46" office:value-type="float" office:value="0.917" calcext:value-type="float">
            <text:p>( 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6"/>
          <table:table-cell table:style-name="ce43" table:number-columns-repeated="2"/>
          <table:table-cell table:style-name="ce43" office:value-type="float" office:value="4.019" calcext:value-type="float">
            <text:p><text:s/>4 <text:s/></text:p>
          </table:table-cell>
          <table:table-cell table:style-name="ce46" office:value-type="float" office:value="4.019" calcext:value-type="float">
            <text:p>( 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6"/>
          <table:table-cell table:style-name="ce43" table:number-columns-repeated="2"/>
          <table:table-cell table:style-name="ce43" office:value-type="float" office:value="0.581" calcext:value-type="float">
            <text:p><text:s/>1 <text:s/></text:p>
          </table:table-cell>
          <table:table-cell table:style-name="ce46" office:value-type="float" office:value="0.581" calcext:value-type="float">
            <text:p>( 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6"/>
          <table:table-cell table:style-name="ce43" table:number-columns-repeated="2"/>
          <table:table-cell table:style-name="ce43" office:value-type="float" office:value="0.637" calcext:value-type="float">
            <text:p><text:s/>1 <text:s/></text:p>
          </table:table-cell>
          <table:table-cell table:style-name="ce46" office:value-type="float" office:value="0.637" calcext:value-type="float">
            <text:p>( 1 <text:s/>)</text:p>
          </table:table-cell>
          <table:table-cell table:style-name="ce43" table:number-columns-repeated="2"/>
          <table:table-cell table:style-name="ce43" office:value-type="float" office:value="10" calcext:value-type="float">
            <text:p><text:s/>10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0.637" calcext:value-type="float">
            <text:p><text:s/>1 <text:s/></text:p>
          </table:table-cell>
          <table:table-cell table:style-name="ce46" office:value-type="float" office:value="0.637" calcext:value-type="float">
            <text:p>( 1 <text:s/>)</text:p>
          </table:table-cell>
          <table:table-cell table:style-name="ce43" table:number-columns-repeated="2"/>
          <table:table-cell table:style-name="ce43" office:value-type="float" office:value="10" calcext:value-type="float">
            <text:p><text:s/>10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8"/>
          <table:table-cell table:style-name="ce47" table:number-columns-repeated="3"/>
          <table:table-cell table:style-name="ce48"/>
          <table:table-cell table:style-name="ce47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0.683" calcext:value-type="float">
            <text:p><text:s/>1 <text:s/></text:p>
          </table:table-cell>
          <table:table-cell table:style-name="ce46" office:value-type="float" office:value="0.683" calcext:value-type="float">
            <text:p>( 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0.8" calcext:value-type="float">
            <text:p><text:s/>1 <text:s/></text:p>
          </table:table-cell>
          <table:table-cell table:style-name="ce46" office:value-type="float" office:value="0.8" calcext:value-type="float">
            <text:p>( 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8"/>
          <table:table-cell table:style-name="ce47" table:number-columns-repeated="2"/>
          <table:table-cell table:style-name="ce47" office:value-type="float" office:value="1.657" calcext:value-type="float">
            <text:p><text:s/>2 <text:s/></text:p>
          </table:table-cell>
          <table:table-cell table:style-name="ce48" office:value-type="float" office:value="1.657" calcext:value-type="float">
            <text:p>( 2 <text:s/>)</text:p>
          </table:table-cell>
          <table:table-cell table:style-name="ce47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1.859" calcext:value-type="float">
            <text:p><text:s/>2 <text:s/></text:p>
          </table:table-cell>
          <table:table-cell table:style-name="ce46" office:value-type="float" office:value="1.859" calcext:value-type="float">
            <text:p>( 2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6"/>
          <table:table-cell table:style-name="ce43" table:number-columns-repeated="2"/>
          <table:table-cell table:style-name="ce43" office:value-type="float" office:value="1.463" calcext:value-type="float">
            <text:p><text:s/>1 <text:s/></text:p>
          </table:table-cell>
          <table:table-cell table:style-name="ce46" office:value-type="float" office:value="1.463" calcext:value-type="float">
            <text:p>( 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6"/>
          <table:table-cell table:style-name="ce43" table:number-columns-repeated="2"/>
          <table:table-cell table:style-name="ce43" office:value-type="float" office:value="0.396" calcext:value-type="float">
            <text:p><text:s/>0 <text:s/></text:p>
          </table:table-cell>
          <table:table-cell table:style-name="ce46" office:value-type="float" office:value="0.396" calcext:value-type="float">
            <text:p>( 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3"/>
          <table:table-cell table:number-columns-repeated="2" table:style-name="ce48" office:value-type="float" office:value="0.396" calcext:value-type="float">
            <text:p>( 0 <text:s/>)</text:p>
          </table:table-cell>
          <table:table-cell table:style-name="ce48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6"/>
          <table:table-cell table:style-name="ce43" table:number-columns-repeated="2"/>
          <table:table-cell table:style-name="ce43" office:value-type="float" office:value="6.951" calcext:value-type="float">
            <text:p><text:s/>7 <text:s/></text:p>
          </table:table-cell>
          <table:table-cell table:style-name="ce46" office:value-type="float" office:value="6.951" calcext:value-type="float">
            <text:p>( 7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6"/>
          <table:table-cell table:style-name="ce43" table:number-columns-repeated="2"/>
          <table:table-cell table:style-name="ce43" office:value-type="float" office:value="6.951" calcext:value-type="float">
            <text:p><text:s/>7 <text:s/></text:p>
          </table:table-cell>
          <table:table-cell table:style-name="ce46" office:value-type="float" office:value="6.951" calcext:value-type="float">
            <text:p>( 7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0.029" calcext:value-type="float">
            <text:p><text:s/>0 <text:s/></text:p>
          </table:table-cell>
          <table:table-cell table:style-name="ce46" office:value-type="float" office:value="0.029" calcext:value-type="float">
            <text:p>( 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8"/>
          <table:table-cell table:style-name="ce47" table:number-columns-repeated="2"/>
          <table:table-cell table:style-name="ce47" office:value-type="float" office:value="14.924" calcext:value-type="float">
            <text:p><text:s/>15 <text:s/></text:p>
          </table:table-cell>
          <table:table-cell table:style-name="ce48" office:value-type="float" office:value="14.924" calcext:value-type="float">
            <text:p>( 15 <text:s/>)</text:p>
          </table:table-cell>
          <table:table-cell table:style-name="ce47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10.937" calcext:value-type="float">
            <text:p><text:s/>11 <text:s/></text:p>
          </table:table-cell>
          <table:table-cell table:style-name="ce46" office:value-type="float" office:value="10.937" calcext:value-type="float">
            <text:p>( 1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3"/>
          <table:table-cell table:number-columns-repeated="2" table:style-name="ce46" office:value-type="float" office:value="2.406" calcext:value-type="float">
            <text:p>( 2 <text:s/>)</text:p>
          </table:table-cell>
          <table:table-cell table:style-name="ce46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364.168" calcext:value-type="float">
            <text:p><text:s/>364 <text:s/></text:p>
          </table:table-cell>
          <table:table-cell table:style-name="ce46" office:value-type="float" office:value="364.168" calcext:value-type="float">
            <text:p>( 36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6"/>
          <table:table-cell table:style-name="ce43" table:number-columns-repeated="2"/>
          <table:table-cell table:style-name="ce43" office:value-type="float" office:value="2.504" calcext:value-type="float">
            <text:p><text:s/>3 <text:s/></text:p>
          </table:table-cell>
          <table:table-cell table:style-name="ce46" office:value-type="float" office:value="2.504" calcext:value-type="float">
            <text:p>( 3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6"/>
          <table:table-cell table:style-name="ce43" table:number-columns-repeated="2"/>
          <table:table-cell table:style-name="ce43" office:value-type="float" office:value="39.089" calcext:value-type="float">
            <text:p><text:s/>39 <text:s/></text:p>
          </table:table-cell>
          <table:table-cell table:style-name="ce46" office:value-type="float" office:value="39.089" calcext:value-type="float">
            <text:p>( 39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13.271" calcext:value-type="float">
            <text:p><text:s/>13 <text:s/></text:p>
          </table:table-cell>
          <table:table-cell table:style-name="ce46" office:value-type="float" office:value="13.271" calcext:value-type="float">
            <text:p>( 13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55"/>
          <table:table-cell table:style-name="ce44" table:number-columns-repeated="3"/>
          <table:table-cell table:style-name="ce55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720522.147" calcext:value-type="float">
            <text:p><text:s/>720,522 <text:s/></text:p>
          </table:table-cell>
          <table:table-cell table:style-name="ce46" office:value-type="float" office:value="720522.147" calcext:value-type="float">
            <text:p>( 720,522 <text:s/>)</text:p>
          </table:table-cell>
          <table:table-cell table:style-name="ce43" table:number-columns-repeated="2"/>
          <table:table-cell table:style-name="ce43" office:value-type="float" office:value="5362.346" calcext:value-type="float">
            <text:p><text:s/>5,362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3" office:value-type="float" office:value="5362.346" calcext:value-type="float">
            <text:p><text:s/>5,362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6"/>
          <table:table-cell table:style-name="ce43" table:number-columns-repeated="2"/>
          <table:table-cell table:style-name="ce43" office:value-type="float" office:value="720522.147" calcext:value-type="float">
            <text:p><text:s/>720,522 <text:s/></text:p>
          </table:table-cell>
          <table:table-cell table:style-name="ce46" office:value-type="float" office:value="720522.147" calcext:value-type="float">
            <text:p>( 720,522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55"/>
          <table:table-cell table:style-name="ce44" table:number-columns-repeated="3"/>
          <table:table-cell table:style-name="ce55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782.323" calcext:value-type="float">
            <text:p><text:s/>782 <text:s/></text:p>
          </table:table-cell>
          <table:table-cell table:style-name="ce46" office:value-type="float" office:value="782.323" calcext:value-type="float">
            <text:p>( 782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6"/>
          <table:table-cell table:style-name="ce43" table:number-columns-repeated="2"/>
          <table:table-cell table:style-name="ce43" office:value-type="float" office:value="782.323" calcext:value-type="float">
            <text:p><text:s/>782 <text:s/></text:p>
          </table:table-cell>
          <table:table-cell table:style-name="ce46" office:value-type="float" office:value="782.323" calcext:value-type="float">
            <text:p>( 782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55"/>
          <table:table-cell table:style-name="ce44" table:number-columns-repeated="3"/>
          <table:table-cell table:style-name="ce55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3627.063" calcext:value-type="float">
            <text:p><text:s/>3,627 <text:s/></text:p>
          </table:table-cell>
          <table:table-cell table:style-name="ce46" office:value-type="float" office:value="3627.063" calcext:value-type="float">
            <text:p>( 3,627 <text:s/>)</text:p>
          </table:table-cell>
          <table:table-cell table:style-name="ce43" table:number-columns-repeated="2"/>
          <table:table-cell table:style-name="ce43" office:value-type="float" office:value="7695.551" calcext:value-type="float">
            <text:p><text:s/>7,696 <text:s/></text:p>
          </table:table-cell>
          <table:table-cell table:style-name="ce43" office:value-type="float" office:value="493.374" calcext:value-type="float">
            <text:p><text:s/>49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6"/>
          <table:table-cell table:style-name="ce43" table:number-columns-repeated="2"/>
          <table:table-cell table:style-name="ce43" office:value-type="float" office:value="11.056" calcext:value-type="float">
            <text:p><text:s/>11 <text:s/></text:p>
          </table:table-cell>
          <table:table-cell table:style-name="ce46" office:value-type="float" office:value="11.056" calcext:value-type="float">
            <text:p>( 11 <text:s/>)</text:p>
          </table:table-cell>
          <table:table-cell table:style-name="ce43" table:number-columns-repeated="3"/>
          <table:table-cell table:style-name="ce43" office:value-type="float" office:value="148.848" calcext:value-type="float">
            <text:p><text:s/>14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6"/>
          <table:table-cell table:style-name="ce43" table:number-columns-repeated="2"/>
          <table:table-cell table:style-name="ce43" office:value-type="float" office:value="62.399" calcext:value-type="float">
            <text:p><text:s/>62 <text:s/></text:p>
          </table:table-cell>
          <table:table-cell table:style-name="ce46" office:value-type="float" office:value="62.399" calcext:value-type="float">
            <text:p>( 62 <text:s/>)</text:p>
          </table:table-cell>
          <table:table-cell table:style-name="ce43" table:number-columns-repeated="3"/>
          <table:table-cell table:style-name="ce43" office:value-type="float" office:value="344.526" calcext:value-type="float">
            <text:p><text:s/>34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6"/>
          <table:table-cell table:style-name="ce43" table:number-columns-repeated="2"/>
          <table:table-cell table:style-name="ce43" office:value-type="float" office:value="631.754" calcext:value-type="float">
            <text:p><text:s/>632 <text:s/></text:p>
          </table:table-cell>
          <table:table-cell table:style-name="ce46" office:value-type="float" office:value="631.754" calcext:value-type="float">
            <text:p>( 632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6"/>
          <table:table-cell table:style-name="ce43" table:number-columns-repeated="2"/>
          <table:table-cell table:style-name="ce43" office:value-type="float" office:value="56.345" calcext:value-type="float">
            <text:p><text:s/>56 <text:s/></text:p>
          </table:table-cell>
          <table:table-cell table:style-name="ce46" office:value-type="float" office:value="56.345" calcext:value-type="float">
            <text:p>( 56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6"/>
          <table:table-cell table:style-name="ce43" table:number-columns-repeated="2"/>
          <table:table-cell table:style-name="ce43" office:value-type="float" office:value="719.897" calcext:value-type="float">
            <text:p><text:s/>720 <text:s/></text:p>
          </table:table-cell>
          <table:table-cell table:style-name="ce46" office:value-type="float" office:value="719.897" calcext:value-type="float">
            <text:p>( 72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6"/>
          <table:table-cell table:style-name="ce43" table:number-columns-repeated="2"/>
          <table:table-cell table:style-name="ce43" office:value-type="float" office:value="69.576" calcext:value-type="float">
            <text:p><text:s/>70 <text:s/></text:p>
          </table:table-cell>
          <table:table-cell table:style-name="ce46" office:value-type="float" office:value="69.576" calcext:value-type="float">
            <text:p>( 7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6"/>
          <table:table-cell table:style-name="ce43" table:number-columns-repeated="2"/>
          <table:table-cell table:style-name="ce43" office:value-type="float" office:value="2049.392" calcext:value-type="float">
            <text:p><text:s/>2,049 <text:s/></text:p>
          </table:table-cell>
          <table:table-cell table:style-name="ce46" office:value-type="float" office:value="2049.392" calcext:value-type="float">
            <text:p>( 2,049 <text:s/>)</text:p>
          </table:table-cell>
          <table:table-cell table:style-name="ce43" table:number-columns-repeated="2"/>
          <table:table-cell table:style-name="ce43" office:value-type="float" office:value="7694.951" calcext:value-type="float">
            <text:p><text:s/>7,695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55"/>
          <table:table-cell table:style-name="ce44" table:number-columns-repeated="2"/>
          <table:table-cell table:style-name="ce44" office:value-type="float" office:value="26.644" calcext:value-type="float">
            <text:p><text:s/>27 <text:s/></text:p>
          </table:table-cell>
          <table:table-cell table:style-name="ce55" office:value-type="float" office:value="26.644" calcext:value-type="float">
            <text:p>( 27 <text:s/>)</text:p>
          </table:table-cell>
          <table:table-cell table:style-name="ce44" table:number-columns-repeated="2"/>
          <table:table-cell table:style-name="ce44" office:value-type="float" office:value="0.6" calcext:value-type="float">
            <text:p><text:s/>1 <text:s/></text:p>
          </table:table-cell>
          <table:table-cell table:style-name="ce44"/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56"/>
          <table:table-cell table:style-name="ce45" table:number-columns-repeated="3"/>
          <table:table-cell table:style-name="ce56"/>
          <table:table-cell table:style-name="ce45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6"/>
          <table:table-cell table:style-name="ce43"/>
          <table:table-cell table:style-name="ce43" office:value-type="float" office:value="2036733.786" calcext:value-type="float">
            <text:p><text:s/>2,036,734 <text:s/></text:p>
          </table:table-cell>
          <table:table-cell table:style-name="ce4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6"/>
          <table:table-cell table:style-name="ce43"/>
          <table:table-cell table:style-name="ce43" office:value-type="float" office:value="2036733.786" calcext:value-type="float">
            <text:p><text:s/>2,036,734 <text:s/></text:p>
          </table:table-cell>
          <table:table-cell table:style-name="ce4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2"/>
          <table:table-cell table:style-name="ce46" office:value-type="float" office:value="2036733.786" calcext:value-type="float">
            <text:p>( 2,036,734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55"/>
          <table:table-cell table:style-name="ce44" table:number-columns-repeated="3"/>
          <table:table-cell table:style-name="ce55"/>
          <table:table-cell table:style-name="ce44" table:number-columns-repeated="4"/>
          <table:table-cell table:style-name="ce13" table:number-columns-repeated="1012"/>
        </table:table-row>
        <table:table-row table:style-name="ro8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55"/>
          <table:table-cell table:style-name="ce44" table:number-columns-repeated="3"/>
          <table:table-cell table:style-name="ce55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12" office:value-type="string" calcext:value-type="string" table:number-columns-spanned="12" table:number-rows-spanned="1">
            <text:p>說明：1.車用汽油轉變產出中包含生質酒精(即E100) 0 公秉；消費中包含所有車用汽油，不論是否添加生質酒精。</text:p>
          </table:table-cell>
          <table:covered-table-cell table:number-columns-repeated="11" table:style-name="ce12"/>
          <table:table-cell table:style-name="ce50" table:number-columns-repeated="1012"/>
        </table:table-row>
        <table:table-row table:style-name="ro5">
          <table:table-cell table:style-name="ce12" office:value-type="string" calcext:value-type="string" table:number-columns-spanned="12" table:number-rows-spanned="1">
            <text:p>　　　2.我國自民國89年全面禁止含鉛汽油供應，故無鉛汽油統計數值等同車用汽油。</text:p>
          </table:table-cell>
          <table:covered-table-cell table:number-columns-repeated="11" table:style-name="ce12"/>
          <table:table-cell table:style-name="ce50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0" table:number-columns-repeated="1012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022"/>
        </table:table-row>
        <table:table-row table:style-name="ro6">
          <table:table-cell table:style-name="ce13"/>
          <table:table-cell table:style-name="ce4"/>
          <table:table-cell table:style-name="ce13" table:number-columns-repeated="1022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5" table:number-columns-repeated="9" table:default-cell-style-name="ce15"/>
        <table:table-column table:style-name="co6" table:default-cell-style-name="ce15"/>
        <table:table-column table:style-name="co15" table:default-cell-style-name="ce15"/>
        <table:table-column table:style-name="co8" table:default-cell-style-name="ce14"/>
        <table:table-column table:style-name="co9" table:number-columns-repeated="242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1 能源平衡表－OECD能源統計格式（原始單位）</text:p>
            </table:table-cell>
            <table:covered-table-cell table:number-columns-repeated="11" table:style-name="ce16"/>
            <table:table-cell table:number-columns-repeated="2"/>
            <table:table-cell table:style-name="ce15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10年11月</text:p>
            </table:table-cell>
            <table:covered-table-cell table:number-columns-repeated="2" table:style-name="ce2"/>
            <table:table-cell table:style-name="ce37" table:number-columns-repeated="11"/>
            <table:table-cell table:style-name="ce13"/>
            <table:table-cell table:style-name="ce37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51" table:number-columns-repeated="2"/>
            <table:table-cell table:style-name="ce4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柴油</text:p>
            </table:table-cell>
            <table:table-cell table:style-name="ce39" office:value-type="string" calcext:value-type="string">
              <text:p>燃料油</text:p>
            </table:table-cell>
            <table:table-cell table:style-name="ce39" office:value-type="string" calcext:value-type="string">
              <text:p>白精油</text:p>
            </table:table-cell>
            <table:table-cell table:style-name="ce39" office:value-type="string" calcext:value-type="string">
              <text:p>潤滑油</text:p>
            </table:table-cell>
            <table:table-cell table:style-name="ce39" office:value-type="string" calcext:value-type="string">
              <text:p>柏油</text:p>
            </table:table-cell>
            <table:table-cell table:style-name="ce39" office:value-type="string" calcext:value-type="string">
              <text:p>溶劑油</text:p>
            </table:table-cell>
            <table:table-cell table:style-name="ce39" office:value-type="string" calcext:value-type="string">
              <text:p>石蠟</text:p>
            </table:table-cell>
            <table:table-cell table:style-name="ce39" office:value-type="string" calcext:value-type="string">
              <text:p>石油焦</text:p>
            </table:table-cell>
            <table:table-cell table:style-name="ce39" office:value-type="string" calcext:value-type="string">
              <text:p>其他石油產品</text:p>
            </table:table-cell>
            <table:table-cell table:style-name="ce51" table:number-columns-repeated="2"/>
            <table:table-cell table:style-name="ce4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table:number-columns-repeated="9"/>
            <table:table-cell table:style-name="ce51" table:number-columns-repeated="2"/>
            <table:table-cell table:style-name="ce4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number-columns-repeated="7" table:style-name="ce39" office:value-type="string" calcext:value-type="string">
              <text:p>(公秉)</text:p>
            </table:table-cell>
            <table:table-cell table:style-name="ce39" office:value-type="string" calcext:value-type="string">
              <text:p>(公噸)</text:p>
            </table:table-cell>
            <table:table-cell table:style-name="ce39" office:value-type="string" calcext:value-type="string">
              <text:p>(公秉油當量)</text:p>
            </table:table-cell>
            <table:table-cell table:style-name="ce51" table:number-columns-repeated="2"/>
            <table:table-cell table:style-name="ce4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number-columns-repeated="7" table:style-name="ce40" office:value-type="string" calcext:value-type="string">
              <text:p>(KL)</text:p>
            </table:table-cell>
            <table:table-cell table:style-name="ce40" office:value-type="string" calcext:value-type="string">
              <text:p>(MT)</text:p>
            </table:table-cell>
            <table:table-cell table:style-name="ce40" office:value-type="string" calcext:value-type="string">
              <text:p>(KLOE)</text:p>
            </table:table-cell>
            <table:table-cell table:style-name="ce51" table:number-columns-repeated="2"/>
            <table:table-cell table:style-name="ce4"/>
            <table:table-cell table:style-name="ce51" table:number-columns-repeated="1009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9"/>
            <table:table-cell table:style-name="ce51" table:number-columns-repeated="2"/>
            <table:table-cell table:style-name="ce4"/>
            <table:table-cell table:style-name="ce51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41694.25" calcext:value-type="float">
            <text:p><text:s/>41,694 <text:s/></text:p>
          </table:table-cell>
          <table:table-cell table:style-name="ce43" office:value-type="float" office:value="44725.141" calcext:value-type="float">
            <text:p><text:s/>44,725 <text:s/></text:p>
          </table:table-cell>
          <table:table-cell table:style-name="ce43"/>
          <table:table-cell table:style-name="ce43" office:value-type="float" office:value="22804" calcext:value-type="float">
            <text:p><text:s/>22,804 <text:s/></text:p>
          </table:table-cell>
          <table:table-cell table:style-name="ce43" office:value-type="float" office:value="3909" calcext:value-type="float">
            <text:p><text:s/>3,909 <text:s/></text:p>
          </table:table-cell>
          <table:table-cell table:style-name="ce43" office:value-type="float" office:value="181420.996542723" calcext:value-type="float">
            <text:p><text:s/>181,421 <text:s/></text:p>
          </table:table-cell>
          <table:table-cell table:style-name="ce43" office:value-type="float" office:value="7215" calcext:value-type="float">
            <text:p><text:s/>7,215 <text:s/></text:p>
          </table:table-cell>
          <table:table-cell table:style-name="ce43" office:value-type="float" office:value="1344" calcext:value-type="float">
            <text:p><text:s/>1,344 <text:s/></text:p>
          </table:table-cell>
          <table:table-cell table:style-name="ce43" office:value-type="float" office:value="7369.238" calcext:value-type="float">
            <text:p><text:s/>7,369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office:value-type="float" office:value="664086.707" calcext:value-type="float">
            <text:p><text:s/>664,087 <text:s/></text:p>
          </table:table-cell>
          <table:table-cell table:style-name="ce43" office:value-type="float" office:value="207192.26" calcext:value-type="float">
            <text:p><text:s/>207,192 <text:s/></text:p>
          </table:table-cell>
          <table:table-cell table:style-name="ce43" office:value-type="float" office:value="6" calcext:value-type="float">
            <text:p><text:s/>6 <text:s/></text:p>
          </table:table-cell>
          <table:table-cell table:style-name="ce43" office:value-type="float" office:value="55668" calcext:value-type="float">
            <text:p><text:s/>55,668 <text:s/></text:p>
          </table:table-cell>
          <table:table-cell table:style-name="ce43" office:value-type="float" office:value="18460" calcext:value-type="float">
            <text:p><text:s/>18,460 <text:s/></text:p>
          </table:table-cell>
          <table:table-cell table:style-name="ce43" office:value-type="float" office:value="17766.8192501611" calcext:value-type="float">
            <text:p><text:s/>17,767 <text:s/></text:p>
          </table:table-cell>
          <table:table-cell table:style-name="ce43" office:value-type="float" office:value="529" calcext:value-type="float">
            <text:p><text:s/>529 <text:s/></text:p>
          </table:table-cell>
          <table:table-cell table:style-name="ce43" office:value-type="float" office:value="61306.33" calcext:value-type="float">
            <text:p><text:s/>61,306 <text:s/></text:p>
          </table:table-cell>
          <table:table-cell table:style-name="ce43" office:value-type="float" office:value="7483.597866" calcext:value-type="float">
            <text:p><text:s/>7,484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office:value-type="float" office:value="19284.729" calcext:value-type="float">
            <text:p><text:s/>19,285 <text:s/></text:p>
          </table:table-cell>
          <table:table-cell table:style-name="ce43" office:value-type="float" office:value="128293.087" calcext:value-type="float">
            <text:p><text:s/>128,293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office:value-type="float" office:value="17940.55" calcext:value-type="float">
            <text:p><text:s/>17,941 <text:s/></text:p>
          </table:table-cell>
          <table:table-cell table:style-name="ce43" office:value-type="float" office:value="-124348.026" calcext:value-type="float">
            <text:p><text:s/>-124,348 <text:s/></text:p>
          </table:table-cell>
          <table:table-cell table:style-name="ce43" office:value-type="float" office:value="-249.194" calcext:value-type="float">
            <text:p><text:s/>-249 <text:s/></text:p>
          </table:table-cell>
          <table:table-cell table:style-name="ce43" office:value-type="float" office:value="2717.756" calcext:value-type="float">
            <text:p><text:s/>2,718 <text:s/></text:p>
          </table:table-cell>
          <table:table-cell table:style-name="ce43" office:value-type="float" office:value="9459.846" calcext:value-type="float">
            <text:p><text:s/>9,460 <text:s/></text:p>
          </table:table-cell>
          <table:table-cell table:style-name="ce43" office:value-type="float" office:value="-1907.219" calcext:value-type="float">
            <text:p><text:s/>-1,907 <text:s/></text:p>
          </table:table-cell>
          <table:table-cell table:style-name="ce43"/>
          <table:table-cell table:style-name="ce43" office:value-type="float" office:value="3622.67" calcext:value-type="float">
            <text:p><text:s/>3,623 <text:s/></text:p>
          </table:table-cell>
          <table:table-cell table:style-name="ce43" office:value-type="float" office:value="-1037.03251666667" calcext:value-type="float">
            <text:p><text:s/>-1,037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-659617.736" calcext:value-type="float">
            <text:p><text:s/>-659,618 <text:s/></text:p>
          </table:table-cell>
          <table:table-cell table:style-name="ce44" office:value-type="float" office:value="-166412.18" calcext:value-type="float">
            <text:p><text:s/>-166,412 <text:s/></text:p>
          </table:table-cell>
          <table:table-cell table:style-name="ce44" office:value-type="float" office:value="243.194" calcext:value-type="float">
            <text:p><text:s/>243 <text:s/></text:p>
          </table:table-cell>
          <table:table-cell table:style-name="ce44" office:value-type="float" office:value="-35581.756" calcext:value-type="float">
            <text:p><text:s/>-35,582 <text:s/></text:p>
          </table:table-cell>
          <table:table-cell table:style-name="ce44" office:value-type="float" office:value="-24010.846" calcext:value-type="float">
            <text:p><text:s/>-24,011 <text:s/></text:p>
          </table:table-cell>
          <table:table-cell table:style-name="ce44" office:value-type="float" office:value="165561.396292562" calcext:value-type="float">
            <text:p><text:s/>165,561 <text:s/></text:p>
          </table:table-cell>
          <table:table-cell table:style-name="ce44" office:value-type="float" office:value="6686" calcext:value-type="float">
            <text:p><text:s/>6,686 <text:s/></text:p>
          </table:table-cell>
          <table:table-cell table:style-name="ce44" office:value-type="float" office:value="-63585" calcext:value-type="float">
            <text:p><text:s/>-63,585 <text:s/></text:p>
          </table:table-cell>
          <table:table-cell table:style-name="ce44" office:value-type="float" office:value="922.672650666666" calcext:value-type="float">
            <text:p><text:s/>923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office:value-type="float" office:value="226" calcext:value-type="float">
            <text:p><text:s/>226 <text:s/></text:p>
          </table:table-cell>
          <table:table-cell table:style-name="ce43" office:value-type="float" office:value="24149.667" calcext:value-type="float">
            <text:p><text:s/>24,150 <text:s/></text:p>
          </table:table-cell>
          <table:table-cell table:style-name="ce43" office:value-type="float" office:value="173.594" calcext:value-type="float">
            <text:p><text:s/>174 <text:s/></text:p>
          </table:table-cell>
          <table:table-cell table:style-name="ce43" office:value-type="float" office:value="185.613" calcext:value-type="float">
            <text:p><text:s/>186 <text:s/></text:p>
          </table:table-cell>
          <table:table-cell table:style-name="ce43"/>
          <table:table-cell table:style-name="ce43" office:value-type="float" office:value="8.967" calcext:value-type="float">
            <text:p><text:s/>9 <text:s/></text:p>
          </table:table-cell>
          <table:table-cell table:style-name="ce43" table:number-columns-repeated="2"/>
          <table:table-cell table:style-name="ce43" office:value-type="float" office:value="102.492" calcext:value-type="float">
            <text:p><text:s/>102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office:value-type="float" office:value="-16753.145" calcext:value-type="float">
            <text:p><text:s/>-16,753 <text:s/></text:p>
          </table:table-cell>
          <table:table-cell table:style-name="ce44" office:value-type="float" office:value="-102144.3368125" calcext:value-type="float">
            <text:p><text:s/>-102,144 <text:s/></text:p>
          </table:table-cell>
          <table:table-cell table:style-name="ce44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5735.15269352" calcext:value-type="float">
            <text:p><text:s/>5,735 <text:s/></text:p>
          </table:table-cell>
          <table:table-cell table:style-name="ce43" office:value-type="float" office:value="110785.30376634" calcext:value-type="float">
            <text:p><text:s/>110,785 <text:s/></text:p>
          </table:table-cell>
          <table:table-cell table:style-name="ce43" table:number-columns-repeated="6"/>
          <table:table-cell table:style-name="ce43" office:value-type="float" office:value="441.038443101333" calcext:value-type="float">
            <text:p><text:s/>441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5601.435" calcext:value-type="float">
            <text:p><text:s/>5,601 <text:s/></text:p>
          </table:table-cell>
          <table:table-cell table:style-name="ce43" office:value-type="float" office:value="101957.84" calcext:value-type="float">
            <text:p><text:s/>101,958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office:value-type="float" office:value="6.83" calcext:value-type="float">
            <text:p><text:s/>7 <text:s/></text:p>
          </table:table-cell>
          <table:table-cell table:style-name="ce43" office:value-type="float" office:value="6.4" calcext:value-type="float">
            <text:p><text:s/>6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/>
          <table:table-cell table:style-name="ce43" office:value-type="float" office:value="46.199" calcext:value-type="float">
            <text:p><text:s/>46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126.88769352" calcext:value-type="float">
            <text:p><text:s/>127 <text:s/></text:p>
          </table:table-cell>
          <table:table-cell table:style-name="ce44" office:value-type="float" office:value="8774.86476634" calcext:value-type="float">
            <text:p><text:s/>8,775 <text:s/></text:p>
          </table:table-cell>
          <table:table-cell table:style-name="ce44" table:number-columns-repeated="6"/>
          <table:table-cell table:style-name="ce44" office:value-type="float" office:value="441.038443101333" calcext:value-type="float">
            <text:p><text:s/>441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1089216" calcext:value-type="float">
            <text:p><text:s/>1,089,216 <text:s/></text:p>
          </table:table-cell>
          <table:table-cell table:style-name="ce43" office:value-type="float" office:value="284334.4221875" calcext:value-type="float">
            <text:p><text:s/>284,334 <text:s/></text:p>
          </table:table-cell>
          <table:table-cell table:style-name="ce43"/>
          <table:table-cell table:style-name="ce43" office:value-type="float" office:value="77380.656" calcext:value-type="float">
            <text:p><text:s/>77,381 <text:s/></text:p>
          </table:table-cell>
          <table:table-cell table:style-name="ce43" office:value-type="float" office:value="68093.041" calcext:value-type="float">
            <text:p><text:s/>68,093 <text:s/></text:p>
          </table:table-cell>
          <table:table-cell table:style-name="ce43" office:value-type="float" office:value="3818.61" calcext:value-type="float">
            <text:p><text:s/>3,819 <text:s/></text:p>
          </table:table-cell>
          <table:table-cell table:style-name="ce43"/>
          <table:table-cell table:style-name="ce43" office:value-type="float" office:value="104420" calcext:value-type="float">
            <text:p><text:s/>104,420 <text:s/></text:p>
          </table:table-cell>
          <table:table-cell table:style-name="ce43" office:value-type="float" office:value="156913.142849889" calcext:value-type="float">
            <text:p><text:s/>156,913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office:value-type="float" office:value="1088861.55824" calcext:value-type="float">
            <text:p><text:s/>1,088,862 <text:s/></text:p>
          </table:table-cell>
          <table:table-cell table:style-name="ce43" office:value-type="float" office:value="284334.4221875" calcext:value-type="float">
            <text:p><text:s/>284,334 <text:s/></text:p>
          </table:table-cell>
          <table:table-cell table:style-name="ce43"/>
          <table:table-cell table:style-name="ce43" office:value-type="float" office:value="77380.656" calcext:value-type="float">
            <text:p><text:s/>77,381 <text:s/></text:p>
          </table:table-cell>
          <table:table-cell table:style-name="ce43" office:value-type="float" office:value="68093.041" calcext:value-type="float">
            <text:p><text:s/>68,093 <text:s/></text:p>
          </table:table-cell>
          <table:table-cell table:style-name="ce43" office:value-type="float" office:value="3818.61" calcext:value-type="float">
            <text:p><text:s/>3,819 <text:s/></text:p>
          </table:table-cell>
          <table:table-cell table:style-name="ce43"/>
          <table:table-cell table:style-name="ce43" office:value-type="float" office:value="104420" calcext:value-type="float">
            <text:p><text:s/>104,420 <text:s/></text:p>
          </table:table-cell>
          <table:table-cell table:style-name="ce43" office:value-type="float" office:value="156511.919404556" calcext:value-type="float">
            <text:p><text:s/>156,512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office:value-type="float" office:value="354.44176" calcext:value-type="float">
            <text:p><text:s/>354 <text:s/></text:p>
          </table:table-cell>
          <table:table-cell table:style-name="ce44" table:number-columns-repeated="7"/>
          <table:table-cell table:style-name="ce44" office:value-type="float" office:value="401.223445333333" calcext:value-type="float">
            <text:p><text:s/>401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3277.964" calcext:value-type="float">
            <text:p><text:s/>3,278 <text:s/></text:p>
          </table:table-cell>
          <table:table-cell table:style-name="ce43" office:value-type="float" office:value="8536.27876594" calcext:value-type="float">
            <text:p><text:s/>8,536 <text:s/></text:p>
          </table:table-cell>
          <table:table-cell table:style-name="ce43" table:number-columns-repeated="5"/>
          <table:table-cell table:style-name="ce43" office:value-type="float" office:value="40835" calcext:value-type="float">
            <text:p><text:s/>40,835 <text:s/></text:p>
          </table:table-cell>
          <table:table-cell table:style-name="ce43" office:value-type="float" office:value="697.717112454222" calcext:value-type="float">
            <text:p><text:s/>698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office:value-type="float" office:value="3277.057" calcext:value-type="float">
            <text:p><text:s/>3,277 <text:s/></text:p>
          </table:table-cell>
          <table:table-cell table:style-name="ce43" office:value-type="float" office:value="8536.27876594" calcext:value-type="float">
            <text:p><text:s/>8,536 <text:s/></text:p>
          </table:table-cell>
          <table:table-cell table:style-name="ce43" table:number-columns-repeated="5"/>
          <table:table-cell table:style-name="ce43" office:value-type="float" office:value="40835" calcext:value-type="float">
            <text:p><text:s/>40,835 <text:s/></text:p>
          </table:table-cell>
          <table:table-cell table:style-name="ce43" office:value-type="float" office:value="697.717112454222" calcext:value-type="float">
            <text:p><text:s/>698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office:value-type="float" office:value="0.907" calcext:value-type="float">
            <text:p><text:s/>1 <text:s/></text:p>
          </table:table-cell>
          <table:table-cell table:style-name="ce44" table:number-columns-repeated="8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9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437112.29230648" calcext:value-type="float">
            <text:p><text:s/>437,112 <text:s/></text:p>
          </table:table-cell>
          <table:table-cell table:style-name="ce45" office:value-type="float" office:value="76595.32946772" calcext:value-type="float">
            <text:p><text:s/>76,595 <text:s/></text:p>
          </table:table-cell>
          <table:table-cell table:style-name="ce45" office:value-type="float" office:value="69.6" calcext:value-type="float">
            <text:p><text:s/>70 <text:s/></text:p>
          </table:table-cell>
          <table:table-cell table:style-name="ce45" office:value-type="float" office:value="41613.287" calcext:value-type="float">
            <text:p><text:s/>41,613 <text:s/></text:p>
          </table:table-cell>
          <table:table-cell table:style-name="ce45" office:value-type="float" office:value="44082.195" calcext:value-type="float">
            <text:p><text:s/>44,082 <text:s/></text:p>
          </table:table-cell>
          <table:table-cell table:style-name="ce45" office:value-type="float" office:value="169371.039292562" calcext:value-type="float">
            <text:p><text:s/>169,371 <text:s/></text:p>
          </table:table-cell>
          <table:table-cell table:style-name="ce45" office:value-type="float" office:value="6686" calcext:value-type="float">
            <text:p><text:s/>6,686 <text:s/></text:p>
          </table:table-cell>
          <table:table-cell table:style-name="ce45"/>
          <table:table-cell table:style-name="ce45" office:value-type="float" office:value="156594.567945" calcext:value-type="float">
            <text:p><text:s/>156,595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437112.29230648" calcext:value-type="float">
            <text:p><text:s/>437,112 <text:s/></text:p>
          </table:table-cell>
          <table:table-cell table:style-name="ce45" office:value-type="float" office:value="76595.32946772" calcext:value-type="float">
            <text:p><text:s/>76,595 <text:s/></text:p>
          </table:table-cell>
          <table:table-cell table:style-name="ce45" table:number-columns-repeated="6"/>
          <table:table-cell table:style-name="ce45" office:value-type="float" office:value="1037.1" calcext:value-type="float">
            <text:p><text:s/>1,03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10586.69230648" calcext:value-type="float">
            <text:p><text:s/>10,587 <text:s/></text:p>
          </table:table-cell>
          <table:table-cell table:style-name="ce43" office:value-type="float" office:value="57715.11946772" calcext:value-type="float">
            <text:p><text:s/>57,715 <text:s/></text:p>
          </table:table-cell>
          <table:table-cell table:style-name="ce43" table:number-columns-repeated="6"/>
          <table:table-cell table:style-name="ce43" office:value-type="float" office:value="1037.1" calcext:value-type="float">
            <text:p><text:s/>1,03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office:value-type="float" office:value="186" calcext:value-type="float">
            <text:p><text:s/>186 <text:s/></text:p>
          </table:table-cell>
          <table:table-cell table:style-name="ce43" office:value-type="float" office:value="262" calcext:value-type="float">
            <text:p><text:s/>262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office:value-type="float" office:value="1345.967" calcext:value-type="float">
            <text:p><text:s/>1,346 <text:s/></text:p>
          </table:table-cell>
          <table:table-cell table:style-name="ce43" office:value-type="float" office:value="3499.84193305" calcext:value-type="float">
            <text:p><text:s/>3,500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office:value-type="float" office:value="56.6" calcext:value-type="float">
            <text:p><text:s/>57 <text:s/></text:p>
          </table:table-cell>
          <table:table-cell table:style-name="ce43" office:value-type="float" office:value="5741.69" calcext:value-type="float">
            <text:p><text:s/>5,742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/>
          <table:table-cell table:style-name="ce43" office:value-type="float" office:value="202.5" calcext:value-type="float">
            <text:p><text:s/>203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office:value-type="float" office:value="1.279" calcext:value-type="float">
            <text:p><text:s/>1 <text:s/></text:p>
          </table:table-cell>
          <table:table-cell table:style-name="ce43" office:value-type="float" office:value="248.375" calcext:value-type="float">
            <text:p><text:s/>248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office:value-type="float" office:value="60.217" calcext:value-type="float">
            <text:p><text:s/>60 <text:s/></text:p>
          </table:table-cell>
          <table:table-cell table:style-name="ce43" office:value-type="float" office:value="2759.69479023" calcext:value-type="float">
            <text:p><text:s/>2,760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office:value-type="float" office:value="16.34" calcext:value-type="float">
            <text:p><text:s/>16 <text:s/></text:p>
          </table:table-cell>
          <table:table-cell table:style-name="ce43" office:value-type="float" office:value="20" calcext:value-type="float">
            <text:p><text:s/>20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office:value-type="float" office:value="4945.82470648" calcext:value-type="float">
            <text:p><text:s/>4,946 <text:s/></text:p>
          </table:table-cell>
          <table:table-cell table:style-name="ce43" office:value-type="float" office:value="14257.28774444" calcext:value-type="float">
            <text:p><text:s/>14,257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office:value-type="float" office:value="4738.8" calcext:value-type="float">
            <text:p><text:s/>4,739 <text:s/></text:p>
          </table:table-cell>
          <table:table-cell table:style-name="ce43" office:value-type="float" office:value="8742.69352562" calcext:value-type="float">
            <text:p><text:s/>8,743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/>
          <table:table-cell table:style-name="ce46" office:value-type="float" office:value="626.29" calcext:value-type="float">
            <text:p>( 626 <text:s/>)</text:p>
          </table:table-cell>
          <table:table-cell table:style-name="ce46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office:value-type="float" office:value="4738.8" calcext:value-type="float">
            <text:p>( 4,739 <text:s/>)</text:p>
          </table:table-cell>
          <table:table-cell table:style-name="ce46" office:value-type="float" office:value="8116.40352562" calcext:value-type="float">
            <text:p>( 8,116 <text:s/>)</text:p>
          </table:table-cell>
          <table:table-cell table:style-name="ce46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office:value-type="float" office:value="24.97470648" calcext:value-type="float">
            <text:p><text:s/>25 <text:s/></text:p>
          </table:table-cell>
          <table:table-cell table:style-name="ce43" office:value-type="float" office:value="3583.55268992" calcext:value-type="float">
            <text:p><text:s/>3,584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office:value-type="float" office:value="182.05" calcext:value-type="float">
            <text:p><text:s/>182 <text:s/></text:p>
          </table:table-cell>
          <table:table-cell table:style-name="ce43" office:value-type="float" office:value="1931.0415289" calcext:value-type="float">
            <text:p><text:s/>1,931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office:value-type="float" office:value="182.092" calcext:value-type="float">
            <text:p><text:s/>182 <text:s/></text:p>
          </table:table-cell>
          <table:table-cell table:style-name="ce43" office:value-type="float" office:value="970.339" calcext:value-type="float">
            <text:p><text:s/>970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office:value-type="float" office:value="1.423" calcext:value-type="float">
            <text:p><text:s/>1 <text:s/></text:p>
          </table:table-cell>
          <table:table-cell table:style-name="ce43" office:value-type="float" office:value="93.6" calcext:value-type="float">
            <text:p><text:s/>94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office:value-type="float" office:value="16.411" calcext:value-type="float">
            <text:p><text:s/>16 <text:s/></text:p>
          </table:table-cell>
          <table:table-cell table:style-name="ce47" office:value-type="float" office:value="1414.7" calcext:value-type="float">
            <text:p><text:s/>1,415 <text:s/></text:p>
          </table:table-cell>
          <table:table-cell table:style-name="ce47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office:value-type="float" office:value="1184.737" calcext:value-type="float">
            <text:p><text:s/>1,185 <text:s/></text:p>
          </table:table-cell>
          <table:table-cell table:style-name="ce43" office:value-type="float" office:value="16574.69" calcext:value-type="float">
            <text:p><text:s/>16,575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office:value-type="float" office:value="1035.649" calcext:value-type="float">
            <text:p><text:s/>1,036 <text:s/></text:p>
          </table:table-cell>
          <table:table-cell table:style-name="ce43" office:value-type="float" office:value="2317.99" calcext:value-type="float">
            <text:p><text:s/>2,318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office:value-type="float" office:value="149.088" calcext:value-type="float">
            <text:p><text:s/>149 <text:s/></text:p>
          </table:table-cell>
          <table:table-cell table:style-name="ce43" office:value-type="float" office:value="14256.7" calcext:value-type="float">
            <text:p><text:s/>14,257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office:value-type="float" office:value="32" calcext:value-type="float">
            <text:p>( 32 <text:s/>)</text:p>
          </table:table-cell>
          <table:table-cell table:style-name="ce46" office:value-type="float" office:value="987.8" calcext:value-type="float">
            <text:p>( 988 <text:s/>)</text:p>
          </table:table-cell>
          <table:table-cell table:style-name="ce46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office:value-type="float" office:value="109.088" calcext:value-type="float">
            <text:p>( 109 <text:s/>)</text:p>
          </table:table-cell>
          <table:table-cell table:style-name="ce48" office:value-type="float" office:value="11137" calcext:value-type="float">
            <text:p>( 11,137 <text:s/>)</text:p>
          </table:table-cell>
          <table:table-cell table:style-name="ce48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558.127" calcext:value-type="float">
            <text:p><text:s/>558 <text:s/></text:p>
          </table:table-cell>
          <table:table-cell table:style-name="ce43" office:value-type="float" office:value="8805.708" calcext:value-type="float">
            <text:p><text:s/>8,806 <text:s/></text:p>
          </table:table-cell>
          <table:table-cell table:style-name="ce43" table:number-columns-repeated="6"/>
          <table:table-cell table:style-name="ce43" office:value-type="float" office:value="1037.1" calcext:value-type="float">
            <text:p><text:s/>1,037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558.127" calcext:value-type="float">
            <text:p><text:s/>558 <text:s/></text:p>
          </table:table-cell>
          <table:table-cell table:style-name="ce43" office:value-type="float" office:value="5698.796" calcext:value-type="float">
            <text:p><text:s/>5,699 <text:s/></text:p>
          </table:table-cell>
          <table:table-cell table:style-name="ce43" table:number-columns-repeated="6"/>
          <table:table-cell table:style-name="ce43" office:value-type="float" office:value="1037.1" calcext:value-type="float">
            <text:p><text:s/>1,037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/>
          <table:table-cell table:style-name="ce43" office:value-type="float" office:value="3106.912" calcext:value-type="float">
            <text:p><text:s/>3,107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/>
          <table:table-cell table:style-name="ce46" office:value-type="float" office:value="2684.412" calcext:value-type="float">
            <text:p>( 2,684 <text:s/>)</text:p>
          </table:table-cell>
          <table:table-cell table:style-name="ce46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office:value-type="float" office:value="13.724" calcext:value-type="float">
            <text:p><text:s/>14 <text:s/></text:p>
          </table:table-cell>
          <table:table-cell table:style-name="ce43" office:value-type="float" office:value="667.04" calcext:value-type="float">
            <text:p><text:s/>667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office:value-type="float" office:value="7.378" calcext:value-type="float">
            <text:p><text:s/>7 <text:s/></text:p>
          </table:table-cell>
          <table:table-cell table:style-name="ce47" office:value-type="float" office:value="249.3" calcext:value-type="float">
            <text:p><text:s/>249 <text:s/></text:p>
          </table:table-cell>
          <table:table-cell table:style-name="ce47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office:value-type="float" office:value="364.227" calcext:value-type="float">
            <text:p><text:s/>364 <text:s/></text:p>
          </table:table-cell>
          <table:table-cell table:style-name="ce43" office:value-type="float" office:value="429.713" calcext:value-type="float">
            <text:p><text:s/>430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office:value-type="float" office:value="343.304" calcext:value-type="float">
            <text:p>( 343 <text:s/>)</text:p>
          </table:table-cell>
          <table:table-cell table:style-name="ce46" office:value-type="float" office:value="258.713" calcext:value-type="float">
            <text:p>( 259 <text:s/>)</text:p>
          </table:table-cell>
          <table:table-cell table:style-name="ce46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office:value-type="float" office:value="312.794" calcext:value-type="float">
            <text:p><text:s/>313 <text:s/></text:p>
          </table:table-cell>
          <table:table-cell table:style-name="ce43" office:value-type="float" office:value="351.8" calcext:value-type="float">
            <text:p><text:s/>352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office:value-type="float" office:value="1.511" calcext:value-type="float">
            <text:p><text:s/>2 <text:s/></text:p>
          </table:table-cell>
          <table:table-cell table:style-name="ce43" office:value-type="float" office:value="85" calcext:value-type="float">
            <text:p><text:s/>85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office:value-type="float" office:value="68.2866" calcext:value-type="float">
            <text:p><text:s/>68 <text:s/></text:p>
          </table:table-cell>
          <table:table-cell table:style-name="ce43" office:value-type="float" office:value="691.84" calcext:value-type="float">
            <text:p><text:s/>692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office:value-type="float" office:value="1263.754" calcext:value-type="float">
            <text:p><text:s/>1,264 <text:s/></text:p>
          </table:table-cell>
          <table:table-cell table:style-name="ce43" office:value-type="float" office:value="390" calcext:value-type="float">
            <text:p><text:s/>390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office:value-type="float" office:value="373144.974" calcext:value-type="float">
            <text:p><text:s/>373,145 <text:s/></text:p>
          </table:table-cell>
          <table:table-cell table:style-name="ce43" office:value-type="float" office:value="3497" calcext:value-type="float">
            <text:p><text:s/>3,497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office:value-type="float" office:value="369671.219" calcext:value-type="float">
            <text:p><text:s/>369,671 <text:s/></text:p>
          </table:table-cell>
          <table:table-cell table:style-name="ce43" table:number-columns-repeated="8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office:value-type="float" office:value="3473.755" calcext:value-type="float">
            <text:p><text:s/>3,474 <text:s/></text:p>
          </table:table-cell>
          <table:table-cell table:style-name="ce43" office:value-type="float" office:value="3497" calcext:value-type="float">
            <text:p><text:s/>3,497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office:value-type="float" office:value="21292.642" calcext:value-type="float">
            <text:p><text:s/>21,293 <text:s/></text:p>
          </table:table-cell>
          <table:table-cell table:style-name="ce43" office:value-type="float" office:value="896.61" calcext:value-type="float">
            <text:p><text:s/>897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office:value-type="float" office:value="5406.056" calcext:value-type="float">
            <text:p><text:s/>5,406 <text:s/></text:p>
          </table:table-cell>
          <table:table-cell table:style-name="ce43" office:value-type="float" office:value="117.8" calcext:value-type="float">
            <text:p><text:s/>118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office:value-type="float" office:value="15886.586" calcext:value-type="float">
            <text:p><text:s/>15,887 <text:s/></text:p>
          </table:table-cell>
          <table:table-cell table:style-name="ce44" office:value-type="float" office:value="778.81" calcext:value-type="float">
            <text:p><text:s/>779 <text:s/></text:p>
          </table:table-cell>
          <table:table-cell table:style-name="ce44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office:value-type="float" office:value="32087.984" calcext:value-type="float">
            <text:p><text:s/>32,088 <text:s/></text:p>
          </table:table-cell>
          <table:table-cell table:style-name="ce43" office:value-type="float" office:value="14486.6" calcext:value-type="float">
            <text:p><text:s/>14,487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office:value-type="float" office:value="9025.422" calcext:value-type="float">
            <text:p><text:s/>9,025 <text:s/></text:p>
          </table:table-cell>
          <table:table-cell table:style-name="ce43" office:value-type="float" office:value="8836.35" calcext:value-type="float">
            <text:p><text:s/>8,836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office:value-type="float" office:value="50.637" calcext:value-type="float">
            <text:p><text:s/>51 <text:s/></text:p>
          </table:table-cell>
          <table:table-cell table:style-name="ce43" office:value-type="float" office:value="196.3" calcext:value-type="float">
            <text:p><text:s/>196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office:value-type="float" office:value="1422.809" calcext:value-type="float">
            <text:p><text:s/>1,423 <text:s/></text:p>
          </table:table-cell>
          <table:table-cell table:style-name="ce43" office:value-type="float" office:value="317" calcext:value-type="float">
            <text:p><text:s/>317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office:value-type="float" office:value="15.063" calcext:value-type="float">
            <text:p><text:s/>15 <text:s/></text:p>
          </table:table-cell>
          <table:table-cell table:style-name="ce43" table:number-columns-repeated="8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office:value-type="float" office:value="138.415" calcext:value-type="float">
            <text:p><text:s/>138 <text:s/></text:p>
          </table:table-cell>
          <table:table-cell table:style-name="ce43" table:number-columns-repeated="8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office:value-type="float" office:value="3.828" calcext:value-type="float">
            <text:p><text:s/>4 <text:s/></text:p>
          </table:table-cell>
          <table:table-cell table:style-name="ce43" table:number-columns-repeated="8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office:value-type="float" office:value="396.211" calcext:value-type="float">
            <text:p><text:s/>396 <text:s/></text:p>
          </table:table-cell>
          <table:table-cell table:style-name="ce43" office:value-type="float" office:value="22" calcext:value-type="float">
            <text:p><text:s/>22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office:value-type="float" office:value="466.22" calcext:value-type="float">
            <text:p><text:s/>466 <text:s/></text:p>
          </table:table-cell>
          <table:table-cell table:style-name="ce43" office:value-type="float" office:value="472.6" calcext:value-type="float">
            <text:p><text:s/>473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office:value-type="float" office:value="15724.369" calcext:value-type="float">
            <text:p><text:s/>15,724 <text:s/></text:p>
          </table:table-cell>
          <table:table-cell table:style-name="ce43" office:value-type="float" office:value="88" calcext:value-type="float">
            <text:p><text:s/>88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office:value-type="float" office:value="4845.01" calcext:value-type="float">
            <text:p><text:s/>4,845 <text:s/></text:p>
          </table:table-cell>
          <table:table-cell table:style-name="ce44" office:value-type="float" office:value="4554.35" calcext:value-type="float">
            <text:p><text:s/>4,554 <text:s/></text:p>
          </table:table-cell>
          <table:table-cell table:style-name="ce44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2"/>
          <table:table-cell table:style-name="ce43" office:value-type="float" office:value="69.6" calcext:value-type="float">
            <text:p><text:s/>70 <text:s/></text:p>
          </table:table-cell>
          <table:table-cell table:style-name="ce43" office:value-type="float" office:value="41613.287" calcext:value-type="float">
            <text:p><text:s/>41,613 <text:s/></text:p>
          </table:table-cell>
          <table:table-cell table:style-name="ce43" office:value-type="float" office:value="44082.195" calcext:value-type="float">
            <text:p><text:s/>44,082 <text:s/></text:p>
          </table:table-cell>
          <table:table-cell table:style-name="ce43" office:value-type="float" office:value="169371.039292562" calcext:value-type="float">
            <text:p><text:s/>169,371 <text:s/></text:p>
          </table:table-cell>
          <table:table-cell table:style-name="ce43" office:value-type="float" office:value="6686" calcext:value-type="float">
            <text:p><text:s/>6,686 <text:s/></text:p>
          </table:table-cell>
          <table:table-cell table:style-name="ce43"/>
          <table:table-cell table:style-name="ce43" office:value-type="float" office:value="155557.467945" calcext:value-type="float">
            <text:p><text:s/>155,557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2"/>
          <table:table-cell table:style-name="ce43" office:value-type="float" office:value="69.6" calcext:value-type="float">
            <text:p><text:s/>70 <text:s/></text:p>
          </table:table-cell>
          <table:table-cell table:style-name="ce43" office:value-type="float" office:value="41613.287" calcext:value-type="float">
            <text:p><text:s/>41,613 <text:s/></text:p>
          </table:table-cell>
          <table:table-cell table:style-name="ce43" office:value-type="float" office:value="44082.195" calcext:value-type="float">
            <text:p><text:s/>44,082 <text:s/></text:p>
          </table:table-cell>
          <table:table-cell table:style-name="ce43" office:value-type="float" office:value="169371.039292562" calcext:value-type="float">
            <text:p><text:s/>169,371 <text:s/></text:p>
          </table:table-cell>
          <table:table-cell table:style-name="ce43" office:value-type="float" office:value="6686" calcext:value-type="float">
            <text:p><text:s/>6,686 <text:s/></text:p>
          </table:table-cell>
          <table:table-cell table:style-name="ce43"/>
          <table:table-cell table:style-name="ce43" office:value-type="float" office:value="155557.467945" calcext:value-type="float">
            <text:p><text:s/>155,557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22012.172211389" calcext:value-type="float">
            <text:p><text:s/>22,012 <text:s/></text:p>
          </table:table-cell>
          <table:table-cell table:style-name="ce43" office:value-type="float" office:value="427758.523777611" calcext:value-type="float">
            <text:p><text:s/>427,759 <text:s/></text:p>
          </table:table-cell>
          <table:table-cell table:style-name="ce43" table:number-columns-repeated="6"/>
          <table:table-cell table:style-name="ce43" office:value-type="float" office:value="1211.118494" calcext:value-type="float">
            <text:p><text:s/>1,211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19621.589237389" calcext:value-type="float">
            <text:p><text:s/>19,622 <text:s/></text:p>
          </table:table-cell>
          <table:table-cell table:style-name="ce43" office:value-type="float" office:value="408175.987762611" calcext:value-type="float">
            <text:p><text:s/>408,176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office:value-type="float" office:value="2213.879093" calcext:value-type="float">
            <text:p><text:s/>2,214 <text:s/></text:p>
          </table:table-cell>
          <table:table-cell table:style-name="ce43" office:value-type="float" office:value="25.949621" calcext:value-type="float">
            <text:p><text:s/>26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/>
          <table:table-cell table:style-name="ce43" office:value-type="float" office:value="105.445575" calcext:value-type="float">
            <text:p><text:s/>105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76.703881" calcext:value-type="float">
            <text:p><text:s/>177 <text:s/></text:p>
          </table:table-cell>
          <table:table-cell table:style-name="ce43" office:value-type="float" office:value="19451.140819" calcext:value-type="float">
            <text:p><text:s/>19,451 <text:s/></text:p>
          </table:table-cell>
          <table:table-cell table:style-name="ce43" table:number-columns-repeated="6"/>
          <table:table-cell table:style-name="ce43" office:value-type="float" office:value="1211.118494" calcext:value-type="float">
            <text:p><text:s/>1,211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/>
          <table:table-cell table:style-name="ce43" office:value-type="float" office:value="70934.619712" calcext:value-type="float">
            <text:p><text:s/>70,935 <text:s/></text:p>
          </table:table-cell>
          <table:table-cell table:style-name="ce43" table:number-columns-repeated="6"/>
          <table:table-cell table:style-name="ce43" office:value-type="float" office:value="699.099482" calcext:value-type="float">
            <text:p><text:s/>699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/>
          <table:table-cell table:style-name="ce44" office:value-type="float" office:value="70934.619712" calcext:value-type="float">
            <text:p><text:s/>70,935 <text:s/></text:p>
          </table:table-cell>
          <table:table-cell table:style-name="ce44" table:number-columns-repeated="6"/>
          <table:table-cell table:style-name="ce44" office:value-type="float" office:value="699.099482" calcext:value-type="float">
            <text:p><text:s/>699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12" office:value-type="string" calcext:value-type="string" table:number-columns-spanned="12" table:number-rows-spanned="1">
            <text:p>說明：3.柴油轉變產出中包含生質柴油(即B100) 0 公秉，自103年5月5日起已停止摻配。</text:p>
          </table:table-cell>
          <table:covered-table-cell table:number-columns-repeated="11" table:style-name="ce12"/>
          <table:table-cell table:style-name="ce50" table:number-columns-repeated="2"/>
          <table:table-cell table:style-name="ce52" table:number-columns-repeated="1010"/>
        </table:table-row>
        <table:table-row table:style-name="ro5">
          <table:table-cell table:style-name="ce12" office:value-type="string" calcext:value-type="string" table:number-columns-spanned="12" table:number-rows-spanned="1">
            <text:p>　　　4.燃料油轉變產出含再生燃料油 4,342 公秉。</text:p>
          </table:table-cell>
          <table:covered-table-cell table:number-columns-repeated="11" table:style-name="ce12"/>
          <table:table-cell table:style-name="ce50" table:number-columns-repeated="2"/>
          <table:table-cell table:style-name="ce52" table:number-columns-repeated="1010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0" table:number-columns-repeated="2"/>
          <table:table-cell table:style-name="ce52" table:number-columns-repeated="1010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2"/>
          <table:table-cell table:style-name="ce37" table:number-columns-repeated="1010"/>
        </table:table-row>
        <table:table-row table:style-name="ro6">
          <table:table-cell table:style-name="ce13"/>
          <table:table-cell table:style-name="ce4"/>
          <table:table-cell table:style-name="ce13" table:number-columns-repeated="12"/>
          <table:table-cell table:style-name="ce37" table:number-columns-repeated="1010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2"/>
          <table:table-cell/>
          <table:table-cell table:style-name="ce14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16" table:default-cell-style-name="ce15"/>
        <table:table-column table:style-name="co10" table:number-columns-repeated="2" table:default-cell-style-name="ce15"/>
        <table:table-column table:style-name="co16" table:number-columns-repeated="2" table:default-cell-style-name="ce15"/>
        <table:table-column table:style-name="co10" table:number-columns-repeated="4" table:default-cell-style-name="ce15"/>
        <table:table-column table:style-name="co6" table:default-cell-style-name="ce14"/>
        <table:table-column table:style-name="co17" table:default-cell-style-name="ce14"/>
        <table:table-column table:style-name="co18" table:default-cell-style-name="ce14"/>
        <table:table-column table:style-name="co9" table:number-columns-repeated="242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1 能源平衡表－OECD能源統計格式（原始單位）</text:p>
            </table:table-cell>
            <table:covered-table-cell table:number-columns-repeated="11" table:style-name="ce16"/>
            <table:table-cell table:style-name="ce57"/>
            <table:table-cell table:style-name="ce15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10年11月</text:p>
            </table:table-cell>
            <table:covered-table-cell table:number-columns-repeated="2" table:style-name="ce2"/>
            <table:table-cell table:style-name="ce37" table:number-columns-repeated="9"/>
            <table:table-cell table:style-name="ce13" table:number-columns-repeated="3"/>
            <table:table-cell table:style-name="ce37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天然氣合計</text:p>
            </table:table-cell>
            <table:table-cell table:style-name="ce39" office:value-type="string" calcext:value-type="string">
              <text:p>(自產)</text:p>
            </table:table-cell>
            <table:table-cell table:style-name="ce39" office:value-type="string" calcext:value-type="string">
              <text:p>(進口)</text:p>
            </table:table-cell>
            <table:table-cell table:style-name="ce39" office:value-type="string" calcext:value-type="string">
              <text:p>生質能及</text:p>
            </table:table-cell>
            <table:table-cell table:style-name="ce39" office:value-type="string" calcext:value-type="string">
              <text:p>生質能合計</text:p>
            </table:table-cell>
            <table:table-cell table:style-name="ce39" office:value-type="string" calcext:value-type="string">
              <text:p>固態生質能</text:p>
            </table:table-cell>
            <table:table-cell table:style-name="ce39" office:value-type="string" calcext:value-type="string">
              <text:p>液態生質能</text:p>
            </table:table-cell>
            <table:table-cell table:style-name="ce39" office:value-type="string" calcext:value-type="string">
              <text:p>氣態生質能</text:p>
            </table:table-cell>
            <table:table-cell table:style-name="ce39" office:value-type="string" calcext:value-type="string">
              <text:p>廢棄物</text:p>
            </table:table-cell>
            <table:table-cell table:style-name="ce4" table:number-columns-repeated="3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/>
            <table:table-cell table:style-name="ce39" office:value-type="string" calcext:value-type="string">
              <text:p>天然氣</text:p>
            </table:table-cell>
            <table:table-cell table:style-name="ce39" office:value-type="string" calcext:value-type="string">
              <text:p>液化天然氣</text:p>
            </table:table-cell>
            <table:table-cell table:style-name="ce39" office:value-type="string" calcext:value-type="string">
              <text:p>廢棄物合計</text:p>
            </table:table-cell>
            <table:table-cell table:style-name="ce39" table:number-columns-repeated="3"/>
            <table:table-cell table:style-name="ce53"/>
            <table:table-cell table:style-name="ce39"/>
            <table:table-cell table:style-name="ce4" table:number-columns-repeated="3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(公噸)</text:p>
            </table:table-cell>
            <table:table-cell table:number-columns-repeated="2" table:style-name="ce39" office:value-type="string" calcext:value-type="string">
              <text:p>(千立方公尺)</text:p>
            </table:table-cell>
            <table:table-cell table:number-columns-repeated="6" table:style-name="ce39" office:value-type="string" calcext:value-type="string">
              <text:p>(公秉油當量)</text:p>
            </table:table-cell>
            <table:table-cell table:style-name="ce4" table:number-columns-repeated="3"/>
            <table:table-cell table:style-name="ce51" table:number-columns-repeated="1009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40" office:value-type="string" calcext:value-type="string">
              <text:p>(MT)</text:p>
            </table:table-cell>
            <table:table-cell table:style-name="ce40" office:value-type="string" calcext:value-type="string">
              <text:p>(10<text:span text:style-name="T1">3</text:span><text:span text:style-name="T2">m</text:span><text:span text:style-name="T3">3</text:span><text:span text:style-name="T2">)</text:span></text:p>
            </table:table-cell>
            <table:table-cell table:style-name="ce40" office:value-type="string" calcext:value-type="string">
              <text:p>(10<text:span text:style-name="T1">3</text:span><text:span text:style-name="T2">m</text:span><text:span text:style-name="T3">3</text:span><text:span text:style-name="T2">)</text:span></text:p>
            </table:table-cell>
            <table:table-cell table:number-columns-repeated="6" table:style-name="ce40" office:value-type="string" calcext:value-type="string">
              <text:p>(KLOE)</text:p>
            </table:table-cell>
            <table:table-cell table:style-name="ce4" table:number-columns-repeated="3"/>
            <table:table-cell table:style-name="ce51" table:number-columns-repeated="1009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office:value-type="string" calcext:value-type="string">
              <text:p>C38 ~ C39</text:p>
            </table:table-cell>
            <table:table-cell table:style-name="ce41" table:number-columns-repeated="2"/>
            <table:table-cell table:style-name="ce41" office:value-type="string" calcext:value-type="string">
              <text:p>C41 + C45</text:p>
            </table:table-cell>
            <table:table-cell table:style-name="ce41" office:value-type="string" calcext:value-type="string">
              <text:p>C42 ~ C44</text:p>
            </table:table-cell>
            <table:table-cell table:style-name="ce41" table:number-columns-repeated="4"/>
            <table:table-cell table:style-name="ce4" table:number-columns-repeated="3"/>
            <table:table-cell table:style-name="ce51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office:value-type="float" office:value="6072.15353535354" calcext:value-type="float">
            <text:p><text:s/>6,072 <text:s/></text:p>
          </table:table-cell>
          <table:table-cell table:style-name="ce42" office:value-type="float" office:value="9017.148" calcext:value-type="float">
            <text:p><text:s/>9,017 <text:s/></text:p>
          </table:table-cell>
          <table:table-cell table:style-name="ce42"/>
          <table:table-cell table:style-name="ce42" office:value-type="float" office:value="130867.844939841" calcext:value-type="float">
            <text:p><text:s/>130,868 <text:s/></text:p>
          </table:table-cell>
          <table:table-cell table:style-name="ce42" office:value-type="float" office:value="12679.2035646187" calcext:value-type="float">
            <text:p><text:s/>12,679 <text:s/></text:p>
          </table:table-cell>
          <table:table-cell table:style-name="ce42" office:value-type="float" office:value="11905.7457666667" calcext:value-type="float">
            <text:p><text:s/>11,906 <text:s/></text:p>
          </table:table-cell>
          <table:table-cell table:style-name="ce42"/>
          <table:table-cell table:style-name="ce42" office:value-type="float" office:value="773.457797952" calcext:value-type="float">
            <text:p><text:s/>773 <text:s/></text:p>
          </table:table-cell>
          <table:table-cell table:style-name="ce42" office:value-type="float" office:value="118188.641375222" calcext:value-type="float">
            <text:p><text:s/>118,189 <text:s/></text:p>
          </table:table-cell>
          <table:table-cell table:style-name="ce13" table:number-columns-repeated="3"/>
          <table:table-cell table:style-name="ce37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1666762.31536022" calcext:value-type="float">
            <text:p><text:s/>1,666,762 <text:s/></text:p>
          </table:table-cell>
          <table:table-cell table:style-name="ce43"/>
          <table:table-cell table:style-name="ce43" office:value-type="float" office:value="2200126.25627549" calcext:value-type="float">
            <text:p><text:s/>2,200,126 <text:s/></text:p>
          </table:table-cell>
          <table:table-cell table:number-columns-repeated="2" table:style-name="ce43" office:value-type="float" office:value="14.12" calcext:value-type="float">
            <text:p><text:s/>14 <text:s/></text:p>
          </table:table-cell>
          <table:table-cell table:style-name="ce43"/>
          <table:table-cell table:style-name="ce43" office:value-type="float" office:value="14.12" calcext:value-type="float">
            <text:p><text:s/>14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office:value-type="float" office:value="-72483.6087720129" calcext:value-type="float">
            <text:p><text:s/>-72,484 <text:s/></text:p>
          </table:table-cell>
          <table:table-cell table:style-name="ce43" office:value-type="float" office:value="35310.4465" calcext:value-type="float">
            <text:p><text:s/>35,310 <text:s/></text:p>
          </table:table-cell>
          <table:table-cell table:style-name="ce43" office:value-type="float" office:value="-127065.427134613" calcext:value-type="float">
            <text:p><text:s/>-127,065 <text:s/></text:p>
          </table:table-cell>
          <table:table-cell table:number-columns-repeated="2" table:style-name="ce43" office:value-type="float" office:value="10.2551666666667" calcext:value-type="float">
            <text:p><text:s/>10 <text:s/></text:p>
          </table:table-cell>
          <table:table-cell table:style-name="ce43"/>
          <table:table-cell table:style-name="ce43" office:value-type="float" office:value="10.2551666666667" calcext:value-type="float">
            <text:p><text:s/>10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1745318.07766758" calcext:value-type="float">
            <text:p><text:s/>1,745,318 <text:s/></text:p>
          </table:table-cell>
          <table:table-cell table:style-name="ce44" office:value-type="float" office:value="-26293.2985" calcext:value-type="float">
            <text:p><text:s/>-26,293 <text:s/></text:p>
          </table:table-cell>
          <table:table-cell table:style-name="ce44" office:value-type="float" office:value="2327191.6834101" calcext:value-type="float">
            <text:p><text:s/>2,327,192 <text:s/></text:p>
          </table:table-cell>
          <table:table-cell table:style-name="ce44" office:value-type="float" office:value="130871.709773174" calcext:value-type="float">
            <text:p><text:s/>130,872 <text:s/></text:p>
          </table:table-cell>
          <table:table-cell table:style-name="ce44" office:value-type="float" office:value="12683.068397952" calcext:value-type="float">
            <text:p><text:s/>12,683 <text:s/></text:p>
          </table:table-cell>
          <table:table-cell table:style-name="ce44" office:value-type="float" office:value="11905.7457666667" calcext:value-type="float">
            <text:p><text:s/>11,906 <text:s/></text:p>
          </table:table-cell>
          <table:table-cell table:style-name="ce44" office:value-type="float" office:value="3.86483333333334" calcext:value-type="float">
            <text:p><text:s/>4 <text:s/></text:p>
          </table:table-cell>
          <table:table-cell table:style-name="ce44" office:value-type="float" office:value="773.457797952" calcext:value-type="float">
            <text:p><text:s/>773 <text:s/></text:p>
          </table:table-cell>
          <table:table-cell table:style-name="ce44" office:value-type="float" office:value="118188.641375222" calcext:value-type="float">
            <text:p><text:s/>118,189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office:value-type="float" office:value="1886278.70667573" calcext:value-type="float">
            <text:p><text:s/>1,886,279 <text:s/></text:p>
          </table:table-cell>
          <table:table-cell table:style-name="ce43"/>
          <table:table-cell table:style-name="ce43" office:value-type="float" office:value="2489887.89281196" calcext:value-type="float">
            <text:p><text:s/>2,489,888 <text:s/></text:p>
          </table:table-cell>
          <table:table-cell table:number-columns-repeated="2" table:style-name="ce43" office:value-type="float" office:value="3.11816666666667" calcext:value-type="float">
            <text:p><text:s/>3 <text:s/></text:p>
          </table:table-cell>
          <table:table-cell table:style-name="ce43"/>
          <table:table-cell table:style-name="ce43" office:value-type="float" office:value="3.11816666666667" calcext:value-type="float">
            <text:p><text:s/>3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office:value-type="float" office:value="3909.19479404371" calcext:value-type="float">
            <text:p><text:s/>3,909 <text:s/></text:p>
          </table:table-cell>
          <table:table-cell table:style-name="ce44" office:value-type="float" office:value="44.406" calcext:value-type="float">
            <text:p><text:s/>44 <text:s/></text:p>
          </table:table-cell>
          <table:table-cell table:style-name="ce44" office:value-type="float" office:value="5120.6651281377" calcext:value-type="float">
            <text:p><text:s/>5,121 <text:s/></text:p>
          </table:table-cell>
          <table:table-cell table:style-name="ce44" office:value-type="float" office:value="-0.0000000000099975" calcext:value-type="float">
            <text:p><text:s/>-0 <text:s/></text:p>
          </table:table-cell>
          <table:table-cell table:style-name="ce44" office:value-type="float" office:value="0.0000000000020025" calcext:value-type="float">
            <text:p><text:s/>0 <text:s/></text:p>
          </table:table-cell>
          <table:table-cell table:style-name="ce44" office:value-type="float" office:value="0.000000000002" calcext:value-type="float">
            <text:p><text:s/>0 <text:s/></text:p>
          </table:table-cell>
          <table:table-cell table:style-name="ce44" office:value-type="float" office:value="2.5E-015" calcext:value-type="float">
            <text:p><text:s/>0 <text:s/></text:p>
          </table:table-cell>
          <table:table-cell table:style-name="ce44"/>
          <table:table-cell table:style-name="ce44" office:value-type="float" office:value="-0.000000000012" calcext:value-type="float">
            <text:p><text:s/>-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1391103.99118622" calcext:value-type="float">
            <text:p><text:s/>1,391,104 <text:s/></text:p>
          </table:table-cell>
          <table:table-cell table:style-name="ce43" office:value-type="float" office:value="63.96821489" calcext:value-type="float">
            <text:p><text:s/>64 <text:s/></text:p>
          </table:table-cell>
          <table:table-cell table:style-name="ce43" office:value-type="float" office:value="1836200.40773035" calcext:value-type="float">
            <text:p><text:s/>1,836,200 <text:s/></text:p>
          </table:table-cell>
          <table:table-cell table:style-name="ce43" office:value-type="float" office:value="97121.3426247401" calcext:value-type="float">
            <text:p><text:s/>97,121 <text:s/></text:p>
          </table:table-cell>
          <table:table-cell table:style-name="ce43" office:value-type="float" office:value="3014.52748605581" calcext:value-type="float">
            <text:p><text:s/>3,015 <text:s/></text:p>
          </table:table-cell>
          <table:table-cell table:style-name="ce43" office:value-type="float" office:value="2283.74134338326" calcext:value-type="float">
            <text:p><text:s/>2,284 <text:s/></text:p>
          </table:table-cell>
          <table:table-cell table:style-name="ce43"/>
          <table:table-cell table:style-name="ce43" office:value-type="float" office:value="730.78614267255" calcext:value-type="float">
            <text:p><text:s/>731 <text:s/></text:p>
          </table:table-cell>
          <table:table-cell table:style-name="ce43" office:value-type="float" office:value="94106.8151386843" calcext:value-type="float">
            <text:p><text:s/>94,107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office:value-type="float" office:value="5927.50757575758" calcext:value-type="float">
            <text:p><text:s/>5,928 <text:s/></text:p>
          </table:table-cell>
          <table:table-cell table:style-name="ce43"/>
          <table:table-cell table:style-name="ce43" office:value-type="float" office:value="7824.31" calcext:value-type="float">
            <text:p><text:s/>7,82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1378488.99318182" calcext:value-type="float">
            <text:p><text:s/>1,378,489 <text:s/></text:p>
          </table:table-cell>
          <table:table-cell table:style-name="ce43"/>
          <table:table-cell table:style-name="ce43" office:value-type="float" office:value="1819605.471" calcext:value-type="float">
            <text:p><text:s/>1,819,60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table:number-columns-repeated="3"/>
          <table:table-cell table:number-columns-repeated="2" table:style-name="ce43" office:value-type="float" office:value="730.292123952" calcext:value-type="float">
            <text:p><text:s/>730 <text:s/></text:p>
          </table:table-cell>
          <table:table-cell table:style-name="ce43" table:number-columns-repeated="2"/>
          <table:table-cell table:style-name="ce43" office:value-type="float" office:value="730.292123952" calcext:value-type="float">
            <text:p><text:s/>730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5273.16135" calcext:value-type="float">
            <text:p><text:s/>5,273 <text:s/></text:p>
          </table:table-cell>
          <table:table-cell table:number-columns-repeated="2" table:style-name="ce43" office:value-type="float" office:value="24.8838333333333" calcext:value-type="float">
            <text:p><text:s/>25 <text:s/></text:p>
          </table:table-cell>
          <table:table-cell table:style-name="ce43" table:number-columns-repeated="2"/>
          <table:table-cell table:style-name="ce43" office:value-type="float" office:value="5248.27751666667" calcext:value-type="float">
            <text:p><text:s/>5,248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6687.49042864226" calcext:value-type="float">
            <text:p><text:s/>6,687 <text:s/></text:p>
          </table:table-cell>
          <table:table-cell table:style-name="ce44" office:value-type="float" office:value="63.96821489" calcext:value-type="float">
            <text:p><text:s/>64 <text:s/></text:p>
          </table:table-cell>
          <table:table-cell table:style-name="ce44" office:value-type="float" office:value="8770.62673035" calcext:value-type="float">
            <text:p><text:s/>8,771 <text:s/></text:p>
          </table:table-cell>
          <table:table-cell table:style-name="ce44" office:value-type="float" office:value="91117.8891507881" calcext:value-type="float">
            <text:p><text:s/>91,118 <text:s/></text:p>
          </table:table-cell>
          <table:table-cell table:style-name="ce44" office:value-type="float" office:value="2259.35152877048" calcext:value-type="float">
            <text:p><text:s/>2,259 <text:s/></text:p>
          </table:table-cell>
          <table:table-cell table:style-name="ce44" office:value-type="float" office:value="2258.85751004993" calcext:value-type="float">
            <text:p><text:s/>2,259 <text:s/></text:p>
          </table:table-cell>
          <table:table-cell table:style-name="ce44"/>
          <table:table-cell table:style-name="ce44" office:value-type="float" office:value="0.49401872055" calcext:value-type="float">
            <text:p><text:s/>0 <text:s/></text:p>
          </table:table-cell>
          <table:table-cell table:style-name="ce44" office:value-type="float" office:value="88858.5376220176" calcext:value-type="float">
            <text:p><text:s/>88,859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1899362.26818182" calcext:value-type="float">
            <text:p><text:s/>1,899,362 <text:s/></text:p>
          </table:table-cell>
          <table:table-cell table:style-name="ce43" office:value-type="float" office:value="183049.3665" calcext:value-type="float">
            <text:p><text:s/>183,049 <text:s/></text:p>
          </table:table-cell>
          <table:table-cell table:style-name="ce43" office:value-type="float" office:value="2344447.646" calcext:value-type="float">
            <text:p><text:s/>2,344,44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office:value-type="float" office:value="1899362.26818182" calcext:value-type="float">
            <text:p><text:s/>1,899,362 <text:s/></text:p>
          </table:table-cell>
          <table:table-cell table:style-name="ce44" office:value-type="float" office:value="183049.3665" calcext:value-type="float">
            <text:p><text:s/>183,049 <text:s/></text:p>
          </table:table-cell>
          <table:table-cell table:style-name="ce44" office:value-type="float" office:value="2344447.646" calcext:value-type="float">
            <text:p><text:s/>2,344,448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37512.0270207753" calcext:value-type="float">
            <text:p><text:s/>37,512 <text:s/></text:p>
          </table:table-cell>
          <table:table-cell table:style-name="ce43" office:value-type="float" office:value="1833.27" calcext:value-type="float">
            <text:p><text:s/>1,833 <text:s/></text:p>
          </table:table-cell>
          <table:table-cell table:style-name="ce43" office:value-type="float" office:value="47886.30233409" calcext:value-type="float">
            <text:p><text:s/>47,88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office:value-type="float" office:value="37502.6595123577" calcext:value-type="float">
            <text:p><text:s/>37,503 <text:s/></text:p>
          </table:table-cell>
          <table:table-cell table:style-name="ce43" office:value-type="float" office:value="1819.366" calcext:value-type="float">
            <text:p><text:s/>1,819 <text:s/></text:p>
          </table:table-cell>
          <table:table-cell table:style-name="ce43" office:value-type="float" office:value="47886.29633409" calcext:value-type="float">
            <text:p><text:s/>47,88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office:value-type="float" office:value="1.63367003367003" calcext:value-type="float">
            <text:p><text:s/>2 <text:s/></text:p>
          </table:table-cell>
          <table:table-cell table:style-name="ce43" office:value-type="float" office:value="2.426" calcext:value-type="float">
            <text:p><text:s/>2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office:value-type="float" office:value="7.73383838383838" calcext:value-type="float">
            <text:p><text:s/>8 <text:s/></text:p>
          </table:table-cell>
          <table:table-cell table:style-name="ce44" office:value-type="float" office:value="11.478" calcext:value-type="float">
            <text:p><text:s/>11 <text:s/></text:p>
          </table:table-cell>
          <table:table-cell table:style-name="ce44" office:value-type="float" office:value="0.006" calcext:value-type="float">
            <text:p><text:s/>0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9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325876.426172636" calcext:value-type="float">
            <text:p><text:s/>325,876 <text:s/></text:p>
          </table:table-cell>
          <table:table-cell table:style-name="ce45" office:value-type="float" office:value="154814.42378511" calcext:value-type="float">
            <text:p><text:s/>154,814 <text:s/></text:p>
          </table:table-cell>
          <table:table-cell table:style-name="ce45" office:value-type="float" office:value="292544.06140556" calcext:value-type="float">
            <text:p><text:s/>292,544 <text:s/></text:p>
          </table:table-cell>
          <table:table-cell table:style-name="ce45" office:value-type="float" office:value="33747.2489817674" calcext:value-type="float">
            <text:p><text:s/>33,747 <text:s/></text:p>
          </table:table-cell>
          <table:table-cell table:style-name="ce45" office:value-type="float" office:value="9665.42274522952" calcext:value-type="float">
            <text:p><text:s/>9,665 <text:s/></text:p>
          </table:table-cell>
          <table:table-cell table:style-name="ce45" office:value-type="float" office:value="9622.0044232834" calcext:value-type="float">
            <text:p><text:s/>9,622 <text:s/></text:p>
          </table:table-cell>
          <table:table-cell table:style-name="ce45" office:value-type="float" office:value="0.746666666666667" calcext:value-type="float">
            <text:p><text:s/>1 <text:s/></text:p>
          </table:table-cell>
          <table:table-cell table:style-name="ce45" office:value-type="float" office:value="42.67165527945" calcext:value-type="float">
            <text:p><text:s/>43 <text:s/></text:p>
          </table:table-cell>
          <table:table-cell table:style-name="ce45" office:value-type="float" office:value="24081.8262365379" calcext:value-type="float">
            <text:p><text:s/>24,082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325876.426172636" calcext:value-type="float">
            <text:p><text:s/>325,876 <text:s/></text:p>
          </table:table-cell>
          <table:table-cell table:style-name="ce45" office:value-type="float" office:value="154814.42378511" calcext:value-type="float">
            <text:p><text:s/>154,814 <text:s/></text:p>
          </table:table-cell>
          <table:table-cell table:style-name="ce45" office:value-type="float" office:value="292544.06140556" calcext:value-type="float">
            <text:p><text:s/>292,544 <text:s/></text:p>
          </table:table-cell>
          <table:table-cell table:style-name="ce45" office:value-type="float" office:value="33747.2489817674" calcext:value-type="float">
            <text:p><text:s/>33,747 <text:s/></text:p>
          </table:table-cell>
          <table:table-cell table:style-name="ce45" office:value-type="float" office:value="9665.42274522952" calcext:value-type="float">
            <text:p><text:s/>9,665 <text:s/></text:p>
          </table:table-cell>
          <table:table-cell table:style-name="ce45" office:value-type="float" office:value="9622.0044232834" calcext:value-type="float">
            <text:p><text:s/>9,622 <text:s/></text:p>
          </table:table-cell>
          <table:table-cell table:style-name="ce45" office:value-type="float" office:value="0.746666666666667" calcext:value-type="float">
            <text:p><text:s/>1 <text:s/></text:p>
          </table:table-cell>
          <table:table-cell table:style-name="ce45" office:value-type="float" office:value="42.67165527945" calcext:value-type="float">
            <text:p><text:s/>43 <text:s/></text:p>
          </table:table-cell>
          <table:table-cell table:style-name="ce45" office:value-type="float" office:value="24081.8262365379" calcext:value-type="float">
            <text:p><text:s/>24,08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253132.057990818" calcext:value-type="float">
            <text:p><text:s/>253,132 <text:s/></text:p>
          </table:table-cell>
          <table:table-cell table:style-name="ce43" office:value-type="float" office:value="67839.42278511" calcext:value-type="float">
            <text:p><text:s/>67,839 <text:s/></text:p>
          </table:table-cell>
          <table:table-cell table:style-name="ce43" office:value-type="float" office:value="273832.60740556" calcext:value-type="float">
            <text:p><text:s/>273,833 <text:s/></text:p>
          </table:table-cell>
          <table:table-cell table:style-name="ce43" office:value-type="float" office:value="33746.5023151008" calcext:value-type="float">
            <text:p><text:s/>33,747 <text:s/></text:p>
          </table:table-cell>
          <table:table-cell table:style-name="ce43" office:value-type="float" office:value="9664.67607856285" calcext:value-type="float">
            <text:p><text:s/>9,665 <text:s/></text:p>
          </table:table-cell>
          <table:table-cell table:style-name="ce43" office:value-type="float" office:value="9622.0044232834" calcext:value-type="float">
            <text:p><text:s/>9,622 <text:s/></text:p>
          </table:table-cell>
          <table:table-cell table:style-name="ce43"/>
          <table:table-cell table:style-name="ce43" office:value-type="float" office:value="42.67165527945" calcext:value-type="float">
            <text:p><text:s/>43 <text:s/></text:p>
          </table:table-cell>
          <table:table-cell table:style-name="ce43" office:value-type="float" office:value="24081.8262365379" calcext:value-type="float">
            <text:p><text:s/>24,08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office:value-type="float" office:value="17416.4693839125" calcext:value-type="float">
            <text:p><text:s/>17,416 <text:s/></text:p>
          </table:table-cell>
          <table:table-cell table:style-name="ce43" office:value-type="float" office:value="6145.15678511" calcext:value-type="float">
            <text:p><text:s/>6,145 <text:s/></text:p>
          </table:table-cell>
          <table:table-cell table:style-name="ce43" office:value-type="float" office:value="17527.378" calcext:value-type="float">
            <text:p><text:s/>17,52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office:value-type="float" office:value="12787.44503367" calcext:value-type="float">
            <text:p><text:s/>12,787 <text:s/></text:p>
          </table:table-cell>
          <table:table-cell table:style-name="ce43" office:value-type="float" office:value="6926.909" calcext:value-type="float">
            <text:p><text:s/>6,927 <text:s/></text:p>
          </table:table-cell>
          <table:table-cell table:style-name="ce43" office:value-type="float" office:value="10722.175" calcext:value-type="float">
            <text:p><text:s/>10,72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office:value-type="float" office:value="805.922727272727" calcext:value-type="float">
            <text:p><text:s/>806 <text:s/></text:p>
          </table:table-cell>
          <table:table-cell table:style-name="ce43" office:value-type="float" office:value="162.585" calcext:value-type="float">
            <text:p><text:s/>163 <text:s/></text:p>
          </table:table-cell>
          <table:table-cell table:style-name="ce43" office:value-type="float" office:value="919.298" calcext:value-type="float">
            <text:p><text:s/>91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office:value-type="float" office:value="373.523484848485" calcext:value-type="float">
            <text:p><text:s/>374 <text:s/></text:p>
          </table:table-cell>
          <table:table-cell table:style-name="ce43" office:value-type="float" office:value="195.876" calcext:value-type="float">
            <text:p><text:s/>196 <text:s/></text:p>
          </table:table-cell>
          <table:table-cell table:style-name="ce43" office:value-type="float" office:value="318.939" calcext:value-type="float">
            <text:p><text:s/>31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office:value-type="float" office:value="3592.80732323232" calcext:value-type="float">
            <text:p><text:s/>3,593 <text:s/></text:p>
          </table:table-cell>
          <table:table-cell table:style-name="ce43" office:value-type="float" office:value="1521.75" calcext:value-type="float">
            <text:p><text:s/>1,522 <text:s/></text:p>
          </table:table-cell>
          <table:table-cell table:style-name="ce43" office:value-type="float" office:value="3389.839" calcext:value-type="float">
            <text:p><text:s/>3,390 <text:s/></text:p>
          </table:table-cell>
          <table:table-cell table:style-name="ce43" office:value-type="float" office:value="11770.9380308449" calcext:value-type="float">
            <text:p><text:s/>11,771 <text:s/></text:p>
          </table:table-cell>
          <table:table-cell table:number-columns-repeated="2" table:style-name="ce43" office:value-type="float" office:value="9622.0044232834" calcext:value-type="float">
            <text:p><text:s/>9,622 <text:s/></text:p>
          </table:table-cell>
          <table:table-cell table:style-name="ce43" table:number-columns-repeated="2"/>
          <table:table-cell table:style-name="ce43" office:value-type="float" office:value="2148.93360756149" calcext:value-type="float">
            <text:p><text:s/>2,14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office:value-type="float" office:value="435.740993265993" calcext:value-type="float">
            <text:p><text:s/>436 <text:s/></text:p>
          </table:table-cell>
          <table:table-cell table:style-name="ce43" office:value-type="float" office:value="247.841" calcext:value-type="float">
            <text:p><text:s/>248 <text:s/></text:p>
          </table:table-cell>
          <table:table-cell table:style-name="ce43" office:value-type="float" office:value="354.875" calcext:value-type="float">
            <text:p><text:s/>35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office:value-type="float" office:value="67073.8058860648" calcext:value-type="float">
            <text:p><text:s/>67,074 <text:s/></text:p>
          </table:table-cell>
          <table:table-cell table:style-name="ce43" office:value-type="float" office:value="8681.188" calcext:value-type="float">
            <text:p><text:s/>8,681 <text:s/></text:p>
          </table:table-cell>
          <table:table-cell table:style-name="ce43" office:value-type="float" office:value="80820.81221405" calcext:value-type="float">
            <text:p><text:s/>80,821 <text:s/></text:p>
          </table:table-cell>
          <table:table-cell table:style-name="ce43" office:value-type="float" office:value="44.1263839403134" calcext:value-type="float">
            <text:p><text:s/>44 <text:s/></text:p>
          </table:table-cell>
          <table:table-cell table:style-name="ce43" office:value-type="float" office:value="42.67165527945" calcext:value-type="float">
            <text:p><text:s/>43 <text:s/></text:p>
          </table:table-cell>
          <table:table-cell table:style-name="ce43" table:number-columns-repeated="2"/>
          <table:table-cell table:style-name="ce43" office:value-type="float" office:value="42.67165527945" calcext:value-type="float">
            <text:p><text:s/>43 <text:s/></text:p>
          </table:table-cell>
          <table:table-cell table:style-name="ce43" office:value-type="float" office:value="1.45472866086334" calcext:value-type="float">
            <text:p><text:s/>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office:value-type="float" office:value="44262.4183143392" calcext:value-type="float">
            <text:p><text:s/>44,262 <text:s/></text:p>
          </table:table-cell>
          <table:table-cell table:style-name="ce43" office:value-type="float" office:value="1436.645" calcext:value-type="float">
            <text:p><text:s/>1,437 <text:s/></text:p>
          </table:table-cell>
          <table:table-cell table:style-name="ce43" office:value-type="float" office:value="57149.37439715" calcext:value-type="float">
            <text:p><text:s/>57,149 <text:s/></text:p>
          </table:table-cell>
          <table:table-cell table:style-name="ce43" office:value-type="float" office:value="42.67165527945" calcext:value-type="float">
            <text:p><text:s/>43 <text:s/></text:p>
          </table:table-cell>
          <table:table-cell table:style-name="ce43" office:value-type="float" office:value="42.67165527945" calcext:value-type="float">
            <text:p><text:s/>43 <text:s/></text:p>
          </table:table-cell>
          <table:table-cell table:style-name="ce43" table:number-columns-repeated="2"/>
          <table:table-cell table:style-name="ce43" office:value-type="float" office:value="42.67165527945" calcext:value-type="float">
            <text:p><text:s/>43 <text:s/></text:p>
          </table:table-cell>
          <table:table-cell table:style-name="ce43" office:value-type="float" office:value="0.00000000000001" calcext:value-type="float">
            <text:p><text:s/>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office:value-type="float" office:value="9083.16616161616" calcext:value-type="float">
            <text:p>( 9,083 <text:s/>)</text:p>
          </table:table-cell>
          <table:table-cell table:style-name="ce46" office:value-type="float" office:value="925.035" calcext:value-type="float">
            <text:p>( 925 <text:s/>)</text:p>
          </table:table-cell>
          <table:table-cell table:style-name="ce46" office:value-type="float" office:value="11167.526" calcext:value-type="float">
            <text:p>( 11,168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office:value-type="float" office:value="34854.4199136658" calcext:value-type="float">
            <text:p>( 34,854 <text:s/>)</text:p>
          </table:table-cell>
          <table:table-cell table:style-name="ce46" office:value-type="float" office:value="263.611" calcext:value-type="float">
            <text:p>( 264 <text:s/>)</text:p>
          </table:table-cell>
          <table:table-cell table:style-name="ce46" office:value-type="float" office:value="45773.51339715" calcext:value-type="float">
            <text:p>( 45,774 <text:s/>)</text:p>
          </table:table-cell>
          <table:table-cell table:style-name="ce46" office:value-type="float" office:value="42.67165527945" calcext:value-type="float">
            <text:p>( 43 <text:s/>)</text:p>
          </table:table-cell>
          <table:table-cell table:style-name="ce46" office:value-type="float" office:value="42.67165527945" calcext:value-type="float">
            <text:p>( 43 <text:s/>)</text:p>
          </table:table-cell>
          <table:table-cell table:style-name="ce46" table:number-columns-repeated="2"/>
          <table:table-cell table:style-name="ce46" office:value-type="float" office:value="42.67165527945" calcext:value-type="float">
            <text:p>( 43 <text:s/>)</text:p>
          </table:table-cell>
          <table:table-cell table:style-name="ce46" office:value-type="float" office:value="0.00000000000001" calcext:value-type="float">
            <text:p>( 0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office:value-type="float" office:value="324.832239057239" calcext:value-type="float">
            <text:p>( 325 <text:s/>)</text:p>
          </table:table-cell>
          <table:table-cell table:style-name="ce46" office:value-type="float" office:value="247.999" calcext:value-type="float">
            <text:p>( 248 <text:s/>)</text:p>
          </table:table-cell>
          <table:table-cell table:style-name="ce46" office:value-type="float" office:value="208.335" calcext:value-type="float">
            <text:p>( 208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office:value-type="float" office:value="4746.95715488216" calcext:value-type="float">
            <text:p><text:s/>4,747 <text:s/></text:p>
          </table:table-cell>
          <table:table-cell table:style-name="ce43" office:value-type="float" office:value="3654.149" calcext:value-type="float">
            <text:p><text:s/>3,654 <text:s/></text:p>
          </table:table-cell>
          <table:table-cell table:style-name="ce43" office:value-type="float" office:value="3017.851" calcext:value-type="float">
            <text:p><text:s/>3,01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office:value-type="float" office:value="16796.8710734091" calcext:value-type="float">
            <text:p><text:s/>16,797 <text:s/></text:p>
          </table:table-cell>
          <table:table-cell table:style-name="ce43" office:value-type="float" office:value="3119.562" calcext:value-type="float">
            <text:p><text:s/>3,120 <text:s/></text:p>
          </table:table-cell>
          <table:table-cell table:style-name="ce43" office:value-type="float" office:value="19398.9258169" calcext:value-type="float">
            <text:p><text:s/>19,399 <text:s/></text:p>
          </table:table-cell>
          <table:table-cell table:style-name="ce43" office:value-type="float" office:value="1.45472866086333" calcext:value-type="float">
            <text:p><text:s/>1 <text:s/></text:p>
          </table:table-cell>
          <table:table-cell table:style-name="ce43" table:number-columns-repeated="4"/>
          <table:table-cell table:style-name="ce43" office:value-type="float" office:value="1.45472866086333" calcext:value-type="float">
            <text:p><text:s/>1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office:value-type="float" office:value="1267.55934343434" calcext:value-type="float">
            <text:p><text:s/>1,268 <text:s/></text:p>
          </table:table-cell>
          <table:table-cell table:style-name="ce47" office:value-type="float" office:value="470.832" calcext:value-type="float">
            <text:p><text:s/>471 <text:s/></text:p>
          </table:table-cell>
          <table:table-cell table:style-name="ce47" office:value-type="float" office:value="1254.661" calcext:value-type="float">
            <text:p><text:s/>1,255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office:value-type="float" office:value="6146.60833333333" calcext:value-type="float">
            <text:p><text:s/>6,147 <text:s/></text:p>
          </table:table-cell>
          <table:table-cell table:style-name="ce43" office:value-type="float" office:value="3367.854" calcext:value-type="float">
            <text:p><text:s/>3,368 <text:s/></text:p>
          </table:table-cell>
          <table:table-cell table:style-name="ce43" office:value-type="float" office:value="5119.875" calcext:value-type="float">
            <text:p><text:s/>5,12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office:value-type="float" office:value="5296.20607996633" calcext:value-type="float">
            <text:p><text:s/>5,296 <text:s/></text:p>
          </table:table-cell>
          <table:table-cell table:style-name="ce43" office:value-type="float" office:value="816.853" calcext:value-type="float">
            <text:p><text:s/>817 <text:s/></text:p>
          </table:table-cell>
          <table:table-cell table:style-name="ce43" office:value-type="float" office:value="6264.90047" calcext:value-type="float">
            <text:p><text:s/>6,26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office:value-type="float" office:value="13958.4284511785" calcext:value-type="float">
            <text:p><text:s/>13,958 <text:s/></text:p>
          </table:table-cell>
          <table:table-cell table:style-name="ce47" office:value-type="float" office:value="2565.661" calcext:value-type="float">
            <text:p><text:s/>2,566 <text:s/></text:p>
          </table:table-cell>
          <table:table-cell table:style-name="ce47" office:value-type="float" office:value="16144.538" calcext:value-type="float">
            <text:p><text:s/>16,145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office:value-type="float" office:value="19234.7420875421" calcext:value-type="float">
            <text:p><text:s/>19,235 <text:s/></text:p>
          </table:table-cell>
          <table:table-cell table:style-name="ce43" office:value-type="float" office:value="14848.888" calcext:value-type="float">
            <text:p><text:s/>14,849 <text:s/></text:p>
          </table:table-cell>
          <table:table-cell table:style-name="ce43" office:value-type="float" office:value="12190.848" calcext:value-type="float">
            <text:p><text:s/>12,19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office:value-type="float" office:value="869.736363636364" calcext:value-type="float">
            <text:p><text:s/>870 <text:s/></text:p>
          </table:table-cell>
          <table:table-cell table:style-name="ce43" office:value-type="float" office:value="453.105" calcext:value-type="float">
            <text:p><text:s/>453 <text:s/></text:p>
          </table:table-cell>
          <table:table-cell table:style-name="ce43" office:value-type="float" office:value="745.292" calcext:value-type="float">
            <text:p><text:s/>74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office:value-type="float" office:value="18365.0057239057" calcext:value-type="float">
            <text:p><text:s/>18,365 <text:s/></text:p>
          </table:table-cell>
          <table:table-cell table:style-name="ce43" office:value-type="float" office:value="14395.783" calcext:value-type="float">
            <text:p><text:s/>14,396 <text:s/></text:p>
          </table:table-cell>
          <table:table-cell table:style-name="ce43" office:value-type="float" office:value="11445.556" calcext:value-type="float">
            <text:p><text:s/>11,44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office:value-type="float" office:value="9273.74023569024" calcext:value-type="float">
            <text:p>( 9,274 <text:s/>)</text:p>
          </table:table-cell>
          <table:table-cell table:style-name="ce46" office:value-type="float" office:value="11405.771" calcext:value-type="float">
            <text:p>( 11,406 <text:s/>)</text:p>
          </table:table-cell>
          <table:table-cell table:style-name="ce46" office:value-type="float" office:value="2102.874" calcext:value-type="float">
            <text:p>( 2,103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office:value-type="float" office:value="7134.8069023569" calcext:value-type="float">
            <text:p>( 7,135 <text:s/>)</text:p>
          </table:table-cell>
          <table:table-cell table:style-name="ce48" office:value-type="float" office:value="2588.237" calcext:value-type="float">
            <text:p>( 2,588 <text:s/>)</text:p>
          </table:table-cell>
          <table:table-cell table:style-name="ce48" office:value-type="float" office:value="7117.29" calcext:value-type="float">
            <text:p>( 7,117 <text:s/>)</text:p>
          </table:table-cell>
          <table:table-cell table:style-name="ce48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47925.9993681473" calcext:value-type="float">
            <text:p><text:s/>47,926 <text:s/></text:p>
          </table:table-cell>
          <table:table-cell table:style-name="ce43" office:value-type="float" office:value="4321.004" calcext:value-type="float">
            <text:p><text:s/>4,321 <text:s/></text:p>
          </table:table-cell>
          <table:table-cell table:style-name="ce43" office:value-type="float" office:value="59421.42672151" calcext:value-type="float">
            <text:p><text:s/>59,42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40911.7624152854" calcext:value-type="float">
            <text:p><text:s/>40,912 <text:s/></text:p>
          </table:table-cell>
          <table:table-cell table:style-name="ce43" office:value-type="float" office:value="3140.481" calcext:value-type="float">
            <text:p><text:s/>3,140 <text:s/></text:p>
          </table:table-cell>
          <table:table-cell table:style-name="ce43" office:value-type="float" office:value="51211.98772151" calcext:value-type="float">
            <text:p><text:s/>51,21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office:value-type="float" office:value="7014.23695286195" calcext:value-type="float">
            <text:p><text:s/>7,014 <text:s/></text:p>
          </table:table-cell>
          <table:table-cell table:style-name="ce43" office:value-type="float" office:value="1180.523" calcext:value-type="float">
            <text:p><text:s/>1,181 <text:s/></text:p>
          </table:table-cell>
          <table:table-cell table:style-name="ce43" office:value-type="float" office:value="8209.439" calcext:value-type="float">
            <text:p><text:s/>8,20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office:value-type="float" office:value="5012.96759259259" calcext:value-type="float">
            <text:p>( 5,013 <text:s/>)</text:p>
          </table:table-cell>
          <table:table-cell table:style-name="ce46" office:value-type="float" office:value="441.196" calcext:value-type="float">
            <text:p>( 441 <text:s/>)</text:p>
          </table:table-cell>
          <table:table-cell table:style-name="ce46" office:value-type="float" office:value="6224.943" calcext:value-type="float">
            <text:p>( 6,225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office:value-type="float" office:value="16397.9532828283" calcext:value-type="float">
            <text:p><text:s/>16,398 <text:s/></text:p>
          </table:table-cell>
          <table:table-cell table:style-name="ce43" office:value-type="float" office:value="2473.296" calcext:value-type="float">
            <text:p><text:s/>2,473 <text:s/></text:p>
          </table:table-cell>
          <table:table-cell table:style-name="ce43" office:value-type="float" office:value="19446.813" calcext:value-type="float">
            <text:p><text:s/>19,44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office:value-type="float" office:value="646.083249158249" calcext:value-type="float">
            <text:p><text:s/>646 <text:s/></text:p>
          </table:table-cell>
          <table:table-cell table:style-name="ce47" office:value-type="float" office:value="488.845" calcext:value-type="float">
            <text:p><text:s/>489 <text:s/></text:p>
          </table:table-cell>
          <table:table-cell table:style-name="ce47" office:value-type="float" office:value="418.301" calcext:value-type="float">
            <text:p><text:s/>418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office:value-type="float" office:value="22935.6117003367" calcext:value-type="float">
            <text:p><text:s/>22,936 <text:s/></text:p>
          </table:table-cell>
          <table:table-cell table:style-name="ce43" office:value-type="float" office:value="12307.649" calcext:value-type="float">
            <text:p><text:s/>12,308 <text:s/></text:p>
          </table:table-cell>
          <table:table-cell table:style-name="ce43" office:value-type="float" office:value="19334.875" calcext:value-type="float">
            <text:p><text:s/>19,33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office:value-type="float" office:value="16436.2842592593" calcext:value-type="float">
            <text:p>( 16,436 <text:s/>)</text:p>
          </table:table-cell>
          <table:table-cell table:style-name="ce46" office:value-type="float" office:value="11551.246" calcext:value-type="float">
            <text:p>( 11,551 <text:s/>)</text:p>
          </table:table-cell>
          <table:table-cell table:style-name="ce46" office:value-type="float" office:value="11428.121" calcext:value-type="float">
            <text:p>( 11,428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office:value-type="float" office:value="3025.7617003367" calcext:value-type="float">
            <text:p><text:s/>3,026 <text:s/></text:p>
          </table:table-cell>
          <table:table-cell table:style-name="ce43" office:value-type="float" office:value="2041.295" calcext:value-type="float">
            <text:p><text:s/>2,041 <text:s/></text:p>
          </table:table-cell>
          <table:table-cell table:style-name="ce43" office:value-type="float" office:value="2179.521" calcext:value-type="float">
            <text:p><text:s/>2,18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office:value-type="float" office:value="6.49183501683502" calcext:value-type="float">
            <text:p><text:s/>6 <text:s/></text:p>
          </table:table-cell>
          <table:table-cell table:style-name="ce43" office:value-type="float" office:value="3.904" calcext:value-type="float">
            <text:p><text:s/>4 <text:s/></text:p>
          </table:table-cell>
          <table:table-cell table:style-name="ce43" office:value-type="float" office:value="5.099" calcext:value-type="float">
            <text:p><text:s/>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office:value-type="float" office:value="14068.6125420875" calcext:value-type="float">
            <text:p><text:s/>14,069 <text:s/></text:p>
          </table:table-cell>
          <table:table-cell table:style-name="ce43" office:value-type="float" office:value="605.632" calcext:value-type="float">
            <text:p><text:s/>606 <text:s/></text:p>
          </table:table-cell>
          <table:table-cell table:style-name="ce43" office:value-type="float" office:value="18032.229" calcext:value-type="float">
            <text:p><text:s/>18,03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office:value-type="float" office:value="718.937878787879" calcext:value-type="float">
            <text:p><text:s/>719 <text:s/></text:p>
          </table:table-cell>
          <table:table-cell table:style-name="ce43"/>
          <table:table-cell table:style-name="ce43" office:value-type="float" office:value="948.998" calcext:value-type="float">
            <text:p><text:s/>949 <text:s/></text:p>
          </table:table-cell>
          <table:table-cell table:style-name="ce43" office:value-type="float" office:value="21931.4379003156" calcext:value-type="float">
            <text:p><text:s/>21,931 <text:s/></text:p>
          </table:table-cell>
          <table:table-cell table:style-name="ce43" table:number-columns-repeated="4"/>
          <table:table-cell table:style-name="ce43" office:value-type="float" office:value="21931.4379003156" calcext:value-type="float">
            <text:p><text:s/>21,93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office:value-type="float" office:value="9.99570707070707" calcext:value-type="float">
            <text:p><text:s/>10 <text:s/></text:p>
          </table:table-cell>
          <table:table-cell table:style-name="ce43" office:value-type="float" office:value="5.397" calcext:value-type="float">
            <text:p><text:s/>5 <text:s/></text:p>
          </table:table-cell>
          <table:table-cell table:style-name="ce43" office:value-type="float" office:value="8.397" calcext:value-type="float">
            <text:p><text:s/>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office:value-type="float" office:value="274.910942760943" calcext:value-type="float">
            <text:p><text:s/>275 <text:s/></text:p>
          </table:table-cell>
          <table:table-cell table:style-name="ce44" office:value-type="float" office:value="111.839" calcext:value-type="float">
            <text:p><text:s/>112 <text:s/></text:p>
          </table:table-cell>
          <table:table-cell table:style-name="ce44" office:value-type="float" office:value="263.47" calcext:value-type="float">
            <text:p><text:s/>263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3"/>
          <table:table-cell table:number-columns-repeated="2" table:style-name="ce43" office:value-type="float" office:value="0.746666666666667" calcext:value-type="float">
            <text:p><text:s/>1 <text:s/></text:p>
          </table:table-cell>
          <table:table-cell table:style-name="ce43"/>
          <table:table-cell table:style-name="ce43" office:value-type="float" office:value="0.746666666666667" calcext:value-type="float">
            <text:p><text:s/>1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3"/>
          <table:table-cell table:number-columns-repeated="2" table:style-name="ce43" office:value-type="float" office:value="0.746666666666667" calcext:value-type="float">
            <text:p><text:s/>1 <text:s/></text:p>
          </table:table-cell>
          <table:table-cell table:style-name="ce43"/>
          <table:table-cell table:style-name="ce43" office:value-type="float" office:value="0.746666666666667" calcext:value-type="float">
            <text:p><text:s/>1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office:value-type="float" office:value="348.943181818182" calcext:value-type="float">
            <text:p><text:s/>349 <text:s/></text:p>
          </table:table-cell>
          <table:table-cell table:style-name="ce43"/>
          <table:table-cell table:style-name="ce43" office:value-type="float" office:value="460.605" calcext:value-type="float">
            <text:p><text:s/>46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office:value-type="float" office:value="348.943181818182" calcext:value-type="float">
            <text:p><text:s/>349 <text:s/></text:p>
          </table:table-cell>
          <table:table-cell table:style-name="ce43"/>
          <table:table-cell table:style-name="ce43" office:value-type="float" office:value="460.605" calcext:value-type="float">
            <text:p><text:s/>46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office:value-type="float" office:value="29195.2203703704" calcext:value-type="float">
            <text:p><text:s/>29,195 <text:s/></text:p>
          </table:table-cell>
          <table:table-cell table:style-name="ce43" office:value-type="float" office:value="28750.393" calcext:value-type="float">
            <text:p><text:s/>28,750 <text:s/></text:p>
          </table:table-cell>
          <table:table-cell table:style-name="ce43" office:value-type="float" office:value="12981.786" calcext:value-type="float">
            <text:p><text:s/>12,98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office:value-type="float" office:value="3488.3047979798" calcext:value-type="float">
            <text:p><text:s/>3,488 <text:s/></text:p>
          </table:table-cell>
          <table:table-cell table:style-name="ce43" office:value-type="float" office:value="2675.976" calcext:value-type="float">
            <text:p><text:s/>2,676 <text:s/></text:p>
          </table:table-cell>
          <table:table-cell table:style-name="ce43" office:value-type="float" office:value="2225.917" calcext:value-type="float">
            <text:p><text:s/>2,22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office:value-type="float" office:value="16438.7454545455" calcext:value-type="float">
            <text:p><text:s/>16,439 <text:s/></text:p>
          </table:table-cell>
          <table:table-cell table:style-name="ce43" office:value-type="float" office:value="16719.633" calcext:value-type="float">
            <text:p><text:s/>16,720 <text:s/></text:p>
          </table:table-cell>
          <table:table-cell table:style-name="ce43" office:value-type="float" office:value="6837.248" calcext:value-type="float">
            <text:p><text:s/>6,83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office:value-type="float" office:value="70.2085016835017" calcext:value-type="float">
            <text:p><text:s/>70 <text:s/></text:p>
          </table:table-cell>
          <table:table-cell table:style-name="ce43" office:value-type="float" office:value="95.758" calcext:value-type="float">
            <text:p><text:s/>96 <text:s/></text:p>
          </table:table-cell>
          <table:table-cell table:style-name="ce43" office:value-type="float" office:value="7.557" calcext:value-type="float">
            <text:p><text:s/>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office:value-type="float" office:value="5.92929292929293" calcext:value-type="float">
            <text:p><text:s/>6 <text:s/></text:p>
          </table:table-cell>
          <table:table-cell table:style-name="ce43" office:value-type="float" office:value="8.805" calcext:value-type="float">
            <text:p><text:s/>9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office:value-type="float" office:value="6.78316498316498" calcext:value-type="float">
            <text:p><text:s/>7 <text:s/></text:p>
          </table:table-cell>
          <table:table-cell table:style-name="ce43" office:value-type="float" office:value="10.073" calcext:value-type="float">
            <text:p><text:s/>10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office:value-type="float" office:value="92.4867845117845" calcext:value-type="float">
            <text:p><text:s/>92 <text:s/></text:p>
          </table:table-cell>
          <table:table-cell table:style-name="ce43" office:value-type="float" office:value="135.868" calcext:value-type="float">
            <text:p><text:s/>136 <text:s/></text:p>
          </table:table-cell>
          <table:table-cell table:style-name="ce43" office:value-type="float" office:value="1.311" calcext:value-type="float">
            <text:p><text:s/>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office:value-type="float" office:value="694.956734006734" calcext:value-type="float">
            <text:p><text:s/>695 <text:s/></text:p>
          </table:table-cell>
          <table:table-cell table:style-name="ce43" office:value-type="float" office:value="836.821" calcext:value-type="float">
            <text:p><text:s/>837 <text:s/></text:p>
          </table:table-cell>
          <table:table-cell table:style-name="ce43" office:value-type="float" office:value="173.502" calcext:value-type="float">
            <text:p><text:s/>17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office:value-type="float" office:value="3772.0930976431" calcext:value-type="float">
            <text:p><text:s/>3,772 <text:s/></text:p>
          </table:table-cell>
          <table:table-cell table:style-name="ce43" office:value-type="float" office:value="3816.307" calcext:value-type="float">
            <text:p><text:s/>3,816 <text:s/></text:p>
          </table:table-cell>
          <table:table-cell table:style-name="ce43" office:value-type="float" office:value="1586.89" calcext:value-type="float">
            <text:p><text:s/>1,58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office:value-type="float" office:value="887.786784511784" calcext:value-type="float">
            <text:p><text:s/>888 <text:s/></text:p>
          </table:table-cell>
          <table:table-cell table:style-name="ce43" office:value-type="float" office:value="874.39" calcext:value-type="float">
            <text:p><text:s/>874 <text:s/></text:p>
          </table:table-cell>
          <table:table-cell table:style-name="ce43" office:value-type="float" office:value="394.643" calcext:value-type="float">
            <text:p><text:s/>39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office:value-type="float" office:value="3737.92575757576" calcext:value-type="float">
            <text:p><text:s/>3,738 <text:s/></text:p>
          </table:table-cell>
          <table:table-cell table:style-name="ce44" office:value-type="float" office:value="3576.762" calcext:value-type="float">
            <text:p><text:s/>3,577 <text:s/></text:p>
          </table:table-cell>
          <table:table-cell table:style-name="ce44" office:value-type="float" office:value="1754.718" calcext:value-type="float">
            <text:p><text:s/>1,755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office:value-type="float" office:value="43200.2046296296" calcext:value-type="float">
            <text:p><text:s/>43,200 <text:s/></text:p>
          </table:table-cell>
          <table:table-cell table:style-name="ce45" office:value-type="float" office:value="58224.608" calcext:value-type="float">
            <text:p><text:s/>58,225 <text:s/></text:p>
          </table:table-cell>
          <table:table-cell table:style-name="ce45" office:value-type="float" office:value="5269.063" calcext:value-type="float">
            <text:p><text:s/>5,269 <text:s/></text:p>
          </table:table-cell>
          <table:table-cell table:style-name="ce45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9712029.51329" calcext:value-type="float">
            <text:p><text:s/>9,712,030 <text:s/></text:p>
          </table:table-cell>
          <table:table-cell table:style-name="ce43" office:value-type="float" office:value="1492" calcext:value-type="float">
            <text:p><text:s/>1,492 <text:s/></text:p>
          </table:table-cell>
          <table:table-cell table:style-name="ce43" office:value-type="float" office:value="9710537.51329" calcext:value-type="float">
            <text:p><text:s/>9,710,538 <text:s/></text:p>
          </table:table-cell>
          <table:table-cell table:style-name="ce43" office:value-type="float" office:value="293143.603477" calcext:value-type="float">
            <text:p><text:s/>293,144 <text:s/></text:p>
          </table:table-cell>
          <table:table-cell table:style-name="ce43" office:value-type="float" office:value="14377.915928" calcext:value-type="float">
            <text:p><text:s/>14,378 <text:s/></text:p>
          </table:table-cell>
          <table:table-cell table:style-name="ce43" office:value-type="float" office:value="11604.190443" calcext:value-type="float">
            <text:p><text:s/>11,604 <text:s/></text:p>
          </table:table-cell>
          <table:table-cell table:style-name="ce43"/>
          <table:table-cell table:style-name="ce43" office:value-type="float" office:value="2773.725485" calcext:value-type="float">
            <text:p><text:s/>2,774 <text:s/></text:p>
          </table:table-cell>
          <table:table-cell table:style-name="ce43" office:value-type="float" office:value="278765.687549" calcext:value-type="float">
            <text:p><text:s/>278,76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9674007.661" calcext:value-type="float">
            <text:p><text:s/>9,674,008 <text:s/></text:p>
          </table:table-cell>
          <table:table-cell table:style-name="ce43"/>
          <table:table-cell table:style-name="ce43" office:value-type="float" office:value="9674007.661" calcext:value-type="float">
            <text:p><text:s/>9,674,00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table:number-columns-repeated="3"/>
          <table:table-cell table:style-name="ce43" office:value-type="float" office:value="5049.22" calcext:value-type="float">
            <text:p><text:s/>5,049 <text:s/></text:p>
          </table:table-cell>
          <table:table-cell table:style-name="ce43" office:value-type="float" office:value="2698.22" calcext:value-type="float">
            <text:p><text:s/>2,698 <text:s/></text:p>
          </table:table-cell>
          <table:table-cell table:style-name="ce43" table:number-columns-repeated="2"/>
          <table:table-cell table:style-name="ce43" office:value-type="float" office:value="2698.22" calcext:value-type="float">
            <text:p><text:s/>2,698 <text:s/></text:p>
          </table:table-cell>
          <table:table-cell table:style-name="ce43" office:value-type="float" office:value="2351" calcext:value-type="float">
            <text:p><text:s/>2,35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11474.013171" calcext:value-type="float">
            <text:p><text:s/>11,474 <text:s/></text:p>
          </table:table-cell>
          <table:table-cell table:number-columns-repeated="2" table:style-name="ce43" office:value-type="float" office:value="53.237222" calcext:value-type="float">
            <text:p><text:s/>53 <text:s/></text:p>
          </table:table-cell>
          <table:table-cell table:style-name="ce43" table:number-columns-repeated="2"/>
          <table:table-cell table:style-name="ce43" office:value-type="float" office:value="11420.775949" calcext:value-type="float">
            <text:p><text:s/>11,42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8021.85229" calcext:value-type="float">
            <text:p><text:s/>38,022 <text:s/></text:p>
          </table:table-cell>
          <table:table-cell table:style-name="ce43" office:value-type="float" office:value="1492" calcext:value-type="float">
            <text:p><text:s/>1,492 <text:s/></text:p>
          </table:table-cell>
          <table:table-cell table:style-name="ce43" office:value-type="float" office:value="36529.85229" calcext:value-type="float">
            <text:p><text:s/>36,530 <text:s/></text:p>
          </table:table-cell>
          <table:table-cell table:style-name="ce43" office:value-type="float" office:value="276620.370306" calcext:value-type="float">
            <text:p><text:s/>276,620 <text:s/></text:p>
          </table:table-cell>
          <table:table-cell table:style-name="ce43" office:value-type="float" office:value="11626.458706" calcext:value-type="float">
            <text:p><text:s/>11,626 <text:s/></text:p>
          </table:table-cell>
          <table:table-cell table:style-name="ce43" office:value-type="float" office:value="11550.953221" calcext:value-type="float">
            <text:p><text:s/>11,551 <text:s/></text:p>
          </table:table-cell>
          <table:table-cell table:style-name="ce43"/>
          <table:table-cell table:style-name="ce43" office:value-type="float" office:value="75.505485" calcext:value-type="float">
            <text:p><text:s/>76 <text:s/></text:p>
          </table:table-cell>
          <table:table-cell table:style-name="ce43" office:value-type="float" office:value="264993.9116" calcext:value-type="float">
            <text:p><text:s/>264,99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office:value-type="float" office:value="8004.896148" calcext:value-type="float">
            <text:p><text:s/>8,005 <text:s/></text:p>
          </table:table-cell>
          <table:table-cell table:style-name="ce43"/>
          <table:table-cell table:style-name="ce43" office:value-type="float" office:value="8004.896148" calcext:value-type="float">
            <text:p><text:s/>8,005 <text:s/></text:p>
          </table:table-cell>
          <table:table-cell table:style-name="ce43" office:value-type="float" office:value="83672.868561" calcext:value-type="float">
            <text:p><text:s/>83,673 <text:s/></text:p>
          </table:table-cell>
          <table:table-cell table:number-columns-repeated="2" table:style-name="ce43" office:value-type="float" office:value="120.991953" calcext:value-type="float">
            <text:p><text:s/>121 <text:s/></text:p>
          </table:table-cell>
          <table:table-cell table:style-name="ce43" table:number-columns-repeated="2"/>
          <table:table-cell table:style-name="ce43" office:value-type="float" office:value="83551.876608" calcext:value-type="float">
            <text:p><text:s/>83,552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office:value-type="float" office:value="8004.896148" calcext:value-type="float">
            <text:p><text:s/>8,005 <text:s/></text:p>
          </table:table-cell>
          <table:table-cell table:style-name="ce44"/>
          <table:table-cell table:style-name="ce44" office:value-type="float" office:value="8004.896148" calcext:value-type="float">
            <text:p><text:s/>8,005 <text:s/></text:p>
          </table:table-cell>
          <table:table-cell table:style-name="ce44" office:value-type="float" office:value="83672.868561" calcext:value-type="float">
            <text:p><text:s/>83,673 <text:s/></text:p>
          </table:table-cell>
          <table:table-cell table:number-columns-repeated="2" table:style-name="ce44" office:value-type="float" office:value="120.991953" calcext:value-type="float">
            <text:p><text:s/>121 <text:s/></text:p>
          </table:table-cell>
          <table:table-cell table:style-name="ce44" table:number-columns-repeated="2"/>
          <table:table-cell table:style-name="ce44" office:value-type="float" office:value="83551.876608" calcext:value-type="float">
            <text:p><text:s/>83,552 <text:s/></text:p>
          </table:table-cell>
          <table:table-cell table:style-name="ce13" table:number-columns-repeated="1012"/>
        </table:table-row>
        <table:table-row table:style-name="ro5">
          <table:table-cell table:style-name="ce12" office:value-type="string" calcext:value-type="string" table:number-columns-spanned="12" table:number-rows-spanned="1">
            <text:p>說明：5.在消費端之自產天然氣即天然氣(1), 進口液化天然氣即天然氣(2)。</text:p>
          </table:table-cell>
          <table:covered-table-cell table:number-columns-repeated="11" table:style-name="ce12"/>
          <table:table-cell table:style-name="ce50" table:number-columns-repeated="2"/>
          <table:table-cell table:style-name="ce52" table:number-columns-repeated="1010"/>
        </table:table-row>
        <table:table-row table:style-name="ro5">
          <table:table-cell table:style-name="ce12" office:value-type="string" calcext:value-type="string" table:number-columns-spanned="12" table:number-rows-spanned="1">
            <text:p>　　　6.天然氣合計(公噸)=自產天然氣(千立方公尺)*8,000/9,000(熱值換算為液化天然氣當量)/1.32(換算為公噸)+液化天然氣(千立方公尺)/1.32(換算為公噸)。</text:p>
          </table:table-cell>
          <table:covered-table-cell table:number-columns-repeated="11" table:style-name="ce12"/>
          <table:table-cell table:style-name="ce50" table:number-columns-repeated="2"/>
          <table:table-cell table:style-name="ce52" table:number-columns-repeated="1010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0" table:number-columns-repeated="2"/>
          <table:table-cell table:style-name="ce52" table:number-columns-repeated="1010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2"/>
          <table:table-cell table:style-name="ce37" table:number-columns-repeated="1010"/>
        </table:table-row>
        <table:table-row table:style-name="ro6">
          <table:table-cell table:style-name="ce13"/>
          <table:table-cell table:style-name="ce4"/>
          <table:table-cell table:style-name="ce13" table:number-columns-repeated="12"/>
          <table:table-cell table:style-name="ce37" table:number-columns-repeated="1010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"/>
          <table:table-cell table:number-columns-repeated="3"/>
          <table:table-cell table:style-name="ce14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19" table:number-columns-repeated="6" table:default-cell-style-name="ce15"/>
        <table:table-column table:style-name="co6" table:default-cell-style-name="ce14"/>
        <table:table-column table:style-name="co20" table:default-cell-style-name="ce15"/>
        <table:table-column table:style-name="co9" table:number-columns-repeated="246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6-1 能源平衡表－OECD能源統計格式（原始單位）</text:p>
            </table:table-cell>
            <table:covered-table-cell table:number-columns-repeated="8" table:style-name="ce16"/>
            <table:table-cell table:style-name="ce15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10年11月</text:p>
            </table:table-cell>
            <table:covered-table-cell table:number-columns-repeated="2" table:style-name="ce2"/>
            <table:table-cell table:style-name="ce37" table:number-columns-repeated="6"/>
            <table:table-cell table:style-name="ce13"/>
            <table:table-cell table:style-name="ce37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58" office:value-type="float" office:value="46" calcext:value-type="float">
              <text:p>46</text:p>
            </table:table-cell>
            <table:table-cell table:style-name="ce58" office:value-type="float" office:value="47" calcext:value-type="float">
              <text:p>47</text:p>
            </table:table-cell>
            <table:table-cell table:style-name="ce58" office:value-type="float" office:value="48" calcext:value-type="float">
              <text:p>48</text:p>
            </table:table-cell>
            <table:table-cell table:style-name="ce58" office:value-type="float" office:value="49" calcext:value-type="float">
              <text:p>49</text:p>
            </table:table-cell>
            <table:table-cell table:style-name="ce58" office:value-type="float" office:value="50" calcext:value-type="float">
              <text:p>50</text:p>
            </table:table-cell>
            <table:table-cell table:style-name="ce58" office:value-type="float" office:value="51" calcext:value-type="float">
              <text:p>51</text:p>
            </table:table-cell>
            <table:table-cell table:style-name="ce4"/>
            <table:table-cell table:style-name="ce51" table:number-columns-repeated="1014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9" office:value-type="string" calcext:value-type="string">
              <text:p>核能</text:p>
            </table:table-cell>
            <table:table-cell table:style-name="ce59" office:value-type="string" calcext:value-type="string">
              <text:p>水力</text:p>
            </table:table-cell>
            <table:table-cell table:style-name="ce60" office:value-type="string" calcext:value-type="string">
              <text:p>地熱</text:p>
            </table:table-cell>
            <table:table-cell table:style-name="ce60" office:value-type="string" calcext:value-type="string">
              <text:p>太陽光電</text:p>
            </table:table-cell>
            <table:table-cell table:style-name="ce59" office:value-type="string" calcext:value-type="string">
              <text:p>風力</text:p>
            </table:table-cell>
            <table:table-cell table:style-name="ce59" office:value-type="string" calcext:value-type="string">
              <text:p>電力</text:p>
            </table:table-cell>
            <table:table-cell table:style-name="ce4"/>
            <table:table-cell table:style-name="ce51" table:number-columns-repeated="1014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9" table:number-columns-repeated="2"/>
            <table:table-cell table:style-name="ce60" table:number-columns-repeated="2"/>
            <table:table-cell table:style-name="ce59" table:number-columns-repeated="2"/>
            <table:table-cell table:style-name="ce4"/>
            <table:table-cell table:style-name="ce51" table:number-columns-repeated="1014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number-columns-repeated="2" table:style-name="ce39" office:value-type="string" calcext:value-type="string">
              <text:p>(千度)</text:p>
            </table:table-cell>
            <table:table-cell table:number-columns-repeated="4" table:style-name="ce53" office:value-type="string" calcext:value-type="string">
              <text:p>(千度)</text:p>
            </table:table-cell>
            <table:table-cell table:style-name="ce4"/>
            <table:table-cell table:style-name="ce51" table:number-columns-repeated="1014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number-columns-repeated="6" table:style-name="ce40" office:value-type="string" calcext:value-type="string">
              <text:p>(MWh)</text:p>
            </table:table-cell>
            <table:table-cell table:style-name="ce4"/>
            <table:table-cell table:style-name="ce51" table:number-columns-repeated="1014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6"/>
            <table:table-cell table:style-name="ce4"/>
            <table:table-cell table:style-name="ce51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/>
          <table:table-cell table:style-name="ce42" office:value-type="float" office:value="309956.994" calcext:value-type="float">
            <text:p><text:s/>309,957 <text:s/></text:p>
          </table:table-cell>
          <table:table-cell table:style-name="ce42" office:value-type="float" office:value="1859.038" calcext:value-type="float">
            <text:p><text:s/>1,859 <text:s/></text:p>
          </table:table-cell>
          <table:table-cell table:style-name="ce42" office:value-type="float" office:value="671456.494" calcext:value-type="float">
            <text:p><text:s/>671,456 <text:s/></text:p>
          </table:table-cell>
          <table:table-cell table:style-name="ce42" office:value-type="float" office:value="329858.086" calcext:value-type="float">
            <text:p><text:s/>329,858 <text:s/></text:p>
          </table:table-cell>
          <table:table-cell table:style-name="ce42"/>
          <table:table-cell table:style-name="ce13"/>
          <table:table-cell table:style-name="ce37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1439139.86" calcext:value-type="float">
            <text:p><text:s/>1,439,140 <text:s/></text:p>
          </table:table-cell>
          <table:table-cell table:style-name="ce43" table:number-columns-repeated="5"/>
          <table:table-cell table:style-name="ce13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1439139.86" calcext:value-type="float">
            <text:p><text:s/>1,439,140 <text:s/></text:p>
          </table:table-cell>
          <table:table-cell table:style-name="ce44" office:value-type="float" office:value="309956.994" calcext:value-type="float">
            <text:p><text:s/>309,957 <text:s/></text:p>
          </table:table-cell>
          <table:table-cell table:style-name="ce44" office:value-type="float" office:value="1859.038" calcext:value-type="float">
            <text:p><text:s/>1,859 <text:s/></text:p>
          </table:table-cell>
          <table:table-cell table:style-name="ce44" office:value-type="float" office:value="671456.494" calcext:value-type="float">
            <text:p><text:s/>671,456 <text:s/></text:p>
          </table:table-cell>
          <table:table-cell table:style-name="ce44" office:value-type="float" office:value="329858.086" calcext:value-type="float">
            <text:p><text:s/>329,858 <text:s/></text:p>
          </table:table-cell>
          <table:table-cell table:style-name="ce44"/>
          <table:table-cell table:style-name="ce13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table:number-columns-repeated="5"/>
          <table:table-cell table:style-name="ce44" office:value-type="float" office:value="-16502.466" calcext:value-type="float">
            <text:p><text:s/>-16,502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1439139.86" calcext:value-type="float">
            <text:p><text:s/>1,439,140 <text:s/></text:p>
          </table:table-cell>
          <table:table-cell table:style-name="ce43" office:value-type="float" office:value="560072.994" calcext:value-type="float">
            <text:p><text:s/>560,073 <text:s/></text:p>
          </table:table-cell>
          <table:table-cell table:style-name="ce43" office:value-type="float" office:value="1859.038" calcext:value-type="float">
            <text:p><text:s/>1,859 <text:s/></text:p>
          </table:table-cell>
          <table:table-cell table:style-name="ce43" office:value-type="float" office:value="671456.494" calcext:value-type="float">
            <text:p><text:s/>671,456 <text:s/></text:p>
          </table:table-cell>
          <table:table-cell table:style-name="ce43" office:value-type="float" office:value="329858.086" calcext:value-type="float">
            <text:p><text:s/>329,858 <text:s/></text:p>
          </table:table-cell>
          <table:table-cell table:style-name="ce43"/>
          <table:table-cell table:style-name="ce13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1439139.86" calcext:value-type="float">
            <text:p><text:s/>1,439,140 <text:s/></text:p>
          </table:table-cell>
          <table:table-cell table:style-name="ce43" office:value-type="float" office:value="559323.106" calcext:value-type="float">
            <text:p><text:s/>559,323 <text:s/></text:p>
          </table:table-cell>
          <table:table-cell table:style-name="ce43"/>
          <table:table-cell table:style-name="ce43" office:value-type="float" office:value="100024.904" calcext:value-type="float">
            <text:p><text:s/>100,025 <text:s/></text:p>
          </table:table-cell>
          <table:table-cell table:style-name="ce43" office:value-type="float" office:value="269028.028" calcext:value-type="float">
            <text:p><text:s/>269,028 <text:s/></text:p>
          </table:table-cell>
          <table:table-cell table:style-name="ce43"/>
          <table:table-cell table:style-name="ce13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/>
          <table:table-cell table:style-name="ce43" office:value-type="float" office:value="749.888" calcext:value-type="float">
            <text:p><text:s/>750 <text:s/></text:p>
          </table:table-cell>
          <table:table-cell table:style-name="ce43" office:value-type="float" office:value="1859.038" calcext:value-type="float">
            <text:p><text:s/>1,859 <text:s/></text:p>
          </table:table-cell>
          <table:table-cell table:style-name="ce43" office:value-type="float" office:value="571431.59" calcext:value-type="float">
            <text:p><text:s/>571,432 <text:s/></text:p>
          </table:table-cell>
          <table:table-cell table:style-name="ce43" office:value-type="float" office:value="60830.058" calcext:value-type="float">
            <text:p><text:s/>60,830 <text:s/></text:p>
          </table:table-cell>
          <table:table-cell table:style-name="ce43"/>
          <table:table-cell table:style-name="ce13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/>
          <table:table-cell table:style-name="ce43" office:value-type="float" office:value="250116" calcext:value-type="float">
            <text:p><text:s/>250,116 <text:s/></text:p>
          </table:table-cell>
          <table:table-cell table:style-name="ce43" table:number-columns-repeated="3"/>
          <table:table-cell table:style-name="ce43" office:value-type="float" office:value="22890713.912" calcext:value-type="float">
            <text:p><text:s/>22,890,714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/>
          <table:table-cell table:style-name="ce43" office:value-type="float" office:value="250116" calcext:value-type="float">
            <text:p><text:s/>250,116 <text:s/></text:p>
          </table:table-cell>
          <table:table-cell table:style-name="ce43" table:number-columns-repeated="3"/>
          <table:table-cell table:style-name="ce43" office:value-type="float" office:value="22890713.912" calcext:value-type="float">
            <text:p><text:s/>22,890,714 <text:s/></text:p>
          </table:table-cell>
          <table:table-cell table:style-name="ce13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table:number-columns-repeated="5"/>
          <table:table-cell table:style-name="ce43" office:value-type="float" office:value="1445327.62262" calcext:value-type="float">
            <text:p><text:s/>1,445,328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5"/>
          <table:table-cell table:style-name="ce43" office:value-type="float" office:value="4069.686" calcext:value-type="float">
            <text:p><text:s/>4,070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table:number-columns-repeated="5"/>
          <table:table-cell table:style-name="ce43" office:value-type="float" office:value="190392.25762" calcext:value-type="float">
            <text:p><text:s/>190,392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5"/>
          <table:table-cell table:style-name="ce43" office:value-type="float" office:value="751409.991" calcext:value-type="float">
            <text:p><text:s/>751,410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5"/>
          <table:table-cell table:style-name="ce43" office:value-type="float" office:value="296009" calcext:value-type="float">
            <text:p><text:s/>296,009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5"/>
          <table:table-cell table:style-name="ce43" office:value-type="float" office:value="165120.976" calcext:value-type="float">
            <text:p><text:s/>165,121 <text:s/></text:p>
          </table:table-cell>
          <table:table-cell table:style-name="ce13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5"/>
          <table:table-cell table:style-name="ce44" office:value-type="float" office:value="38325.712" calcext:value-type="float">
            <text:p><text:s/>38,326 <text:s/></text:p>
          </table:table-cell>
          <table:table-cell table:style-name="ce13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5"/>
          <table:table-cell table:style-name="ce45" office:value-type="float" office:value="-1235246.366" calcext:value-type="float">
            <text:p><text:s/>-1,235,246 <text:s/></text:p>
          </table:table-cell>
          <table:table-cell table:style-name="ce13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table:number-columns-repeated="5"/>
          <table:table-cell table:style-name="ce45" office:value-type="float" office:value="22697135.12138" calcext:value-type="float">
            <text:p><text:s/>22,697,135 <text:s/></text:p>
          </table:table-cell>
          <table:table-cell table:style-name="ce13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table:number-columns-repeated="5"/>
          <table:table-cell table:style-name="ce45" office:value-type="float" office:value="22697135.12138" calcext:value-type="float">
            <text:p><text:s/>22,697,135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table:number-columns-repeated="5"/>
          <table:table-cell table:style-name="ce43" office:value-type="float" office:value="13377148.612" calcext:value-type="float">
            <text:p><text:s/>13,377,149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5"/>
          <table:table-cell table:style-name="ce43" office:value-type="float" office:value="23716.816" calcext:value-type="float">
            <text:p><text:s/>23,717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table:number-columns-repeated="5"/>
          <table:table-cell table:style-name="ce43" office:value-type="float" office:value="372614.808" calcext:value-type="float">
            <text:p><text:s/>372,615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table:number-columns-repeated="5"/>
          <table:table-cell table:style-name="ce43" office:value-type="float" office:value="429884.742" calcext:value-type="float">
            <text:p><text:s/>429,885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table:number-columns-repeated="5"/>
          <table:table-cell table:style-name="ce43" office:value-type="float" office:value="13041.943" calcext:value-type="float">
            <text:p><text:s/>13,042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5"/>
          <table:table-cell table:style-name="ce43" office:value-type="float" office:value="34633.365" calcext:value-type="float">
            <text:p><text:s/>34,633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table:number-columns-repeated="5"/>
          <table:table-cell table:style-name="ce43" office:value-type="float" office:value="311829.273" calcext:value-type="float">
            <text:p><text:s/>311,829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5"/>
          <table:table-cell table:style-name="ce43" office:value-type="float" office:value="46430.958" calcext:value-type="float">
            <text:p><text:s/>46,431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table:number-columns-repeated="5"/>
          <table:table-cell table:style-name="ce43" office:value-type="float" office:value="2778121.781" calcext:value-type="float">
            <text:p><text:s/>2,778,122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table:number-columns-repeated="5"/>
          <table:table-cell table:style-name="ce43" office:value-type="float" office:value="2056149.107" calcext:value-type="float">
            <text:p><text:s/>2,056,149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table:number-columns-repeated="5"/>
          <table:table-cell table:style-name="ce46" office:value-type="float" office:value="569627.191" calcext:value-type="float">
            <text:p>( 569,627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table:number-columns-repeated="5"/>
          <table:table-cell table:style-name="ce46" office:value-type="float" office:value="1473007.021" calcext:value-type="float">
            <text:p>( 1,473,007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5"/>
          <table:table-cell table:style-name="ce46" office:value-type="float" office:value="13514.895" calcext:value-type="float">
            <text:p>( 13,515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table:number-columns-repeated="5"/>
          <table:table-cell table:style-name="ce43" office:value-type="float" office:value="286404.472" calcext:value-type="float">
            <text:p><text:s/>286,404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table:number-columns-repeated="5"/>
          <table:table-cell table:style-name="ce43" office:value-type="float" office:value="314817.253" calcext:value-type="float">
            <text:p><text:s/>314,817 <text:s/></text:p>
          </table:table-cell>
          <table:table-cell table:style-name="ce13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table:number-columns-repeated="5"/>
          <table:table-cell table:style-name="ce47" office:value-type="float" office:value="120750.949" calcext:value-type="float">
            <text:p><text:s/>120,751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table:number-columns-repeated="5"/>
          <table:table-cell table:style-name="ce43" office:value-type="float" office:value="108488.625" calcext:value-type="float">
            <text:p><text:s/>108,489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table:number-columns-repeated="5"/>
          <table:table-cell table:style-name="ce43" office:value-type="float" office:value="83458.999" calcext:value-type="float">
            <text:p><text:s/>83,459 <text:s/></text:p>
          </table:table-cell>
          <table:table-cell table:style-name="ce13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table:number-columns-repeated="5"/>
          <table:table-cell table:style-name="ce47" office:value-type="float" office:value="467172.528" calcext:value-type="float">
            <text:p><text:s/>467,173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table:number-columns-repeated="5"/>
          <table:table-cell table:style-name="ce43" office:value-type="float" office:value="481510.322" calcext:value-type="float">
            <text:p><text:s/>481,510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table:number-columns-repeated="5"/>
          <table:table-cell table:style-name="ce43" office:value-type="float" office:value="160916.092" calcext:value-type="float">
            <text:p><text:s/>160,916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table:number-columns-repeated="5"/>
          <table:table-cell table:style-name="ce43" office:value-type="float" office:value="320594.23" calcext:value-type="float">
            <text:p><text:s/>320,594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5"/>
          <table:table-cell table:style-name="ce46" office:value-type="float" office:value="34138.725" calcext:value-type="float">
            <text:p>( 34,139 <text:s/>)</text:p>
          </table:table-cell>
          <table:table-cell table:style-name="ce13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5"/>
          <table:table-cell table:style-name="ce48" office:value-type="float" office:value="237764.247" calcext:value-type="float">
            <text:p>( 237,764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table:number-columns-repeated="5"/>
          <table:table-cell table:style-name="ce43" office:value-type="float" office:value="1638540.571" calcext:value-type="float">
            <text:p><text:s/>1,638,541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table:number-columns-repeated="5"/>
          <table:table-cell table:style-name="ce43" office:value-type="float" office:value="1433005.458" calcext:value-type="float">
            <text:p><text:s/>1,433,005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table:number-columns-repeated="5"/>
          <table:table-cell table:style-name="ce43" office:value-type="float" office:value="205535.113" calcext:value-type="float">
            <text:p><text:s/>205,535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5"/>
          <table:table-cell table:style-name="ce46" office:value-type="float" office:value="78156.666" calcext:value-type="float">
            <text:p>( 78,157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table:number-columns-repeated="5"/>
          <table:table-cell table:style-name="ce43" office:value-type="float" office:value="636242.898" calcext:value-type="float">
            <text:p><text:s/>636,243 <text:s/></text:p>
          </table:table-cell>
          <table:table-cell table:style-name="ce13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5"/>
          <table:table-cell table:style-name="ce47" office:value-type="float" office:value="244793.642" calcext:value-type="float">
            <text:p><text:s/>244,794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table:number-columns-repeated="5"/>
          <table:table-cell table:style-name="ce43" office:value-type="float" office:value="5015090.079" calcext:value-type="float">
            <text:p><text:s/>5,015,090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5"/>
          <table:table-cell table:style-name="ce46" office:value-type="float" office:value="4624017.26" calcext:value-type="float">
            <text:p>( 4,624,017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5"/>
          <table:table-cell table:style-name="ce43" office:value-type="float" office:value="173015.628" calcext:value-type="float">
            <text:p><text:s/>173,016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5"/>
          <table:table-cell table:style-name="ce43" office:value-type="float" office:value="95115.569" calcext:value-type="float">
            <text:p><text:s/>95,116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table:number-columns-repeated="5"/>
          <table:table-cell table:style-name="ce43" office:value-type="float" office:value="104054.702" calcext:value-type="float">
            <text:p><text:s/>104,055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5"/>
          <table:table-cell table:style-name="ce43" office:value-type="float" office:value="213761.413" calcext:value-type="float">
            <text:p><text:s/>213,761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5"/>
          <table:table-cell table:style-name="ce43" office:value-type="float" office:value="105629.95" calcext:value-type="float">
            <text:p><text:s/>105,630 <text:s/></text:p>
          </table:table-cell>
          <table:table-cell table:style-name="ce13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5"/>
          <table:table-cell table:style-name="ce43" office:value-type="float" office:value="118814.69838" calcext:value-type="float">
            <text:p><text:s/>118,815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5"/>
          <table:table-cell table:style-name="ce43" office:value-type="float" office:value="116707.817" calcext:value-type="float">
            <text:p><text:s/>116,70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5"/>
          <table:table-cell table:style-name="ce43" office:value-type="float" office:value="2106.88138" calcext:value-type="float">
            <text:p><text:s/>2,107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5"/>
          <table:table-cell table:style-name="ce43" office:value-type="float" office:value="275776.199" calcext:value-type="float">
            <text:p><text:s/>275,776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5"/>
          <table:table-cell table:style-name="ce43" office:value-type="float" office:value="187388.428" calcext:value-type="float">
            <text:p><text:s/>187,388 <text:s/></text:p>
          </table:table-cell>
          <table:table-cell table:style-name="ce13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5"/>
          <table:table-cell table:style-name="ce44" office:value-type="float" office:value="88387.771" calcext:value-type="float">
            <text:p><text:s/>88,38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table:number-columns-repeated="5"/>
          <table:table-cell table:style-name="ce43" office:value-type="float" office:value="3988858.0806" calcext:value-type="float">
            <text:p><text:s/>3,988,85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5"/>
          <table:table-cell table:style-name="ce43" office:value-type="float" office:value="984973.468" calcext:value-type="float">
            <text:p><text:s/>984,973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5"/>
          <table:table-cell table:style-name="ce43" office:value-type="float" office:value="636316.688" calcext:value-type="float">
            <text:p><text:s/>636,317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5"/>
          <table:table-cell table:style-name="ce43" office:value-type="float" office:value="163233.503" calcext:value-type="float">
            <text:p><text:s/>163,234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5"/>
          <table:table-cell table:style-name="ce43" office:value-type="float" office:value="106552.721" calcext:value-type="float">
            <text:p><text:s/>106,553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5"/>
          <table:table-cell table:style-name="ce43" office:value-type="float" office:value="213213.219" calcext:value-type="float">
            <text:p><text:s/>213,213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5"/>
          <table:table-cell table:style-name="ce43" office:value-type="float" office:value="195433.752" calcext:value-type="float">
            <text:p><text:s/>195,434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5"/>
          <table:table-cell table:style-name="ce43" office:value-type="float" office:value="149418.17" calcext:value-type="float">
            <text:p><text:s/>149,41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table:number-columns-repeated="5"/>
          <table:table-cell table:style-name="ce43" office:value-type="float" office:value="764028.258" calcext:value-type="float">
            <text:p><text:s/>764,02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table:number-columns-repeated="5"/>
          <table:table-cell table:style-name="ce43" office:value-type="float" office:value="372991.7836" calcext:value-type="float">
            <text:p><text:s/>372,992 <text:s/></text:p>
          </table:table-cell>
          <table:table-cell table:style-name="ce13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table:number-columns-repeated="5"/>
          <table:table-cell table:style-name="ce44" office:value-type="float" office:value="402696.518" calcext:value-type="float">
            <text:p><text:s/>402,697 <text:s/></text:p>
          </table:table-cell>
          <table:table-cell table:style-name="ce13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5"/>
          <table:table-cell table:style-name="ce45" office:value-type="float" office:value="4936537.5314" calcext:value-type="float">
            <text:p><text:s/>4,936,53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1439139.86" calcext:value-type="float">
            <text:p><text:s/>1,439,140 <text:s/></text:p>
          </table:table-cell>
          <table:table-cell table:style-name="ce43" office:value-type="float" office:value="560072.994" calcext:value-type="float">
            <text:p><text:s/>560,073 <text:s/></text:p>
          </table:table-cell>
          <table:table-cell table:style-name="ce43" office:value-type="float" office:value="1859.038" calcext:value-type="float">
            <text:p><text:s/>1,859 <text:s/></text:p>
          </table:table-cell>
          <table:table-cell table:style-name="ce43" office:value-type="float" office:value="671456.494" calcext:value-type="float">
            <text:p><text:s/>671,456 <text:s/></text:p>
          </table:table-cell>
          <table:table-cell table:style-name="ce43" office:value-type="float" office:value="329858.086" calcext:value-type="float">
            <text:p><text:s/>329,858 <text:s/></text:p>
          </table:table-cell>
          <table:table-cell table:style-name="ce43"/>
          <table:table-cell table:style-name="ce13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1439139.86" calcext:value-type="float">
            <text:p><text:s/>1,439,140 <text:s/></text:p>
          </table:table-cell>
          <table:table-cell table:style-name="ce43" office:value-type="float" office:value="559323.106" calcext:value-type="float">
            <text:p><text:s/>559,323 <text:s/></text:p>
          </table:table-cell>
          <table:table-cell table:style-name="ce43"/>
          <table:table-cell table:style-name="ce43" office:value-type="float" office:value="100024.904" calcext:value-type="float">
            <text:p><text:s/>100,025 <text:s/></text:p>
          </table:table-cell>
          <table:table-cell table:style-name="ce43" office:value-type="float" office:value="269028.028" calcext:value-type="float">
            <text:p><text:s/>269,028 <text:s/></text:p>
          </table:table-cell>
          <table:table-cell table:style-name="ce43"/>
          <table:table-cell table:style-name="ce13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/>
          <table:table-cell table:style-name="ce43" office:value-type="float" office:value="749.888" calcext:value-type="float">
            <text:p><text:s/>750 <text:s/></text:p>
          </table:table-cell>
          <table:table-cell table:style-name="ce43" office:value-type="float" office:value="1859.038" calcext:value-type="float">
            <text:p><text:s/>1,859 <text:s/></text:p>
          </table:table-cell>
          <table:table-cell table:style-name="ce43" office:value-type="float" office:value="571431.59" calcext:value-type="float">
            <text:p><text:s/>571,432 <text:s/></text:p>
          </table:table-cell>
          <table:table-cell table:style-name="ce43" office:value-type="float" office:value="60830.058" calcext:value-type="float">
            <text:p><text:s/>60,830 <text:s/></text:p>
          </table:table-cell>
          <table:table-cell table:style-name="ce43"/>
          <table:table-cell table:style-name="ce13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5">
          <table:table-cell table:style-name="ce12" office:value-type="string" calcext:value-type="string" table:number-columns-spanned="9" table:number-rows-spanned="1">
            <text:p>說明：7.水力之轉變產出為抽蓄水力毛發電量。</text:p>
          </table:table-cell>
          <table:covered-table-cell table:number-columns-repeated="8" table:style-name="ce12"/>
          <table:table-cell table:style-name="ce52" table:number-columns-repeated="1015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12"/>
          <table:table-cell table:style-name="ce52" table:number-columns-repeated="1015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12"/>
          <table:table-cell table:style-name="ce52" table:number-columns-repeated="1015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7"/>
          <table:table-cell table:style-name="ce37" table:number-columns-repeated="1015"/>
        </table:table-row>
        <table:table-row table:style-name="ro6">
          <table:table-cell table:style-name="ce13"/>
          <table:table-cell table:style-name="ce4"/>
          <table:table-cell table:style-name="ce13" table:number-columns-repeated="7"/>
          <table:table-cell table:style-name="ce37" table:number-columns-repeated="1015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7"/>
          <table:table-cell/>
          <table:table-cell table:style-name="ce14" table:number-columns-repeated="1014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21" table:number-columns-repeated="4" table:default-cell-style-name="ce15"/>
        <table:table-column table:style-name="co22" table:default-cell-style-name="ce15"/>
        <table:table-column table:style-name="co6" table:default-cell-style-name="ce15"/>
        <table:table-column table:style-name="co23" table:default-cell-style-name="ce15"/>
        <table:table-column table:style-name="co9" table:number-columns-repeated="247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6-1 能源平衡表－OECD能源統計格式（原始單位）</text:p>
            </table:table-cell>
            <table:covered-table-cell table:number-columns-repeated="7" table:style-name="ce16"/>
            <table:table-cell table:number-columns-repeated="1016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10年11月</text:p>
            </table:table-cell>
            <table:covered-table-cell table:number-columns-repeated="2" table:style-name="ce2"/>
            <table:table-cell table:style-name="ce37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58" table:number-columns-repeated="2"/>
            <table:table-cell table:style-name="ce62"/>
            <table:table-cell table:style-name="ce51" table:number-columns-repeated="1016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9" office:value-type="string" calcext:value-type="string">
              <text:p>太陽熱能</text:p>
            </table:table-cell>
            <table:table-cell table:style-name="ce59" office:value-type="string" calcext:value-type="string">
              <text:p>熱能</text:p>
            </table:table-cell>
            <table:table-cell table:style-name="ce59" table:number-columns-repeated="2"/>
            <table:table-cell table:style-name="ce39"/>
            <table:table-cell table:style-name="ce51" table:number-columns-repeated="1016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61" table:number-columns-repeated="4"/>
            <table:table-cell table:style-name="ce53"/>
            <table:table-cell table:style-name="ce51" table:number-columns-repeated="1016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3" office:value-type="string" calcext:value-type="string">
              <text:p>(公秉油當量)</text:p>
            </table:table-cell>
            <table:table-cell table:style-name="ce39" office:value-type="string" calcext:value-type="string">
              <text:p>(公噸)</text:p>
            </table:table-cell>
            <table:table-cell table:style-name="ce39" table:number-columns-repeated="3"/>
            <table:table-cell table:style-name="ce51" table:number-columns-repeated="1016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40" office:value-type="string" calcext:value-type="string">
              <text:p>(KLOE)</text:p>
            </table:table-cell>
            <table:table-cell table:style-name="ce40" office:value-type="string" calcext:value-type="string">
              <text:p>(MT)</text:p>
            </table:table-cell>
            <table:table-cell table:style-name="ce40" table:number-columns-repeated="2"/>
            <table:table-cell table:style-name="ce39"/>
            <table:table-cell table:style-name="ce51" table:number-columns-repeated="1016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4"/>
            <table:table-cell table:style-name="ce63"/>
            <table:table-cell table:style-name="ce51" table:number-columns-repeated="1016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office:value-type="float" office:value="8166" calcext:value-type="float">
            <text:p><text:s/>8,166 <text:s/></text:p>
          </table:table-cell>
          <table:table-cell table:style-name="ce42" table:number-columns-repeated="3"/>
          <table:table-cell table:style-name="ce64"/>
          <table:table-cell table:style-name="ce37" table:number-columns-repeated="1016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8166" calcext:value-type="float">
            <text:p><text:s/>8,166 <text:s/></text:p>
          </table:table-cell>
          <table:table-cell table:style-name="ce44" table:number-columns-repeated="3"/>
          <table:table-cell table:style-name="ce66"/>
          <table:table-cell table:style-name="ce13" table:number-columns-repeated="1016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table:number-columns-repeated="4"/>
          <table:table-cell table:style-name="ce66"/>
          <table:table-cell table:style-name="ce13" table:number-columns-repeated="1016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table:number-columns-repeated="4"/>
          <table:table-cell table:style-name="ce66"/>
          <table:table-cell table:style-name="ce13" table:number-columns-repeated="1016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/>
          <table:table-cell table:style-name="ce43" office:value-type="float" office:value="2633169.14" calcext:value-type="float">
            <text:p><text:s/>2,633,169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/>
          <table:table-cell table:style-name="ce43" office:value-type="float" office:value="2633169.14" calcext:value-type="float">
            <text:p><text:s/>2,633,169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4"/>
          <table:table-cell table:style-name="ce66"/>
          <table:table-cell table:style-name="ce13" table:number-columns-repeated="1016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/>
          <table:table-cell table:style-name="ce43" office:value-type="float" office:value="604973.084" calcext:value-type="float">
            <text:p><text:s/>604,973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/>
          <table:table-cell table:style-name="ce43" office:value-type="float" office:value="516578.084" calcext:value-type="float">
            <text:p><text:s/>516,578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/>
          <table:table-cell table:style-name="ce43" office:value-type="float" office:value="88395" calcext:value-type="float">
            <text:p><text:s/>88,395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4"/>
          <table:table-cell table:style-name="ce66"/>
          <table:table-cell table:style-name="ce13" table:number-columns-repeated="1016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4"/>
          <table:table-cell table:style-name="ce67"/>
          <table:table-cell table:style-name="ce13" table:number-columns-repeated="1016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8166" calcext:value-type="float">
            <text:p><text:s/>8,166 <text:s/></text:p>
          </table:table-cell>
          <table:table-cell table:style-name="ce45" office:value-type="float" office:value="2028196.056" calcext:value-type="float">
            <text:p><text:s/>2,028,196 <text:s/></text:p>
          </table:table-cell>
          <table:table-cell table:style-name="ce45" table:number-columns-repeated="2"/>
          <table:table-cell table:style-name="ce67"/>
          <table:table-cell table:style-name="ce13" table:number-columns-repeated="1016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8166" calcext:value-type="float">
            <text:p><text:s/>8,166 <text:s/></text:p>
          </table:table-cell>
          <table:table-cell table:style-name="ce45" office:value-type="float" office:value="2028196.056" calcext:value-type="float">
            <text:p><text:s/>2,028,196 <text:s/></text:p>
          </table:table-cell>
          <table:table-cell table:style-name="ce45" table:number-columns-repeated="2"/>
          <table:table-cell table:style-name="ce67"/>
          <table:table-cell table:style-name="ce13" table:number-columns-repeated="1016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/>
          <table:table-cell table:style-name="ce43" office:value-type="float" office:value="2028196.056" calcext:value-type="float">
            <text:p><text:s/>2,028,196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/>
          <table:table-cell table:style-name="ce43" office:value-type="float" office:value="27835.1" calcext:value-type="float">
            <text:p><text:s/>27,835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/>
          <table:table-cell table:style-name="ce43" office:value-type="float" office:value="60136.82" calcext:value-type="float">
            <text:p><text:s/>60,137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/>
          <table:table-cell table:style-name="ce43" office:value-type="float" office:value="7397.62" calcext:value-type="float">
            <text:p><text:s/>7,398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/>
          <table:table-cell table:style-name="ce43" office:value-type="float" office:value="1811714.436" calcext:value-type="float">
            <text:p><text:s/>1,811,714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/>
          <table:table-cell table:style-name="ce43" office:value-type="float" office:value="1696758.206" calcext:value-type="float">
            <text:p><text:s/>1,696,758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/>
          <table:table-cell table:style-name="ce46" office:value-type="float" office:value="349834.01" calcext:value-type="float">
            <text:p>( 349,834 <text:s/>)</text:p>
          </table:table-cell>
          <table:table-cell table:style-name="ce46" table:number-columns-repeated="2"/>
          <table:table-cell table:style-name="ce68"/>
          <table:table-cell table:style-name="ce13" table:number-columns-repeated="1016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/>
          <table:table-cell table:style-name="ce46" office:value-type="float" office:value="1346924.196" calcext:value-type="float">
            <text:p>( 1,346,924 <text:s/>)</text:p>
          </table:table-cell>
          <table:table-cell table:style-name="ce46" table:number-columns-repeated="2"/>
          <table:table-cell table:style-name="ce68"/>
          <table:table-cell table:style-name="ce13" table:number-columns-repeated="1016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4"/>
          <table:table-cell table:style-name="ce68"/>
          <table:table-cell table:style-name="ce13" table:number-columns-repeated="1016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/>
          <table:table-cell table:style-name="ce43" office:value-type="float" office:value="92540" calcext:value-type="float">
            <text:p><text:s/>92,540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/>
          <table:table-cell table:style-name="ce43" office:value-type="float" office:value="314.23" calcext:value-type="float">
            <text:p><text:s/>314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/>
          <table:table-cell table:style-name="ce47" office:value-type="float" office:value="22102" calcext:value-type="float">
            <text:p><text:s/>22,102 <text:s/></text:p>
          </table:table-cell>
          <table:table-cell table:style-name="ce47" table:number-columns-repeated="2"/>
          <table:table-cell table:style-name="ce69"/>
          <table:table-cell table:style-name="ce13" table:number-columns-repeated="1016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/>
          <table:table-cell table:style-name="ce43" office:value-type="float" office:value="8206" calcext:value-type="float">
            <text:p><text:s/>8,206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/>
          <table:table-cell table:style-name="ce47" office:value-type="float" office:value="61320.86" calcext:value-type="float">
            <text:p><text:s/>61,321 <text:s/></text:p>
          </table:table-cell>
          <table:table-cell table:style-name="ce47" table:number-columns-repeated="2"/>
          <table:table-cell table:style-name="ce69"/>
          <table:table-cell table:style-name="ce13" table:number-columns-repeated="1016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4"/>
          <table:table-cell table:style-name="ce68"/>
          <table:table-cell table:style-name="ce13" table:number-columns-repeated="1016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4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/>
          <table:table-cell table:style-name="ce43" office:value-type="float" office:value="10365" calcext:value-type="float">
            <text:p><text:s/>10,365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/>
          <table:table-cell table:style-name="ce43" office:value-type="float" office:value="4769" calcext:value-type="float">
            <text:p><text:s/>4,769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/>
          <table:table-cell table:style-name="ce43" office:value-type="float" office:value="5596" calcext:value-type="float">
            <text:p><text:s/>5,596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/>
          <table:table-cell table:style-name="ce46" office:value-type="float" office:value="5596" calcext:value-type="float">
            <text:p>( 5,596 <text:s/>)</text:p>
          </table:table-cell>
          <table:table-cell table:style-name="ce46" table:number-columns-repeated="2"/>
          <table:table-cell table:style-name="ce68"/>
          <table:table-cell table:style-name="ce13" table:number-columns-repeated="1016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/>
          <table:table-cell table:style-name="ce43" office:value-type="float" office:value="1300.32" calcext:value-type="float">
            <text:p><text:s/>1,300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4"/>
          <table:table-cell table:style-name="ce69"/>
          <table:table-cell table:style-name="ce13" table:number-columns-repeated="1016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/>
          <table:table-cell table:style-name="ce43" office:value-type="float" office:value="39694.9" calcext:value-type="float">
            <text:p><text:s/>39,695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/>
          <table:table-cell table:style-name="ce46" office:value-type="float" office:value="39694.9" calcext:value-type="float">
            <text:p>( 39,695 <text:s/>)</text:p>
          </table:table-cell>
          <table:table-cell table:style-name="ce46" table:number-columns-repeated="2"/>
          <table:table-cell table:style-name="ce68"/>
          <table:table-cell table:style-name="ce13" table:number-columns-repeated="1016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/>
          <table:table-cell table:style-name="ce43" office:value-type="float" office:value="225" calcext:value-type="float">
            <text:p><text:s/>225 <text:s/></text:p>
          </table:table-cell>
          <table:table-cell table:style-name="ce43" table:number-columns-repeated="2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4"/>
          <table:table-cell table:style-name="ce66"/>
          <table:table-cell table:style-name="ce13" table:number-columns-repeated="1016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4"/>
          <table:table-cell table:style-name="ce66"/>
          <table:table-cell table:style-name="ce13" table:number-columns-repeated="1016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4"/>
          <table:table-cell table:style-name="ce66"/>
          <table:table-cell table:style-name="ce13" table:number-columns-repeated="1016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office:value-type="float" office:value="244.98" calcext:value-type="float">
            <text:p><text:s/>245 <text:s/></text:p>
          </table:table-cell>
          <table:table-cell table:style-name="ce43" table:number-columns-repeated="3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office:value-type="float" office:value="244.98" calcext:value-type="float">
            <text:p><text:s/>245 <text:s/></text:p>
          </table:table-cell>
          <table:table-cell table:style-name="ce43" table:number-columns-repeated="3"/>
          <table:table-cell table:style-name="ce65"/>
          <table:table-cell table:style-name="ce13" table:number-columns-repeated="1016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table:number-columns-repeated="4"/>
          <table:table-cell table:style-name="ce66"/>
          <table:table-cell table:style-name="ce13" table:number-columns-repeated="1016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office:value-type="float" office:value="7921.02" calcext:value-type="float">
            <text:p><text:s/>7,921 <text:s/></text:p>
          </table:table-cell>
          <table:table-cell table:style-name="ce45" table:number-columns-repeated="3"/>
          <table:table-cell table:style-name="ce67"/>
          <table:table-cell table:style-name="ce13" table:number-columns-repeated="1016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4"/>
          <table:table-cell table:style-name="ce68"/>
          <table:table-cell table:style-name="ce13" table:number-columns-repeated="1016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4"/>
          <table:table-cell table:style-name="ce66"/>
          <table:table-cell table:style-name="ce13" table:number-columns-repeated="1016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4"/>
          <table:table-cell table:style-name="ce71"/>
          <table:table-cell table:style-name="ce13" table:number-columns-repeated="1016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table:number-columns-repeated="4"/>
          <table:table-cell table:style-name="ce65"/>
          <table:table-cell table:style-name="ce13" table:number-columns-repeated="1016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table:number-columns-repeated="4"/>
          <table:table-cell table:style-name="ce66"/>
          <table:table-cell table:style-name="ce13" table:number-columns-repeated="1016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12"/>
          <table:table-cell table:style-name="ce52" table:number-columns-repeated="1015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12"/>
          <table:table-cell table:style-name="ce52" table:number-columns-repeated="1015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12"/>
          <table:table-cell table:style-name="ce52" table:number-columns-repeated="1015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7"/>
          <table:table-cell table:style-name="ce37" table:number-columns-repeated="1015"/>
        </table:table-row>
        <table:table-row table:style-name="ro6">
          <table:table-cell table:style-name="ce13"/>
          <table:table-cell table:style-name="ce4"/>
          <table:table-cell table:style-name="ce13" table:number-columns-repeated="7"/>
          <table:table-cell table:style-name="ce37" table:number-columns-repeated="1015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6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69">
      <number:text>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70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70">
      <number:text> </number:text>
      <style:map style:condition="value()&gt;0" style:apply-style-name="N170P0"/>
      <style:map style:condition="value()&lt;0" style:apply-style-name="N17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first-page-number="continue" style:scale-to="100%" style:writing-mode="lr-tb"/>
      <style:header-style>
        <style:header-footer-properties fo:min-height="7.5mm" fo:margin-left="9mm" fo:margin-right="14.01mm" fo:margin-bottom="0mm"/>
      </style:header-style>
      <style:footer-style>
        <style:header-footer-properties fo:min-height="7.5mm" fo:margin-left="9mm" fo:margin-right="14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能源平衡表-OECD能源統計格式(原始單位)(月)</dc:title>
    <dc:subject>能源平衡表-OECD能源統計格式(原始單位)(月)</dc:subject>
    <meta:keyword>能源統計月報</meta:keyword>
    <dc:description>能源平衡表-OECD能源統計格式(原始單位)(月)</dc:description>
    <meta:initial-creator>國際合作與能源統計科</meta:initial-creator>
    <meta:creation-date>2012-04-06T11:47:26</meta:creation-date>
    <dc:creator>方文秀</dc:creator>
    <dc:date>2021-12-29T20:20:31</dc:date>
    <meta:print-date>2018-05-14T11:22:32</meta:print-date>
    <meta:document-statistic meta:table-count="7" meta:cell-count="3031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